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Kartika" svg:font-family="Kartika" style:font-family-generic="roman" style:font-pitch="variable" svg:panose-1="2 2 5 3 3 4 4 6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14" style:parent-style-name="Standard" style:family="paragraph">
      <style:paragraph-properties fo:text-align="center"/>
    </style:style>
    <style:style style:name="T1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7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7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7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7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8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8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8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0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9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9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9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148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14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1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06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0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0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6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66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70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7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7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31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31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3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370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37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37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37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376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37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3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3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3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6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3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38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3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4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4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44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6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4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48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IMPLEMENTATION</text:p>
      <text:p text:style-name="P2">/*Name:BHAGYA A JAI</text:p>
      <text:p text:style-name="P3">Roll no:B21CSB18</text:p>
      <text:p text:style-name="P4">Name of Experiment:LINEAR SEARCH*/</text:p>
      <text:p text:style-name="Standard">#include&lt;stdio.h&gt;</text:p>
      <text:p text:style-name="Standard">int main()</text:p>
      <text:p text:style-name="Standard">{<text:tab/>int a[20],i,n,x,flag=0,c=0,it=0;</text:p>
      <text:p text:style-name="Standard"><text:tab/>printf("Enter the number of elements in the array\n");</text:p>
      <text:p text:style-name="Standard"><text:tab/>scanf("%d",&amp;n);</text:p>
      <text:p text:style-name="Standard"><text:tab/>printf("Enter the elements\n");</text:p>
      <text:p text:style-name="Standard"><text:tab/>for(i=1;i&lt;=n;i++)</text:p>
      <text:p text:style-name="Standard"><text:tab/>scanf("%d",&amp;a[i]);</text:p>
      <text:p text:style-name="Standard"><text:tab/>printf("The array under consideration is\n");</text:p>
      <text:p text:style-name="Standard"><text:tab/>for(i=1;i&lt;=n;i++)</text:p>
      <text:p text:style-name="Standard"><text:tab/>printf("%d\t",a[i]);</text:p>
      <text:p text:style-name="Standard"><text:tab/>printf("\nEnter the element to be searched\n");</text:p>
      <text:p text:style-name="Standard"><text:tab/>scanf("%d",&amp;x);</text:p>
      <text:p text:style-name="Standard"><text:tab/>for(i=1;i&lt;=n;i++)</text:p>
      <text:p text:style-name="Standard"><text:tab/>{ <text:s/>c++;</text:p>
      <text:p text:style-name="Standard"><text:tab/><text:s text:c="3"/>if(x==a[i])</text:p>
      <text:p text:style-name="Standard"><text:tab/><text:s text:c="4"/>{ printf("Item %d found at position %d\n",x,i);</text:p>
      <text:p text:style-name="Standard"><text:tab/><text:s text:c="6"/>flag=1;</text:p>
      <text:p text:style-name="Standard"><text:tab/><text:s text:c="6"/>break;</text:p>
      <text:p text:style-name="Standard"><text:tab/><text:s text:c="4"/>}</text:p>
      <text:p text:style-name="Standard"><text:tab/>}</text:p>
      <text:p text:style-name="Standard"><text:tab/>if(flag==0)</text:p>
      <text:p text:style-name="Standard"><text:tab/>{ printf("Item not found\n");</text:p>
      <text:p text:style-name="Standard"><text:tab/>}</text:p>
      <text:p text:style-name="Standard"><text:tab/>printf("Number of comparisons = %d \n",c);</text:p>
      <text:p text:style-name="Standard">return 0;</text:p>
      <text:p text:style-name="Standard">}</text:p>
      <text:p text:style-name="P5">OUTPUT</text:p>
      <text:p text:style-name="Standard">Enter the number of elements in the array</text:p>
      <text:p text:style-name="Standard">6</text:p>
      <text:p text:style-name="Standard">Enter the elements</text:p>
      <text:p text:style-name="Standard">3 9 5 7 2 8</text:p>
      <text:p text:style-name="Standard">The array under consideration is</text:p>
      <text:p text:style-name="Standard">3<text:tab/>9<text:tab/>5<text:tab/>7<text:tab/>2<text:tab/>8<text:tab/></text:p>
      <text:p text:style-name="Standard">Enter the element to be searched</text:p>
      <text:p text:style-name="Standard">7</text:p>
      <text:p text:style-name="Standard">Item 7 found at position 4</text:p>
      <text:p text:style-name="Standard">Number of comparisons = 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6">IMPLEMENTATION</text:p>
      <text:p text:style-name="P7">/*Name:BHAGYA A JAI</text:p>
      <text:p text:style-name="P8">Roll no:B21CSB18</text:p>
      <text:p text:style-name="P9">Name of Experiment:BINARY SEARCH*/</text:p>
      <text:p text:style-name="Standard">#include&lt;stdio.h&gt;</text:p>
      <text:p text:style-name="Standard">int main()</text:p>
      <text:p text:style-name="Standard">{<text:tab/>int a[50],n,r=0,flag=0,count=0,mid,x,i=0;</text:p>
      <text:p text:style-name="Standard"><text:tab/>printf("Enter the size of array\n");</text:p>
      <text:p text:style-name="Standard"><text:s/><text:tab/>scanf("%d",&amp;n);</text:p>
      <text:p text:style-name="Standard"><text:s/><text:tab/>printf("Enter the array elements in ascending order\n");</text:p>
      <text:p text:style-name="Standard"><text:s/><text:tab/>for(i=0;i&lt;n;i++)</text:p>
      <text:p text:style-name="Standard"><text:s/><text:tab/>scanf("%d",&amp;a[i]);</text:p>
      <text:p text:style-name="Standard"><text:s/><text:tab/>printf("Enter the element to be searched\n");</text:p>
      <text:p text:style-name="Standard"><text:s/><text:tab/>scanf("%d",&amp;x);</text:p>
      <text:p text:style-name="Standard"><text:s/><text:tab/>while(n&gt;=r)</text:p>
      <text:p text:style-name="Standard"><text:s/><text:tab/>{ mid=(n+r)/2;</text:p>
      <text:p text:style-name="Standard"><text:s/><text:tab/><text:s text:c="2"/>if(a[mid]==x)</text:p>
      <text:p text:style-name="Standard"><text:s/><text:tab/><text:s text:c="3"/>{ flag++;</text:p>
      <text:p text:style-name="Standard"><text:s/><text:tab/><text:s text:c="5"/>count++;</text:p>
      <text:p text:style-name="Standard"><text:s/><text:tab/><text:s text:c="5"/>break;</text:p>
      <text:p text:style-name="Standard"><text:s/><text:tab/><text:s text:c="3"/>}</text:p>
      <text:p text:style-name="Standard"><text:s/><text:tab/><text:s text:c="2"/>if(a[mid]&gt;x)</text:p>
      <text:p text:style-name="Standard"><text:s/><text:tab/><text:s text:c="3"/>{ n=mid-1;</text:p>
      <text:p text:style-name="Standard"><text:s/><text:tab/><text:s text:c="5"/>count++;</text:p>
      <text:p text:style-name="Standard"><text:s/><text:tab/><text:s text:c="5"/>continue;</text:p>
      <text:p text:style-name="Standard"><text:s/><text:tab/><text:s text:c="3"/>}</text:p>
      <text:p text:style-name="Standard"><text:s/><text:tab/><text:s text:c="2"/>if(a[mid]&lt;x)</text:p>
      <text:p text:style-name="Standard"><text:s/><text:tab/><text:s text:c="3"/>{ r=mid+1;</text:p>
      <text:p text:style-name="Standard"><text:s/><text:tab/><text:s text:c="5"/>count++;</text:p>
      <text:p text:style-name="Standard"><text:s/><text:tab/><text:s text:c="5"/>continue;</text:p>
      <text:p text:style-name="Standard"><text:s/><text:tab/><text:s text:c="3"/>}</text:p>
      <text:p text:style-name="Standard"><text:s/><text:tab/>}</text:p>
      <text:p text:style-name="Standard"><text:s/><text:tab/>printf("Number of comparisons = %d\n",count);</text:p>
      <text:p text:style-name="Standard"><text:tab/>if(flag==0)</text:p>
      <text:p text:style-name="Standard"><text:tab/>printf("Not found\n");</text:p>
      <text:p text:style-name="Standard"><text:tab/>else</text:p>
      <text:p text:style-name="Standard"><text:tab/>printf("Found at position %d\n",mid+1);</text:p>
      <text:p text:style-name="Standard"><text:tab/>return 0;</text:p>
      <text:p text:style-name="Standard">}</text:p>
      <text:p text:style-name="P10">OUTPUT</text:p>
      <text:p text:style-name="Standard">Enter the size of array</text:p>
      <text:p text:style-name="Standard">6</text:p>
      <text:p text:style-name="Standard">Enter the array elements in ascending order</text:p>
      <text:p text:style-name="Standard">1 3 5 7 9 12</text:p>
      <text:p text:style-name="Standard">Enter the element to be searched</text:p>
      <text:p text:style-name="Standard">9</text:p>
      <text:p text:style-name="Standard">Number of comparisons = 3</text:p>
      <text:p text:style-name="Standard">Found at position 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1">IMPLEMENTATION</text:p>
      <text:p text:style-name="P12">/*Name:BHAGYA A JAI</text:p>
      <text:p text:style-name="P13">Roll no:B21CSB18</text:p>
      <text:p text:style-name="P14"><text:span text:style-name="T15">Name of Experiment:SELECTION SORT*/</text:span></text:p>
      <text:p text:style-name="Standard">#include&lt;stdio.h&gt;</text:p>
      <text:p text:style-name="Standard">int main()</text:p>
      <text:p text:style-name="Standard">{<text:tab/>int a[50],n,min,temp,count=0,flag=0,i,j;</text:p>
      <text:p text:style-name="Standard"><text:s/><text:tab/>printf("Enter the size of array\n");</text:p>
      <text:p text:style-name="Standard"><text:s/><text:tab/>scanf("%d",&amp;n);</text:p>
      <text:p text:style-name="Standard"><text:s/><text:tab/>printf("Enter the array elements\n");</text:p>
      <text:p text:style-name="Standard"><text:s/><text:tab/>for(i=0;i&lt;n;i++)</text:p>
      <text:p text:style-name="Standard"><text:s/><text:tab/>scanf("%d",&amp;a[i]);</text:p>
      <text:p text:style-name="Standard"><text:s/><text:tab/>for(i=0;i&lt;n-1;i++)</text:p>
      <text:p text:style-name="Standard"><text:s/><text:tab/>{<text:tab/>min=i;</text:p>
      <text:p text:style-name="Standard"><text:s/><text:tab/><text:s text:c="3"/>for(j=i+1;j&lt;n;j++)</text:p>
      <text:p text:style-name="Standard"><text:s/><text:tab/><text:s text:c="5"/>{ flag++;</text:p>
      <text:p text:style-name="Standard"><text:s/><text:tab/><text:s text:c="7"/>if(a[j]&lt;a[min])</text:p>
      <text:p text:style-name="Standard"><text:s/><text:tab/><text:s text:c="7"/>{ <text:s/>min=j;</text:p>
      <text:p text:style-name="Standard"><text:s/><text:tab/><text:s text:c="7"/>}</text:p>
      <text:p text:style-name="Standard"><text:s/><text:tab/><text:s text:c="5"/>}</text:p>
      <text:p text:style-name="Standard"><text:s/><text:tab/><text:s text:c="3"/>if (min!=i)</text:p>
      <text:p text:style-name="Standard"><text:s/><text:tab/><text:s text:c="5"/>{ temp=a[min];</text:p>
      <text:p text:style-name="Standard"><text:s/><text:tab/><text:s text:c="7"/>a[min]=a[i];</text:p>
      <text:p text:style-name="Standard"><text:s/><text:tab/><text:s text:c="7"/>a[i]=temp;</text:p>
      <text:p text:style-name="Standard"><text:s/><text:tab/><text:s text:c="7"/>count++;</text:p>
      <text:p text:style-name="Standard"><text:s/><text:tab/><text:s text:c="5"/>}</text:p>
      <text:p text:style-name="Standard"><text:s/><text:tab/>}</text:p>
      <text:p text:style-name="Standard"><text:s/><text:tab/>printf("The sorted array is\n");</text:p>
      <text:p text:style-name="Standard"><text:s/><text:tab/>for(i=0;i&lt;n;i++)</text:p>
      <text:p text:style-name="Standard"><text:s/><text:tab/>printf("%d\t",a[i]);</text:p>
      <text:p text:style-name="Standard"><text:s/><text:tab/>printf("\nNumber of swaps: %d\n",count);</text:p>
      <text:p text:style-name="Standard"><text:s/><text:tab/>printf("Number of iterations: %d\n",flag);</text:p>
      <text:p text:style-name="Standard"><text:s/>}</text:p>
      <text:p text:style-name="P16">OUTPUT</text:p>
      <text:p text:style-name="Standard">Enter the size of array</text:p>
      <text:p text:style-name="Standard">6</text:p>
      <text:p text:style-name="Standard">Enter the array elements</text:p>
      <text:p text:style-name="Standard">6 8 4 9 2 1</text:p>
      <text:p text:style-name="Standard">The sorted array is</text:p>
      <text:p text:style-name="Standard">1<text:tab/>2<text:tab/>4<text:tab/>6<text:tab/>8<text:tab/>9<text:tab/></text:p>
      <text:p text:style-name="Standard">Number of swaps: 3</text:p>
      <text:p text:style-name="Standard">Number of iterations: 1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soft-page-break/>
      <text:p text:style-name="P69">IMPLEMENTATION</text:p>
      <text:p text:style-name="P70">/*Name:BHAGYA A JAI</text:p>
      <text:p text:style-name="P71">Roll no:B21CSB18</text:p>
      <text:p text:style-name="P72">Name of Experiment:INSERTION SORT*/</text:p>
      <text:p text:style-name="Standard">#include&lt;stdio.h&gt;</text:p>
      <text:p text:style-name="Standard">int main()</text:p>
      <text:p text:style-name="Standard">{<text:tab/>int a[50],count=0,flag=0,n,temp,i,j;</text:p>
      <text:p text:style-name="Standard"><text:tab/>printf("Enter the number of elements\n");</text:p>
      <text:p text:style-name="Standard"><text:s/><text:tab/>scanf("%d",&amp;n);</text:p>
      <text:p text:style-name="Standard"><text:s/><text:tab/>printf("Enter the array elements\n");</text:p>
      <text:p text:style-name="Standard"><text:s/><text:tab/>for(i=0;i&lt;n;i++)</text:p>
      <text:p text:style-name="Standard"><text:s/><text:tab/>scanf("%d",&amp;a[i]);</text:p>
      <text:p text:style-name="Standard"><text:s/><text:tab/>for(i=1;i&lt;=n-1;i++)</text:p>
      <text:p text:style-name="Standard"><text:s/><text:tab/>{ j=i;</text:p>
      <text:p text:style-name="Standard"><text:s/><text:tab/><text:s text:c="3"/>while(j&gt;0&amp;&amp;count++&gt;=0&amp;&amp;a[j-1]&gt;a[j])</text:p>
      <text:p text:style-name="Standard"><text:s/><text:tab/><text:s text:c="3"/>{ <text:s/></text:p>
      <text:p text:style-name="Standard"><text:s/><text:tab/><text:s text:c="6"/>temp=a[j];</text:p>
      <text:p text:style-name="Standard"><text:s/><text:tab/><text:s text:c="6"/>a[j]=a[j-1];</text:p>
      <text:p text:style-name="Standard"><text:s/><text:tab/><text:s text:c="6"/>a[j-1]=temp;</text:p>
      <text:p text:style-name="Standard"><text:s/><text:tab/><text:s text:c="6"/>j--;</text:p>
      <text:p text:style-name="Standard"><text:s/><text:tab/><text:s text:c="6"/>flag++;</text:p>
      <text:p text:style-name="Standard"><text:s/><text:tab/><text:s text:c="3"/>}</text:p>
      <text:p text:style-name="Standard"><text:s/><text:tab/>}</text:p>
      <text:p text:style-name="Standard"><text:s/><text:tab/>printf("The elements in ascending order:\n");</text:p>
      <text:p text:style-name="Standard"><text:s/><text:tab/>for(i=0;i&lt;n;i++)</text:p>
      <text:p text:style-name="Standard"><text:s/><text:tab/>printf("%d\t",a[i]);</text:p>
      <text:p text:style-name="Standard"><text:s/><text:tab/>printf("\nNumber of comparisons: %d\n",count);</text:p>
      <text:p text:style-name="Standard"><text:s/><text:tab/>printf("Number of swaps: %d\n",flag);</text:p>
      <text:p text:style-name="Standard"><text:s/><text:tab/>return 0;</text:p>
      <text:p text:style-name="Standard"><text:s/>}</text:p>
      <text:p text:style-name="P73">OUTPUT</text:p>
      <text:p text:style-name="Standard">Enter the number of elements</text:p>
      <text:p text:style-name="Standard">7</text:p>
      <text:p text:style-name="Standard">Enter the array elements</text:p>
      <text:p text:style-name="Standard">2 8 4 5 3 0 1</text:p>
      <text:p text:style-name="Standard">The elements in ascending order:</text:p>
      <text:p text:style-name="Standard">0<text:tab/>1<text:tab/>2<text:tab/>3<text:tab/>4<text:tab/>5<text:tab/>8<text:tab/></text:p>
      <text:p text:style-name="Standard">Number of comparisons: 20</text:p>
      <text:p text:style-name="Standard">Number of swaps: 1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74">IMPLEMENTATION</text:p>
      <text:p text:style-name="P75">/*Name:BHAGYA A JAI</text:p>
      <text:p text:style-name="P76">Roll no:B21CSB18</text:p>
      <text:p text:style-name="P77">Name of Experiment:BUBBLE SORT*/</text:p>
      <text:p text:style-name="Standard">#include&lt;stdio.h&gt;</text:p>
      <text:p text:style-name="Standard">int main()</text:p>
      <text:p text:style-name="Standard">{<text:tab/>int a[50],n,temp,i,j,count=0,flag=0;</text:p>
      <text:p text:style-name="Standard"><text:tab/>printf("Enter the number of elements in the array\n");</text:p>
      <text:p text:style-name="Standard"><text:tab/>scanf("%d",&amp;n);</text:p>
      <text:p text:style-name="Standard"><text:tab/>printf("Enter the elements\n");</text:p>
      <text:p text:style-name="Standard"><text:tab/>for(i=1;i&lt;=n;i++)</text:p>
      <text:p text:style-name="Standard"><text:tab/>scanf("%d",&amp;a[i]);</text:p>
      <text:p text:style-name="Standard"><text:tab/>printf("The array under consideration is\n");</text:p>
      <text:p text:style-name="Standard"><text:tab/>for(i=1;i&lt;=n;i++)</text:p>
      <text:p text:style-name="Standard"><text:tab/>printf("%d\t",a[i]);</text:p>
      <text:p text:style-name="Standard"><text:tab/>for(i=1;i&lt;=n;i++)</text:p>
      <text:p text:style-name="Standard"><text:tab/>{ for(j=1;j&lt;=n-i;j++)</text:p>
      <text:p text:style-name="Standard"><text:tab/><text:s text:c="3"/>{ if(a[j]&gt;a[j+1])</text:p>
      <text:p text:style-name="Standard"><text:tab/><text:s text:c="5"/>{ temp=a[j];</text:p>
      <text:p text:style-name="Standard"><text:tab/><text:s text:c="7"/>a[j]=a[j+1];</text:p>
      <text:p text:style-name="Standard"><text:tab/><text:s text:c="7"/>a[j+1]=temp;</text:p>
      <text:p text:style-name="Standard"><text:tab/><text:s text:c="7"/>count++;</text:p>
      <text:p text:style-name="Standard"><text:tab/><text:s text:c="5"/>}</text:p>
      <text:p text:style-name="Standard"><text:tab/><text:s text:c="5"/>flag++;</text:p>
      <text:p text:style-name="Standard"><text:tab/><text:s text:c="3"/>}</text:p>
      <text:p text:style-name="Standard"><text:tab/><text:s text:c="3"/>if(count==0)</text:p>
      <text:p text:style-name="Standard"><text:tab/><text:s text:c="5"/>break;</text:p>
      <text:p text:style-name="Standard"><text:tab/>}</text:p>
      <text:p text:style-name="Standard"><text:tab/>printf("\nThe sorted array is\n");</text:p>
      <text:p text:style-name="Standard"><text:tab/>for(i=1;i&lt;=n;i++)</text:p>
      <text:p text:style-name="Standard"><text:tab/>printf("%d\t",a[i]);</text:p>
      <text:p text:style-name="Standard"><text:tab/>printf("\nNumber of swaps = %d \n",count);</text:p>
      <text:p text:style-name="Standard"><text:tab/>printf("Number of iterations = %d \n",flag);</text:p>
      <text:p text:style-name="Standard">return 0;</text:p>
      <text:p text:style-name="Standard">}</text:p>
      <text:p text:style-name="P78">OUTPUT</text:p>
      <text:p text:style-name="Standard">Enter the number of elements in the array</text:p>
      <text:p text:style-name="Standard">6</text:p>
      <text:p text:style-name="Standard">Enter the elements</text:p>
      <text:p text:style-name="Standard">3 8 5 6 1 9</text:p>
      <text:p text:style-name="Standard">The array under consideration is</text:p>
      <text:p text:style-name="Standard">3<text:tab/>8<text:tab/>5<text:tab/>6<text:tab/>1<text:tab/>9<text:tab/></text:p>
      <text:p text:style-name="Standard">The sorted array is</text:p>
      <text:p text:style-name="Standard">1<text:tab/>3<text:tab/>5<text:tab/>6<text:tab/>8<text:tab/>9<text:tab/></text:p>
      <text:p text:style-name="Standard">Number of swaps = 6</text:p>
      <text:p text:style-name="Standard">Number of iterations = 1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79">IMPLEMENTATION</text:p>
      <text:p text:style-name="P80">/*Name:BHAGYA A JAI</text:p>
      <text:p text:style-name="P81">Roll no:B21CSB18</text:p>
      <text:p text:style-name="P82">Name of Experiment:POLYNOMIAL ADDITION*/</text:p>
      <text:p text:style-name="Standard">#include&lt;stdio.h&gt;</text:p>
      <text:p text:style-name="Standard">int main()</text:p>
      <text:p text:style-name="Standard">{<text:tab/>int t1,t2,i,j,k,x;</text:p>
      <text:p text:style-name="Standard"><text:tab/>struct poly</text:p>
      <text:p text:style-name="Standard"><text:tab/>{ int expt;</text:p>
      <text:p text:style-name="Standard"><text:tab/><text:s text:c="2"/>int coef;</text:p>
      <text:p text:style-name="Standard"><text:tab/>};</text:p>
      <text:p text:style-name="Standard"><text:tab/>struct poly p1[10],p2[10],p3[10];</text:p>
      <text:p text:style-name="Standard"><text:tab/>printf("Enter number of terms in polynomial 1\n");</text:p>
      <text:p text:style-name="Standard"><text:tab/>scanf("%d",&amp;t1);</text:p>
      <text:p text:style-name="Standard"><text:tab/>printf("Enter the exponents with the corresponding coefficients of P1\n");</text:p>
      <text:p text:style-name="Standard"><text:tab/>for(i=0;i&lt;t1;i++)</text:p>
      <text:p text:style-name="Standard"><text:tab/>scanf("%d%d",&amp;p1[i].expt,&amp;p1[i].coef);</text:p>
      <text:p text:style-name="Standard"><text:tab/>printf("Enter number of terms in polynomial 2\n");</text:p>
      <text:p text:style-name="Standard"><text:tab/>scanf("%d",&amp;t2);</text:p>
      <text:p text:style-name="Standard"><text:tab/>printf("Enter the exponents with the corresponding coefficients of P2\n");</text:p>
      <text:p text:style-name="Standard"><text:tab/>for(j=0;j&lt;t2;j++)</text:p>
      <text:p text:style-name="Standard"><text:tab/>scanf("%d%d",&amp;p2[j].expt,&amp;p2[j].coef);</text:p>
      <text:p text:style-name="Standard"><text:tab/>i=0;j=0;k=0;</text:p>
      <text:p text:style-name="Standard"><text:tab/>while (i&lt;t1||j&lt;t2)</text:p>
      <text:p text:style-name="Standard"><text:tab/>{</text:p>
      <text:p text:style-name="Standard"><text:tab/></text:p>
      <text:p text:style-name="Standard"><text:tab/><text:s text:c="2"/>{ if(i&gt;=t1)</text:p>
      <text:p text:style-name="Standard"><text:tab/><text:tab/>{ p3[k].expt=p2[j].expt;</text:p>
      <text:p text:style-name="Standard"><text:tab/><text:tab/><text:s text:c="2"/>p3[k].coef=p2[j].coef;</text:p>
      <text:p text:style-name="Standard"><text:tab/><text:tab/><text:s text:c="2"/>j++,k++;</text:p>
      <text:p text:style-name="Standard"><text:tab/><text:tab/>}</text:p>
      <text:p text:style-name="Standard"><text:tab/><text:s text:c="4"/>if(j&gt;=t2)</text:p>
      <text:p text:style-name="Standard"><text:tab/><text:s text:c="8"/>{ p3[k].expt=p1[i].expt;</text:p>
      <text:p text:style-name="Standard"><text:tab/><text:tab/><text:s text:c="2"/>p3[k].coef=p1[i].coef;</text:p>
      <text:p text:style-name="Standard"><text:tab/><text:tab/><text:s text:c="2"/>i++,k++;</text:p>
      <text:p text:style-name="Standard"><text:tab/><text:tab/>}</text:p>
      <text:p text:style-name="Standard"><text:tab/><text:s text:c="4"/>if(p1[i].expt==p2[j].expt)</text:p>
      <text:p text:style-name="Standard"><text:tab/><text:s text:c="8"/>{ p3[k].expt=p1[i].expt;</text:p>
      <text:p text:style-name="Standard"><text:tab/><text:tab/><text:s text:c="2"/>p3[k].coef=p1[i].coef+p2[j].coef;</text:p>
      <text:p text:style-name="Standard"><text:tab/><text:tab/><text:s text:c="2"/>i++;j++;k++;</text:p>
      <text:p text:style-name="Standard"><text:tab/><text:tab/>}</text:p>
      <text:p text:style-name="Standard"><text:tab/><text:s text:c="4"/>if(p1[i].expt&gt;p2[j].expt)</text:p>
      <text:p text:style-name="Standard"><text:tab/><text:s text:c="8"/>{ p3[k].expt=p1[i].expt;</text:p>
      <text:p text:style-name="Standard"><text:tab/><text:tab/><text:s text:c="2"/>p3[k].coef=p1[i].coef;</text:p>
      <text:p text:style-name="Standard"><text:tab/><text:tab/><text:s text:c="2"/>i++;k++;</text:p>
      <text:p text:style-name="Standard"><text:tab/><text:tab/>}</text:p>
      <text:p text:style-name="Standard"><text:tab/><text:s text:c="4"/>if(p1[i].expt&lt;p2[j].expt)</text:p>
      <text:p text:style-name="Standard"><text:tab/><text:s text:c="8"/>{ p3[k].expt=p2[j].expt;</text:p>
      <text:p text:style-name="Standard"><text:tab/><text:tab/><text:s text:c="2"/>p3[k].coef=p2[j].coef;</text:p>
      <text:p text:style-name="Standard"><text:tab/><text:tab/><text:s text:c="2"/>j++;k++;</text:p>
      <text:p text:style-name="Standard"><text:tab/><text:tab/>}</text:p>
      <text:p text:style-name="Standard"><text:tab/><text:s text:c="2"/>}</text:p>
      <text:soft-page-break/>
      <text:p text:style-name="Standard"><text:tab/><text:s/>}</text:p>
      <text:p text:style-name="Standard"><text:tab/><text:s/>x=k;</text:p>
      <text:p text:style-name="Standard"><text:tab/><text:s/>printf("Polynomial 1 is:\n");</text:p>
      <text:p text:style-name="Standard"><text:tab/><text:s/>for(i=0;i&lt;t1;i++)</text:p>
      <text:p text:style-name="Standard"><text:tab/><text:s/>printf("(%dx^%d)+",p1[i].coef,p1[i].expt);</text:p>
      <text:p text:style-name="Standard"><text:tab/><text:s/>printf("\nPolynomial 2 is:\n");</text:p>
      <text:p text:style-name="Standard"><text:tab/><text:s/>for(j=0;j&lt;t2;j++)</text:p>
      <text:p text:style-name="Standard"><text:tab/><text:s/>printf("(%dx^%d)+",p2[j].coef,p2[j].expt);</text:p>
      <text:p text:style-name="Standard"><text:tab/><text:s/>printf("\nResultant polynomial is:\n");</text:p>
      <text:p text:style-name="Standard"><text:tab/><text:s/>for(k=0;k&lt;x;k++)</text:p>
      <text:p text:style-name="Standard"><text:tab/><text:s/>printf("(%dx^%d)+",p3[k].coef,p3[k].expt);</text:p>
      <text:p text:style-name="Standard">return 0;</text:p>
      <text:p text:style-name="Standard">}</text:p>
      <text:p text:style-name="P83">OUTPUT</text:p>
      <text:p text:style-name="Standard">Enter number of terms in polynomial 1</text:p>
      <text:p text:style-name="Standard">4</text:p>
      <text:p text:style-name="Standard">Enter the exponents with the corresponding coefficients of P1</text:p>
      <text:p text:style-name="Standard">4 1</text:p>
      <text:p text:style-name="Standard">3 1</text:p>
      <text:p text:style-name="Standard">2 1</text:p>
      <text:p text:style-name="Standard">1 1</text:p>
      <text:p text:style-name="Standard">Enter number of terms in polynomial 2</text:p>
      <text:p text:style-name="Standard">2</text:p>
      <text:p text:style-name="Standard">Enter the exponents with the corresponding coefficients of P2</text:p>
      <text:p text:style-name="Standard">4 1</text:p>
      <text:p text:style-name="Standard">2 1</text:p>
      <text:p text:style-name="Standard">Polynomial 1 is:</text:p>
      <text:p text:style-name="Standard">(1x^4)+(1x^3)+(1x^2)+(1x^1)+</text:p>
      <text:p text:style-name="Standard">Polynomial 2 is:</text:p>
      <text:p text:style-name="Standard">(1x^4)+(1x^2)+</text:p>
      <text:p text:style-name="Standard">Resultant polynomial is:</text:p>
      <text:p text:style-name="Standard">(2x^4)+(1x^3)+(2x^2)+(1x^1)+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84">IMPLEMENTATION</text:p>
      <text:p text:style-name="P85">/*Name:BHAGYA A JAI</text:p>
      <text:p text:style-name="P86">Roll no:B21CSB18</text:p>
      <text:p text:style-name="P87">Name of Experiment:SPARSE MATRIX*/</text:p>
      <text:p text:style-name="Standard">#include&lt;stdio.h&gt;</text:p>
      <text:p text:style-name="Standard">int main()</text:p>
      <text:p text:style-name="Standard">{ <text:s text:c="2"/>int i,j,m1,m2,n1,n2,a[20][20],b[20][20],sp1[20][20],sp2[20][20],sp[20][20],c1=0,c2=0,i1=1,i2=1,t1[20][20],t2[20][20];</text:p>
      <text:p text:style-name="Standard"><text:s text:c="4"/>printf("Enter order(m/n) of the first matrix\n");</text:p>
      <text:p text:style-name="Standard"><text:s text:c="4"/>scanf("%d%d",&amp;m1,&amp;n1);</text:p>
      <text:p text:style-name="Standard"><text:s text:c="4"/>printf("Enter elements of the matrix 1\n");</text:p>
      <text:p text:style-name="Standard"><text:s text:c="4"/>for(i=0;i&lt;m1;i++)</text:p>
      <text:p text:style-name="Standard"><text:s text:c="4"/>{ for(j=0;j&lt;n1;j++)</text:p>
      <text:p text:style-name="Standard"><text:s text:c="6"/>{ scanf("%d",&amp;a[i][j]);</text:p>
      <text:p text:style-name="Standard"><text:s text:c="6"/>}</text:p>
      <text:p text:style-name="Standard"><text:s text:c="4"/>}</text:p>
      <text:p text:style-name="Standard"><text:s text:c="4"/>printf("Enter order(m/n) of the second matrix\n");</text:p>
      <text:p text:style-name="Standard"><text:s text:c="4"/>scanf("%d%d",&amp;m2,&amp;n2);</text:p>
      <text:p text:style-name="Standard"><text:s text:c="4"/>printf("Enter elements of the matrix 2\n");</text:p>
      <text:p text:style-name="Standard"><text:s text:c="4"/>for(i=0;i&lt;m2;i++)</text:p>
      <text:p text:style-name="Standard"><text:s text:c="4"/>{ for(j=0;j&lt;n2;j++)</text:p>
      <text:p text:style-name="Standard"><text:s text:c="6"/>{ scanf("%d",&amp;b[i][j]);</text:p>
      <text:p text:style-name="Standard"><text:s text:c="6"/>}</text:p>
      <text:p text:style-name="Standard"><text:s text:c="4"/>}</text:p>
      <text:p text:style-name="Standard"><text:s text:c="4"/>printf("Matrix 1 :\n");</text:p>
      <text:p text:style-name="Standard"><text:s text:c="4"/>for(i=0;i&lt;m1;i++)</text:p>
      <text:p text:style-name="Standard"><text:s text:c="4"/>{ for(j=0;j&lt;n1;j++)</text:p>
      <text:p text:style-name="Standard"><text:s text:c="6"/>{ printf("%d",a[i][j]);</text:p>
      <text:p text:style-name="Standard"><text:s text:c="6"/>printf("\t");</text:p>
      <text:p text:style-name="Standard"><text:s text:c="6"/>}</text:p>
      <text:p text:style-name="Standard"><text:s text:c="6"/>printf("\n");</text:p>
      <text:p text:style-name="Standard"><text:s text:c="4"/>}</text:p>
      <text:p text:style-name="Standard"><text:s text:c="4"/>printf("Matrix 2 :\n");</text:p>
      <text:p text:style-name="Standard"><text:s text:c="4"/>for(i=0;i&lt;m2;i++)</text:p>
      <text:p text:style-name="Standard"><text:s text:c="4"/>{ for(j=0;j&lt;n2;j++)</text:p>
      <text:p text:style-name="Standard"><text:s text:c="6"/>{ printf("%d",b[i][j]);</text:p>
      <text:p text:style-name="Standard"><text:s text:c="6"/>printf("\t");</text:p>
      <text:p text:style-name="Standard"><text:s text:c="6"/>}</text:p>
      <text:p text:style-name="Standard"><text:s text:c="6"/>printf("\n");</text:p>
      <text:p text:style-name="Standard"><text:s text:c="4"/>}</text:p>
      <text:p text:style-name="Standard"><text:s text:c="4"/>sp1[0][0]=m1;</text:p>
      <text:p text:style-name="Standard"><text:s text:c="4"/>sp1[0][1]=n1;</text:p>
      <text:p text:style-name="Standard"><text:s text:c="4"/>for(i=0;i&lt;m1;i++)</text:p>
      <text:p text:style-name="Standard"><text:s text:c="4"/>{ for(j=0;j&lt;n1;j++)</text:p>
      <text:p text:style-name="Standard"><text:s text:c="6"/>{ <text:s/>if(a[i][j]!=0)</text:p>
      <text:p text:style-name="Standard"><text:s text:c="12"/>{ c1++;</text:p>
      <text:p text:style-name="Standard"><text:s text:c="12"/>}</text:p>
      <text:p text:style-name="Standard"><text:s text:c="6"/>}</text:p>
      <text:p text:style-name="Standard"><text:s text:c="4"/>}</text:p>
      <text:p text:style-name="Standard"><text:s text:c="4"/>sp1[0][2]=c1;</text:p>
      <text:p text:style-name="Standard"><text:s text:c="4"/>for(i=0;i&lt;m1;i++)</text:p>
      <text:soft-page-break/>
      <text:p text:style-name="Standard"><text:s text:c="5"/>{ for(j=0;j&lt;n1;j++)</text:p>
      <text:p text:style-name="Standard"><text:s text:c="7"/>{ if(a[i][j]!=0)</text:p>
      <text:p text:style-name="Standard"><text:s text:c="10"/>{ sp1[i1][0]=i;</text:p>
      <text:p text:style-name="Standard"><text:s text:c="12"/>sp1[i1][1]=j;</text:p>
      <text:p text:style-name="Standard"><text:s text:c="12"/>sp1[i1][2]=a[i][j];</text:p>
      <text:p text:style-name="Standard"><text:s text:c="12"/>i1++;</text:p>
      <text:p text:style-name="Standard"><text:s text:c="10"/>}</text:p>
      <text:p text:style-name="Standard"><text:s text:c="7"/>}</text:p>
      <text:p text:style-name="Standard"><text:s text:c="5"/>}</text:p>
      <text:p text:style-name="Standard"><text:s text:c="4"/>sp2[0][0]=m2;</text:p>
      <text:p text:style-name="Standard"><text:s text:c="4"/>sp2[0][1]=n2;</text:p>
      <text:p text:style-name="Standard"><text:s text:c="4"/>for(i=0;i&lt;m2;i++)</text:p>
      <text:p text:style-name="Standard"><text:s text:c="4"/>{ for(j=0;j&lt;n2;j++)</text:p>
      <text:p text:style-name="Standard"><text:s text:c="6"/>{ <text:s/>if(b[i][j]!=0)</text:p>
      <text:p text:style-name="Standard"><text:s text:c="12"/>{ c2++;</text:p>
      <text:p text:style-name="Standard"><text:s text:c="12"/>}</text:p>
      <text:p text:style-name="Standard"><text:s text:c="6"/>}</text:p>
      <text:p text:style-name="Standard"><text:s text:c="4"/>}</text:p>
      <text:p text:style-name="Standard"><text:s text:c="4"/>sp2[0][2]=c2;</text:p>
      <text:p text:style-name="Standard"><text:s text:c="4"/>for(i=0;i&lt;m2;i++)</text:p>
      <text:p text:style-name="Standard"><text:s text:c="5"/>{ for(j=0;j&lt;n2;j++)</text:p>
      <text:p text:style-name="Standard"><text:s text:c="7"/>{ if(b[i][j]!=0)</text:p>
      <text:p text:style-name="Standard"><text:s text:c="10"/>{ sp2[i2][0]=i;</text:p>
      <text:p text:style-name="Standard"><text:s text:c="12"/>sp2[i2][1]=j;</text:p>
      <text:p text:style-name="Standard"><text:s text:c="12"/>sp2[i2][2]=b[i][j];</text:p>
      <text:p text:style-name="Standard"><text:s text:c="12"/>i2++;</text:p>
      <text:p text:style-name="Standard"><text:s text:c="10"/>}</text:p>
      <text:p text:style-name="Standard"><text:s text:c="7"/>}</text:p>
      <text:p text:style-name="Standard"><text:s text:c="5"/>}</text:p>
      <text:p text:style-name="Standard"><text:s text:c="4"/></text:p>
      <text:p text:style-name="Standard"><text:s text:c="4"/>printf("Tuple form of matrix 1:\n");</text:p>
      <text:p text:style-name="Standard"><text:s text:c="4"/>for(i=0;i&lt;i1;i++)</text:p>
      <text:p text:style-name="Standard"><text:s text:c="4"/>{ for(j=0;j&lt;3;j++)</text:p>
      <text:p text:style-name="Standard"><text:s text:c="6"/>{ printf("%d",sp1[i][j]);</text:p>
      <text:p text:style-name="Standard"><text:s text:c="8"/>printf("\t");</text:p>
      <text:p text:style-name="Standard"><text:s text:c="6"/>}</text:p>
      <text:p text:style-name="Standard"><text:s text:c="6"/>printf("\n");</text:p>
      <text:p text:style-name="Standard"><text:s text:c="4"/>}</text:p>
      <text:p text:style-name="Standard"><text:s text:c="4"/>printf("Tuple form of matrix 2:\n");</text:p>
      <text:p text:style-name="Standard"><text:s text:c="4"/>for(i=0;i&lt;i2;i++)</text:p>
      <text:p text:style-name="Standard"><text:s text:c="4"/>{ for(j=0;j&lt;3;j++)</text:p>
      <text:p text:style-name="Standard"><text:s text:c="6"/>{ printf("%d",sp2[i][j]);</text:p>
      <text:p text:style-name="Standard"><text:s text:c="8"/>printf("\t");</text:p>
      <text:p text:style-name="Standard"><text:s text:c="6"/>}</text:p>
      <text:p text:style-name="Standard"><text:s text:c="6"/>printf("\n");</text:p>
      <text:p text:style-name="Standard"><text:s text:c="4"/>}</text:p>
      <text:p text:style-name="Standard"><text:s text:c="4"/>t1[0][0]=sp1[0][1];</text:p>
      <text:p text:style-name="Standard"><text:s text:c="4"/>t1[0][1]=sp1[0][0];</text:p>
      <text:p text:style-name="Standard"><text:s text:c="4"/>t1[0][2]=sp1[0][2];</text:p>
      <text:p text:style-name="Standard"><text:s text:c="4"/>int l=1;</text:p>
      <text:p text:style-name="Standard"><text:s text:c="4"/>for(i=0;i&lt;sp1[0][1];i++)</text:p>
      <text:p text:style-name="Standard"><text:s text:c="5"/>{ for(j=1;j&lt;=sp1[0][2];j++)</text:p>
      <text:soft-page-break/>
      <text:p text:style-name="Standard"><text:s text:c="8"/>{ if(i==sp1[j][1])</text:p>
      <text:p text:style-name="Standard"><text:s text:c="10"/>{ t1[l][0]=sp1[j][1];</text:p>
      <text:p text:style-name="Standard"><text:s text:c="12"/>t1[l][1]=sp1[j][0];</text:p>
      <text:p text:style-name="Standard"><text:s text:c="12"/>t1[l][2]=sp1[j][2];</text:p>
      <text:p text:style-name="Standard"><text:s text:c="12"/>l++;</text:p>
      <text:p text:style-name="Standard"><text:s text:c="10"/>}</text:p>
      <text:p text:style-name="Standard"><text:s text:c="8"/>}</text:p>
      <text:p text:style-name="Standard"><text:s text:c="5"/>}</text:p>
      <text:p text:style-name="Standard"><text:s text:c="4"/>printf("Transpose of tuple of matrix 1\n");</text:p>
      <text:p text:style-name="Standard"><text:s text:c="4"/>for(i=0;i&lt;l;i++)</text:p>
      <text:p text:style-name="Standard"><text:s text:c="4"/>{ for(j=0;j&lt;3;j++)</text:p>
      <text:p text:style-name="Standard"><text:s text:c="6"/>{printf("%d",t1[i][j]);</text:p>
      <text:p text:style-name="Standard"><text:s text:c="7"/>printf("\t");</text:p>
      <text:p text:style-name="Standard"><text:s text:c="6"/>}</text:p>
      <text:p text:style-name="Standard"><text:s text:c="6"/>printf("\n");</text:p>
      <text:p text:style-name="Standard"><text:s text:c="4"/>}</text:p>
      <text:p text:style-name="Standard"><text:s text:c="4"/>t2[0][0]=sp2[0][1];</text:p>
      <text:p text:style-name="Standard"><text:s text:c="4"/>t2[0][1]=sp2[0][0];</text:p>
      <text:p text:style-name="Standard"><text:s text:c="4"/>t2[0][2]=sp2[0][2];</text:p>
      <text:p text:style-name="Standard"><text:s text:c="4"/>l=1;</text:p>
      <text:p text:style-name="Standard"><text:s text:c="4"/>for(i=0;i&lt;sp2[0][1];i++)</text:p>
      <text:p text:style-name="Standard"><text:s text:c="5"/>{ for(j=1;j&lt;=sp2[0][2];j++)</text:p>
      <text:p text:style-name="Standard"><text:s text:c="8"/>{ if(i==sp2[j][1])</text:p>
      <text:p text:style-name="Standard"><text:s text:c="10"/>{ t2[l][0]=sp2[j][1];</text:p>
      <text:p text:style-name="Standard"><text:s text:c="12"/>t2[l][1]=sp2[j][0];</text:p>
      <text:p text:style-name="Standard"><text:s text:c="12"/>t2[l][2]=sp2[j][2];</text:p>
      <text:p text:style-name="Standard"><text:s text:c="12"/>l++;</text:p>
      <text:p text:style-name="Standard"><text:s text:c="10"/>}</text:p>
      <text:p text:style-name="Standard"><text:s text:c="8"/>}</text:p>
      <text:p text:style-name="Standard"><text:s text:c="5"/>}</text:p>
      <text:p text:style-name="Standard"><text:s text:c="4"/>printf("Transpose of tuple of matrix 2\n");</text:p>
      <text:p text:style-name="Standard"><text:s text:c="4"/>for(i=0;i&lt;l;i++)</text:p>
      <text:p text:style-name="Standard"><text:s text:c="4"/>{ for(j=0;j&lt;3;j++)</text:p>
      <text:p text:style-name="Standard"><text:s text:c="6"/>{printf("%d",t2[i][j]);</text:p>
      <text:p text:style-name="Standard"><text:s text:c="7"/>printf("\t");</text:p>
      <text:p text:style-name="Standard"><text:s text:c="6"/>}</text:p>
      <text:p text:style-name="Standard"><text:s text:c="6"/>printf("\n");</text:p>
      <text:p text:style-name="Standard"><text:s text:c="4"/>} <text:s text:c="6"/></text:p>
      <text:p text:style-name="Standard"><text:s text:c="4"/>sp[0][0]=m1;</text:p>
      <text:p text:style-name="Standard"><text:s text:c="4"/>sp[0][1]=n1;</text:p>
      <text:p text:style-name="Standard"><text:s text:c="4"/>int k=1;</text:p>
      <text:p text:style-name="Standard"><text:s text:c="4"/>i=1;</text:p>
      <text:p text:style-name="Standard"><text:s text:c="4"/>j=1;</text:p>
      <text:p text:style-name="Standard"><text:s text:c="4"/>while(i&lt;=sp1[0][2]||j&lt;=sp2[0][2])</text:p>
      <text:p text:style-name="Standard"><text:s text:c="4"/>{ <text:s text:c="2"/>if(m1!=m2||n1!=n2)</text:p>
      <text:p text:style-name="Standard"><text:s text:c="9"/>{printf("Matrices can't be added\n");</text:p>
      <text:p text:style-name="Standard"><text:s text:c="9"/>return 0;</text:p>
      <text:p text:style-name="Standard"><text:s text:c="9"/>}</text:p>
      <text:p text:style-name="Standard"><text:s text:c="8"/>if(sp1[i][0]&lt;sp2[j][0])</text:p>
      <text:p text:style-name="Standard"><text:s text:c="9"/>{ sp[k][0]=sp1[i][0];</text:p>
      <text:p text:style-name="Standard"><text:s text:c="11"/>sp[k][1]=sp1[i][1];</text:p>
      <text:p text:style-name="Standard"><text:s text:c="11"/>sp[k][2]=sp1[i][2];</text:p>
      <text:soft-page-break/>
      <text:p text:style-name="Standard"><text:s text:c="11"/>k++;i++;</text:p>
      <text:p text:style-name="Standard"><text:s text:c="9"/>}</text:p>
      <text:p text:style-name="Standard"><text:s text:c="8"/>if(sp1[i][0]&gt;sp2[j][0])</text:p>
      <text:p text:style-name="Standard"><text:s text:c="10"/>{ sp[k][0]=sp2[j][0];</text:p>
      <text:p text:style-name="Standard"><text:s text:c="12"/>sp[k][1]=sp2[j][1];</text:p>
      <text:p text:style-name="Standard"><text:s text:c="12"/>sp[k][2]=sp2[j][2];</text:p>
      <text:p text:style-name="Standard"><text:s text:c="12"/>k++;j++;</text:p>
      <text:p text:style-name="Standard"><text:s text:c="10"/>}</text:p>
      <text:p text:style-name="Standard"><text:s text:c="8"/>if(sp1[i][0]==sp2[j][0])</text:p>
      <text:p text:style-name="Standard"><text:s text:c="10"/>{ if(sp1[i][1]&gt;sp2[j][1])</text:p>
      <text:p text:style-name="Standard"><text:s text:c="12"/>{ sp[k][0]=sp2[j][0];</text:p>
      <text:p text:style-name="Standard"><text:s text:c="14"/>sp[k][1]=sp2[j][1];</text:p>
      <text:p text:style-name="Standard"><text:s text:c="14"/>sp[k][2]=sp2[j][2];</text:p>
      <text:p text:style-name="Standard"><text:s text:c="14"/>k++;j++;</text:p>
      <text:p text:style-name="Standard"><text:s text:c="12"/>}</text:p>
      <text:p text:style-name="Standard"><text:s text:c="12"/>if(sp1[i][1]&lt;sp2[j][1])</text:p>
      <text:p text:style-name="Standard"><text:s text:c="13"/>{ sp[k][0]=sp1[i][0];</text:p>
      <text:p text:style-name="Standard"><text:s text:c="14"/>sp[k][1]=sp1[i][1];</text:p>
      <text:p text:style-name="Standard"><text:s text:c="14"/>sp[k][2]=sp1[i][2];</text:p>
      <text:p text:style-name="Standard"><text:s text:c="14"/>k++;i++;</text:p>
      <text:p text:style-name="Standard"><text:s text:c="13"/>}</text:p>
      <text:p text:style-name="Standard"><text:s text:c="12"/>if(sp1[i][1]==sp2[j][1])</text:p>
      <text:p text:style-name="Standard"><text:s text:c="12"/></text:p>
      <text:p text:style-name="Standard"><text:s text:c="13"/>{ sp[k][0]=sp1[i][0];</text:p>
      <text:p text:style-name="Standard"><text:s text:c="14"/>sp[k][1]=sp1[i][1];</text:p>
      <text:p text:style-name="Standard"><text:s text:c="14"/>sp[k][2]=sp1[i][2]+sp2[j][2];</text:p>
      <text:p text:style-name="Standard"><text:s text:c="14"/>k++;i++;j++;</text:p>
      <text:p text:style-name="Standard"><text:s text:c="13"/>}</text:p>
      <text:p text:style-name="Standard"><text:s text:c="10"/>}</text:p>
      <text:p text:style-name="Standard"><text:s text:c="7"/>if(i&gt;sp1[0][2])</text:p>
      <text:p text:style-name="Standard"><text:s text:c="8"/>{ <text:s text:c="4"/>sp[k][0]=sp2[j][0];</text:p>
      <text:p text:style-name="Standard"><text:s text:c="14"/>sp[k][1]=sp2[j][1];</text:p>
      <text:p text:style-name="Standard"><text:s text:c="14"/>sp[k][2]=sp2[j][2];</text:p>
      <text:p text:style-name="Standard"><text:s text:c="14"/>k++;j++;</text:p>
      <text:p text:style-name="Standard"><text:s text:c="8"/>}</text:p>
      <text:p text:style-name="Standard"><text:s text:c="7"/>if(j&gt;sp2[0][2])</text:p>
      <text:p text:style-name="Standard"><text:s text:c="7"/></text:p>
      <text:p text:style-name="Standard"><text:s text:c="8"/>{ <text:s text:c="4"/>sp[k][0]=sp1[i][0];</text:p>
      <text:p text:style-name="Standard"><text:s text:c="14"/>sp[k][1]=sp1[i][1];</text:p>
      <text:p text:style-name="Standard"><text:s text:c="14"/>sp[k][2]=sp1[i][2];</text:p>
      <text:p text:style-name="Standard"><text:s text:c="14"/>k++;i++;</text:p>
      <text:p text:style-name="Standard"><text:s text:c="8"/>}</text:p>
      <text:p text:style-name="Standard"><text:s text:c="12"/></text:p>
      <text:p text:style-name="Standard"><text:s text:c="4"/>}</text:p>
      <text:p text:style-name="Standard"><text:s text:c="4"/>sp[0][2]=k-2;</text:p>
      <text:p text:style-name="Standard"><text:s text:c="4"/>printf("Sum of the tuples\n");</text:p>
      <text:p text:style-name="Standard"><text:s text:c="4"/>for(i=0;i&lt;=k-2;i++)</text:p>
      <text:p text:style-name="Standard"><text:s text:c="4"/>{ for(j=0;j&lt;3;j++)</text:p>
      <text:p text:style-name="Standard"><text:s text:c="6"/>{printf("%d",sp[i][j]);</text:p>
      <text:p text:style-name="Standard"><text:s text:c="7"/>printf("\t");</text:p>
      <text:p text:style-name="Standard"><text:s text:c="6"/>}</text:p>
      <text:p text:style-name="Standard"><text:s text:c="6"/>printf("\n");</text:p>
      <text:soft-page-break/>
      <text:p text:style-name="Standard"><text:s text:c="4"/>}</text:p>
      <text:p text:style-name="Standard"><text:s text:c="4"/></text:p>
      <text:p text:style-name="Standard">return 0;</text:p>
      <text:p text:style-name="Standard">}</text:p>
      <text:p text:style-name="P88">OUTPUT</text:p>
      <text:p text:style-name="Standard">Enter order(m/n) of the first matrix</text:p>
      <text:p text:style-name="Standard">3 3</text:p>
      <text:p text:style-name="Standard">Enter elements of the matrix 1</text:p>
      <text:p text:style-name="Standard">1 0 0 3 0 0 0 5 0</text:p>
      <text:p text:style-name="Standard">Enter order(m/n) of the second matrix</text:p>
      <text:p text:style-name="Standard">3 3</text:p>
      <text:p text:style-name="Standard">Enter elements of the matrix 2</text:p>
      <text:p text:style-name="Standard">0 4 8 0 0 0 2 1 0</text:p>
      <text:p text:style-name="Standard">Matrix 1 :</text:p>
      <text:p text:style-name="Standard">1<text:tab/>0<text:tab/>0<text:tab/></text:p>
      <text:p text:style-name="Standard">3<text:tab/>0<text:tab/>0<text:tab/></text:p>
      <text:p text:style-name="Standard">0<text:tab/>5<text:tab/>0<text:tab/></text:p>
      <text:p text:style-name="Standard">Matrix 2 :</text:p>
      <text:p text:style-name="Standard">0<text:tab/>4<text:tab/>8<text:tab/></text:p>
      <text:p text:style-name="Standard">0<text:tab/>0<text:tab/>0<text:tab/></text:p>
      <text:p text:style-name="Standard">2<text:tab/>1<text:tab/>0<text:tab/></text:p>
      <text:p text:style-name="Standard">Tuple form of matrix 1:</text:p>
      <text:p text:style-name="Standard">3<text:tab/>3<text:tab/>3<text:tab/></text:p>
      <text:p text:style-name="Standard">0<text:tab/>0<text:tab/>1<text:tab/></text:p>
      <text:p text:style-name="Standard">1<text:tab/>0<text:tab/>3<text:tab/></text:p>
      <text:p text:style-name="Standard">2<text:tab/>1<text:tab/>5<text:tab/></text:p>
      <text:p text:style-name="Standard">Tuple form of matrix 2:</text:p>
      <text:p text:style-name="Standard">3<text:tab/>3<text:tab/>4<text:tab/></text:p>
      <text:p text:style-name="Standard">0<text:tab/>1<text:tab/>4<text:tab/></text:p>
      <text:p text:style-name="Standard">0<text:tab/>2<text:tab/>8<text:tab/></text:p>
      <text:p text:style-name="Standard">2<text:tab/>0<text:tab/>2<text:tab/></text:p>
      <text:p text:style-name="Standard">2<text:tab/>1<text:tab/>1<text:tab/></text:p>
      <text:p text:style-name="Standard">Transpose of tuple of matrix 1</text:p>
      <text:p text:style-name="Standard">3<text:tab/>3<text:tab/>3<text:tab/></text:p>
      <text:p text:style-name="Standard">0<text:tab/>0<text:tab/>1<text:tab/></text:p>
      <text:p text:style-name="Standard">0<text:tab/>1<text:tab/>3<text:tab/></text:p>
      <text:p text:style-name="Standard">1<text:tab/>2<text:tab/>5<text:tab/></text:p>
      <text:p text:style-name="Standard">Transpose of tuple of matrix 2</text:p>
      <text:p text:style-name="Standard">3<text:tab/>3<text:tab/>4<text:tab/></text:p>
      <text:p text:style-name="Standard">0<text:tab/>2<text:tab/>2<text:tab/></text:p>
      <text:p text:style-name="Standard">1<text:tab/>0<text:tab/>4<text:tab/></text:p>
      <text:p text:style-name="Standard">1<text:tab/>2<text:tab/>1<text:tab/></text:p>
      <text:p text:style-name="Standard">2<text:tab/>0<text:tab/>8<text:tab/></text:p>
      <text:p text:style-name="Standard">Sum of the tuples</text:p>
      <text:p text:style-name="Standard">3<text:tab/>3<text:tab/>7<text:tab/></text:p>
      <text:p text:style-name="Standard">0<text:tab/>0<text:tab/>1<text:tab/></text:p>
      <text:p text:style-name="Standard">0<text:tab/>1<text:tab/>4<text:tab/></text:p>
      <text:p text:style-name="Standard">0<text:tab/>2<text:tab/>8<text:tab/></text:p>
      <text:p text:style-name="Standard">1<text:tab/>0<text:tab/>3<text:tab/></text:p>
      <text:p text:style-name="Standard">2<text:tab/>0<text:tab/>2<text:tab/></text:p>
      <text:p text:style-name="Standard">2<text:tab/>1<text:tab/>6<text:tab/></text:p>
      <text:p text:style-name="Standard">0<text:tab/>0<text:tab/>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89">IMPLEMENTATION</text:span></text:p>
      <text:p text:style-name="P90">/*Name:BHAGYA A JAI</text:p>
      <text:p text:style-name="P91">Roll no:B21CSB18</text:p>
      <text:p text:style-name="P92">Name of Experiment:INFIX TO PREFIX*/</text:p>
      <text:p text:style-name="Standard">#include&lt;stdio.h&gt;</text:p>
      <text:p text:style-name="Standard">#include&lt;ctype.h&gt;</text:p>
      <text:p text:style-name="Standard">#include&lt;string.h&gt;</text:p>
      <text:p text:style-name="Standard">#define n 50</text:p>
      <text:p text:style-name="Standard">int o;</text:p>
      <text:p text:style-name="Standard">char s[n];</text:p>
      <text:p text:style-name="Standard">int top=-1;</text:p>
      <text:p text:style-name="Standard">void push(char e)</text:p>
      <text:p text:style-name="Standard">{</text:p>
      <text:p text:style-name="Standard"><text:s text:c="6"/>s[++top]=e;</text:p>
      <text:p text:style-name="Standard">}</text:p>
      <text:p text:style-name="Standard">char pop()</text:p>
      <text:p text:style-name="Standard">{ <text:s text:c="2"/></text:p>
      <text:p text:style-name="Standard"><text:s text:c="4"/>char y=s[top];</text:p>
      <text:p text:style-name="Standard"><text:s text:c="4"/>s[top--];</text:p>
      <text:p text:style-name="Standard"><text:s text:c="4"/>return y;</text:p>
      <text:p text:style-name="Standard"><text:s text:c="4"/></text:p>
      <text:p text:style-name="Standard">}</text:p>
      <text:p text:style-name="Standard">void reverse(char *expt){</text:p>
      <text:p text:style-name="Standard"/>
      <text:p text:style-name="Standard"><text:s text:c="4"/>int no = strlen(expt);</text:p>
      <text:p text:style-name="Standard"><text:s text:c="4"/>int k = no, l=0;</text:p>
      <text:p text:style-name="Standard"><text:s text:c="4"/>char temp[no];</text:p>
      <text:p text:style-name="Standard"/>
      <text:p text:style-name="Standard"><text:s text:c="4"/>temp[k--]='\0';</text:p>
      <text:p text:style-name="Standard"><text:s text:c="4"/>while(expt[l]!='\0')</text:p>
      <text:p text:style-name="Standard"><text:s text:c="4"/>{</text:p>
      <text:p text:style-name="Standard"><text:s text:c="8"/>temp[k] = expt[l];</text:p>
      <text:p text:style-name="Standard"><text:s text:c="8"/>k--;</text:p>
      <text:p text:style-name="Standard"><text:s text:c="8"/>l++;</text:p>
      <text:p text:style-name="Standard"><text:s text:c="4"/>}</text:p>
      <text:p text:style-name="Standard"><text:s text:c="4"/>strcpy(expt,temp);</text:p>
      <text:p text:style-name="Standard">}</text:p>
      <text:p text:style-name="Standard">void brackets(char* expt){</text:p>
      <text:p text:style-name="Standard"><text:s text:c="4"/>int i = 0;</text:p>
      <text:p text:style-name="Standard"><text:s text:c="4"/>while(expt[i]!='\0')</text:p>
      <text:p text:style-name="Standard"><text:s text:c="4"/>{</text:p>
      <text:p text:style-name="Standard"><text:s text:c="8"/>if(expt[i]=='(')</text:p>
      <text:p text:style-name="Standard"><text:s text:c="12"/>expt[i]=')';</text:p>
      <text:p text:style-name="Standard"><text:s text:c="8"/>else if(expt[i]==')')</text:p>
      <text:p text:style-name="Standard"><text:s text:c="12"/>expt[i]='(';</text:p>
      <text:p text:style-name="Standard"><text:s text:c="8"/>i++;</text:p>
      <text:p text:style-name="Standard"><text:s text:c="4"/>}</text:p>
      <text:p text:style-name="Standard">}</text:p>
      <text:p text:style-name="Standard"/>
      <text:p text:style-name="Standard">int pre(char e)</text:p>
      <text:p text:style-name="Standard">{ <text:s text:c="2"/>if(e=='#')</text:p>
      <text:p text:style-name="Standard"><text:s text:c="5"/>return 0;</text:p>
      <text:soft-page-break/>
      <text:p text:style-name="Standard"><text:s text:c="4"/>else if(e=='(')</text:p>
      <text:p text:style-name="Standard"><text:s text:c="5"/>return 1;</text:p>
      <text:p text:style-name="Standard"><text:s text:c="4"/>else if(e=='+')</text:p>
      <text:p text:style-name="Standard"><text:s text:c="5"/>return 2;</text:p>
      <text:p text:style-name="Standard"><text:s text:c="4"/>else if(e=='-')</text:p>
      <text:p text:style-name="Standard"><text:s text:c="5"/>return 2;</text:p>
      <text:p text:style-name="Standard"><text:s text:c="4"/>else if(e=='*')</text:p>
      <text:p text:style-name="Standard"><text:s text:c="5"/>return 3;</text:p>
      <text:p text:style-name="Standard"><text:s text:c="4"/>else if(e=='/')</text:p>
      <text:p text:style-name="Standard"><text:s text:c="5"/>return 3;</text:p>
      <text:p text:style-name="Standard">}</text:p>
      <text:p text:style-name="Standard">void inpre(char *infix,char *prefix)</text:p>
      <text:p text:style-name="Standard">{ <text:s text:c="2"/>char ch;char e;</text:p>
      <text:p text:style-name="Standard"><text:s text:c="4"/>reverse(infix);</text:p>
      <text:p text:style-name="Standard"><text:s text:c="4"/>brackets(infix);</text:p>
      <text:p text:style-name="Standard"><text:s text:c="4"/>push('#');</text:p>
      <text:p text:style-name="Standard"><text:s text:c="5"/>int i=0,k=0;</text:p>
      <text:p text:style-name="Standard"><text:s text:c="4"/>while((ch=infix[i])!='\0')</text:p>
      <text:p text:style-name="Standard"><text:s text:c="4"/>{ <text:s text:c="2"/></text:p>
      <text:p text:style-name="Standard"><text:s text:c="8"/>if(ch=='(')</text:p>
      <text:p text:style-name="Standard"><text:s text:c="10"/>push(ch);</text:p>
      <text:p text:style-name="Standard"><text:s text:c="7"/>else if(isalnum(ch))</text:p>
      <text:p text:style-name="Standard"><text:s text:c="10"/>prefix[k++]=ch;</text:p>
      <text:p text:style-name="Standard"><text:s text:c="7"/>else if(ch==')')</text:p>
      <text:p text:style-name="Standard"><text:s text:c="8"/>{ while(s[top]!='(')</text:p>
      <text:p text:style-name="Standard"><text:s text:c="11"/>prefix[k++]=pop();</text:p>
      <text:p text:style-name="Standard"><text:s text:c="11"/>e=pop();//remove(</text:p>
      <text:p text:style-name="Standard"><text:s text:c="8"/>}</text:p>
      <text:p text:style-name="Standard"><text:s text:c="7"/>else</text:p>
      <text:p text:style-name="Standard"><text:s text:c="7"/>{ while(pre(s[top])&gt;=pre(ch))</text:p>
      <text:p text:style-name="Standard"><text:s text:c="10"/>prefix[k++]=pop();</text:p>
      <text:p text:style-name="Standard"><text:s text:c="10"/>push(ch);</text:p>
      <text:p text:style-name="Standard"><text:s text:c="7"/>}</text:p>
      <text:p text:style-name="Standard"><text:s text:c="7"/>i++;</text:p>
      <text:p text:style-name="Standard"><text:s text:c="4"/>}</text:p>
      <text:p text:style-name="Standard"><text:s text:c="4"/></text:p>
      <text:p text:style-name="Standard"><text:s text:c="4"/>while(s[top]!='#')</text:p>
      <text:p text:style-name="Standard"><text:s text:c="5"/>prefix[k++]=pop();</text:p>
      <text:p text:style-name="Standard"><text:s text:c="5"/>prefix[k]='\0';</text:p>
      <text:p text:style-name="Standard"><text:s text:c="5"/>reverse(prefix);</text:p>
      <text:p text:style-name="Standard"><text:s text:c="5"/>prefix[k]='\0';</text:p>
      <text:p text:style-name="Standard">}</text:p>
      <text:p text:style-name="Standard">void main()</text:p>
      <text:p text:style-name="Standard">{ <text:s text:c="2"/>char in[50],pre[50];</text:p>
      <text:p text:style-name="Standard"><text:s text:c="4"/>printf("Enter the infix expression\n");</text:p>
      <text:p text:style-name="Standard"><text:s text:c="4"/>int i=0;</text:p>
      <text:p text:style-name="Standard"><text:s text:c="4"/>fgets(in,50,stdin);</text:p>
      <text:p text:style-name="Standard"><text:s text:c="4"/>inpre(in,pre);</text:p>
      <text:p text:style-name="Standard"><text:s text:c="4"/>printf("\nPrefix expression is:%s",pre);</text:p>
      <text:p text:style-name="Standard">}</text:p>
      <text:p text:style-name="P93">OUTPUT</text:p>
      <text:p text:style-name="Standard">Enter the infix expression</text:p>
      <text:soft-page-break/>
      <text:p text:style-name="Standard">((A+B-C)/(D*E))/F</text:p>
      <text:p text:style-name="Standard"/>
      <text:p text:style-name="Standard">Prefix expression is://+A-BC*DE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soft-page-break/>
      <text:p text:style-name="P146">IMPLEMENTATION</text:p>
      <text:p text:style-name="P147">/*Name:BHAGYA A JAI</text:p>
      <text:p text:style-name="P148">Roll no:B21CSB18</text:p>
      <text:p text:style-name="P149">Name of Experiment:INFIX TO POSTFIX*/</text:p>
      <text:p text:style-name="Standard">#include&lt;stdio.h&gt;</text:p>
      <text:p text:style-name="Standard">#include&lt;ctype.h&gt;</text:p>
      <text:p text:style-name="Standard">#include&lt;string.h&gt;</text:p>
      <text:p text:style-name="Standard">#define n 50</text:p>
      <text:p text:style-name="Standard">int o;</text:p>
      <text:p text:style-name="Standard">char s[n];</text:p>
      <text:p text:style-name="Standard">int top=-1;</text:p>
      <text:p text:style-name="Standard">void push(char e)</text:p>
      <text:p text:style-name="Standard">{</text:p>
      <text:p text:style-name="Standard"><text:s text:c="6"/>s[++top]=e;</text:p>
      <text:p text:style-name="Standard">}</text:p>
      <text:p text:style-name="Standard">char pop()</text:p>
      <text:p text:style-name="Standard">{ <text:s text:c="2"/></text:p>
      <text:p text:style-name="Standard"><text:s text:c="4"/>char y=s[top];</text:p>
      <text:p text:style-name="Standard"><text:s text:c="4"/>s[top--];</text:p>
      <text:p text:style-name="Standard"><text:s text:c="4"/>return y;</text:p>
      <text:p text:style-name="Standard"><text:s text:c="4"/></text:p>
      <text:p text:style-name="Standard">}</text:p>
      <text:p text:style-name="Standard">int pre(char e)</text:p>
      <text:p text:style-name="Standard">{ <text:s text:c="2"/>if(e=='#')</text:p>
      <text:p text:style-name="Standard"><text:s text:c="5"/>return 0;</text:p>
      <text:p text:style-name="Standard"><text:s text:c="4"/>else if(e=='(')</text:p>
      <text:p text:style-name="Standard"><text:s text:c="5"/>return 1;</text:p>
      <text:p text:style-name="Standard"><text:s text:c="4"/>else if(e=='+')</text:p>
      <text:p text:style-name="Standard"><text:s text:c="5"/>return 2;</text:p>
      <text:p text:style-name="Standard"><text:s text:c="4"/>else if(e=='-')</text:p>
      <text:p text:style-name="Standard"><text:s text:c="5"/>return 2;</text:p>
      <text:p text:style-name="Standard"><text:s text:c="4"/>else if(e=='*')</text:p>
      <text:p text:style-name="Standard"><text:s text:c="5"/>return 3;</text:p>
      <text:p text:style-name="Standard"><text:s text:c="4"/>else if(e=='/')</text:p>
      <text:p text:style-name="Standard"><text:s text:c="5"/>return 3;</text:p>
      <text:p text:style-name="Standard">}</text:p>
      <text:p text:style-name="Standard">void inpost(char *infix,char *postfix)</text:p>
      <text:p text:style-name="Standard">{ <text:s text:c="3"/>char ch;char e;</text:p>
      <text:p text:style-name="Standard"><text:s text:c="5"/>push('#');</text:p>
      <text:p text:style-name="Standard"><text:s text:c="5"/>int i=0,k=0;</text:p>
      <text:p text:style-name="Standard"><text:s text:c="4"/>while((ch=infix[i])!='\n')</text:p>
      <text:p text:style-name="Standard"><text:s text:c="4"/>{ <text:s text:c="2"/></text:p>
      <text:p text:style-name="Standard"><text:s text:c="8"/>if(ch=='(')</text:p>
      <text:p text:style-name="Standard"><text:s text:c="10"/>push(ch);</text:p>
      <text:p text:style-name="Standard"><text:s text:c="7"/>else if(isalnum(ch))</text:p>
      <text:p text:style-name="Standard"><text:s text:c="10"/>postfix[k++]=ch;</text:p>
      <text:p text:style-name="Standard"><text:s text:c="7"/>else if(ch==')')</text:p>
      <text:p text:style-name="Standard"><text:s text:c="8"/>{ while(s[top]!='(')</text:p>
      <text:p text:style-name="Standard"><text:s text:c="11"/>postfix[k++]=pop();</text:p>
      <text:p text:style-name="Standard"><text:s text:c="11"/>e=pop();//remove(</text:p>
      <text:p text:style-name="Standard"><text:s text:c="8"/>}</text:p>
      <text:p text:style-name="Standard"><text:s text:c="7"/>else</text:p>
      <text:soft-page-break/>
      <text:p text:style-name="Standard"><text:s text:c="7"/>{ while(pre(s[top])&gt;=pre(ch))</text:p>
      <text:p text:style-name="Standard"><text:s text:c="10"/>postfix[k++]=pop();</text:p>
      <text:p text:style-name="Standard"><text:s text:c="10"/>push(ch);</text:p>
      <text:p text:style-name="Standard"><text:s text:c="7"/>}</text:p>
      <text:p text:style-name="Standard"><text:s text:c="7"/>i++;</text:p>
      <text:p text:style-name="Standard"><text:s text:c="4"/>}</text:p>
      <text:p text:style-name="Standard"><text:s text:c="4"/></text:p>
      <text:p text:style-name="Standard"><text:s text:c="4"/>while(s[top]!='#')</text:p>
      <text:p text:style-name="Standard"><text:s text:c="5"/>postfix[k++]=pop();</text:p>
      <text:p text:style-name="Standard"><text:s text:c="5"/>postfix[k]=0;</text:p>
      <text:p text:style-name="Standard">}</text:p>
      <text:p text:style-name="Standard">int eval(char *postfix)</text:p>
      <text:p text:style-name="Standard">{ <text:s text:c="2"/>int op1,op2,i=0;</text:p>
      <text:p text:style-name="Standard"><text:s text:c="4"/>char ch;</text:p>
      <text:p text:style-name="Standard"><text:s text:c="4"/>while((ch=postfix[i])!=0)</text:p>
      <text:p text:style-name="Standard"><text:s text:c="4"/>{ if(isdigit(ch))</text:p>
      <text:p text:style-name="Standard"><text:s text:c="7"/>push(ch-'0');</text:p>
      <text:p text:style-name="Standard"><text:s text:c="5"/>else <text:s text:c="5"/>//operator</text:p>
      <text:p text:style-name="Standard"><text:s text:c="5"/>{ op2=pop();</text:p>
      <text:p text:style-name="Standard"><text:s text:c="7"/>op1=pop();</text:p>
      <text:p text:style-name="Standard"><text:s text:c="7"/>if(ch=='+')</text:p>
      <text:p text:style-name="Standard"><text:s text:c="8"/>push(op1+op2);</text:p>
      <text:p text:style-name="Standard"><text:s text:c="7"/>if(ch=='-')</text:p>
      <text:p text:style-name="Standard"><text:s text:c="8"/>push(op1-op2);</text:p>
      <text:p text:style-name="Standard"><text:s text:c="7"/>if(ch=='*')</text:p>
      <text:p text:style-name="Standard"><text:s text:c="8"/>push(op1*op2);</text:p>
      <text:p text:style-name="Standard"><text:s text:c="7"/>if(ch=='/')</text:p>
      <text:p text:style-name="Standard"><text:s text:c="8"/>push(op1/op2);</text:p>
      <text:p text:style-name="Standard"><text:s text:c="7"/>if(ch=='^')</text:p>
      <text:p text:style-name="Standard"><text:s text:c="8"/>push(op1^op2);</text:p>
      <text:p text:style-name="Standard"><text:s text:c="5"/>}</text:p>
      <text:p text:style-name="Standard"><text:s text:c="5"/>i++;</text:p>
      <text:p text:style-name="Standard"><text:s text:c="4"/>}</text:p>
      <text:p text:style-name="Standard"><text:s text:c="5"/>return s[top];</text:p>
      <text:p text:style-name="Standard">}</text:p>
      <text:p text:style-name="Standard">void main()</text:p>
      <text:p text:style-name="Standard">{ <text:s text:c="2"/>char in[50],pos[50];</text:p>
      <text:p text:style-name="Standard"><text:s text:c="4"/>printf("Enter the infix expression\n");</text:p>
      <text:p text:style-name="Standard"><text:s text:c="4"/>int i=0;</text:p>
      <text:p text:style-name="Standard"><text:s text:c="4"/>fgets(in,50,stdin);</text:p>
      <text:p text:style-name="Standard"><text:s text:c="4"/>inpost(in,pos);</text:p>
      <text:p text:style-name="Standard"><text:s text:c="4"/>printf("\nPostfix expression is:%s",pos);</text:p>
      <text:p text:style-name="Standard"><text:s text:c="4"/>printf("\nValue of the postfix expression:%d",eval(pos));</text:p>
      <text:p text:style-name="Standard">}</text:p>
      <text:p text:style-name="P150">OUTPUT 1</text:p>
      <text:p text:style-name="Standard">Enter the infix expression</text:p>
      <text:p text:style-name="Standard">((H*((((A+((B+C)+D))*F)*G)*E))+J)</text:p>
      <text:p text:style-name="Standard"/>
      <text:p text:style-name="Standard">Postfix expression is:HABC+D++F*G*E**J+</text:p>
      <text:p text:style-name="Standard">Value of the postfix expression:0</text:p>
      <text:p text:style-name="P151">OUTPUT 2</text:p>
      <text:p text:style-name="Standard">Enter the infix expression</text:p>
      <text:soft-page-break/>
      <text:p text:style-name="Standard">((9*((((1+((2+3)+4))*6)*5)*1))+7)</text:p>
      <text:p text:style-name="Standard"/>
      <text:p text:style-name="Standard">Postfix expression is:9123+4++6*5*1**7+</text:p>
      <text:p text:style-name="Standard">Value of the postfix expression:-109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soft-page-break/>
      <text:p text:style-name="P204">IMPLEMENTATION</text:p>
      <text:p text:style-name="P205">/*Name:BHAGYA A JAI</text:p>
      <text:p text:style-name="P206">Roll no:B21CSB18</text:p>
      <text:p text:style-name="P207">Name of Experiment:STACK*/</text:p>
      <text:p text:style-name="Standard">#include&lt;stdio.h&gt;</text:p>
      <text:p text:style-name="Standard">#include&lt;stdlib.h&gt;</text:p>
      <text:p text:style-name="Standard">struct stack</text:p>
      <text:p text:style-name="Standard">{<text:tab/>int size;</text:p>
      <text:p text:style-name="Standard"><text:tab/>int TOP;</text:p>
      <text:p text:style-name="Standard"><text:tab/>int *a;</text:p>
      <text:p text:style-name="Standard">};</text:p>
      <text:p text:style-name="Standard">int isFull(struct stack *st)</text:p>
      <text:p text:style-name="Standard">{<text:tab/>if(st-&gt;TOP&gt;=st-&gt;size-1)</text:p>
      <text:p text:style-name="Standard"><text:tab/>return 1;</text:p>
      <text:p text:style-name="Standard"><text:tab/>else</text:p>
      <text:p text:style-name="Standard"><text:tab/>return 2;</text:p>
      <text:p text:style-name="Standard"/>
      <text:p text:style-name="Standard">}</text:p>
      <text:p text:style-name="Standard">int isEmpty(struct stack *st)</text:p>
      <text:p text:style-name="Standard">{<text:tab/>if(st-&gt;TOP==-1)</text:p>
      <text:p text:style-name="Standard"><text:tab/>return 1;</text:p>
      <text:p text:style-name="Standard"><text:tab/>else</text:p>
      <text:p text:style-name="Standard"><text:tab/>return 2;</text:p>
      <text:p text:style-name="Standard">}</text:p>
      <text:p text:style-name="Standard">void push(struct stack *st)</text:p>
      <text:p text:style-name="Standard">{<text:tab/>int x;</text:p>
      <text:p text:style-name="Standard"><text:tab/>if(isFull(st)==1)</text:p>
      <text:p text:style-name="Standard"><text:tab/><text:tab/>{printf("Stack overflow\n");</text:p>
      <text:p text:style-name="Standard"><text:tab/><text:tab/>}</text:p>
      <text:p text:style-name="Standard"><text:tab/>else</text:p>
      <text:p text:style-name="Standard"><text:tab/><text:tab/>{printf("Enter element to push\n");</text:p>
      <text:p text:style-name="Standard"><text:tab/><text:tab/><text:s/>scanf("%d",&amp;x);</text:p>
      <text:p text:style-name="Standard"><text:tab/><text:tab/><text:s/>st-&gt;a[++st-&gt;TOP]=x;</text:p>
      <text:p text:style-name="Standard"><text:tab/><text:s text:c="2"/><text:tab/>}</text:p>
      <text:p text:style-name="Standard">}</text:p>
      <text:p text:style-name="Standard">int pop(struct stack *st)</text:p>
      <text:p text:style-name="Standard">{<text:tab/>if(isEmpty(st)==1)</text:p>
      <text:p text:style-name="Standard"><text:s/><text:tab/><text:tab/>{printf("Stack is empty\n");</text:p>
      <text:p text:style-name="Standard"><text:tab/><text:tab/>}</text:p>
      <text:p text:style-name="Standard"><text:tab/>else</text:p>
      <text:p text:style-name="Standard"><text:tab/><text:tab/>{int x=st-&gt;a[st-&gt;TOP];</text:p>
      <text:p text:style-name="Standard"><text:tab/><text:s/><text:tab/><text:s/>st-&gt;TOP--;</text:p>
      <text:p text:style-name="Standard"><text:tab/><text:s/><text:tab/><text:s/>return x;</text:p>
      <text:p text:style-name="Standard"><text:tab/><text:s/><text:tab/>}</text:p>
      <text:p text:style-name="Standard">}</text:p>
      <text:p text:style-name="Standard">void create(struct stack *st)</text:p>
      <text:p text:style-name="Standard">{<text:tab/>printf("Enter stack size\n");</text:p>
      <text:p text:style-name="Standard"><text:tab/>scanf("%d",&amp;st-&gt;size);</text:p>
      <text:p text:style-name="Standard"><text:tab/>st-&gt;a=(int*)malloc(st-&gt;size*sizeof(int));</text:p>
      <text:p text:style-name="Standard"><text:tab/>st-&gt;TOP=-1;</text:p>
      <text:p text:style-name="Standard">}</text:p>
      <text:p text:style-name="Standard">void display(struct stack *st)</text:p>
      <text:soft-page-break/>
      <text:p text:style-name="Standard">{<text:tab/>printf("cCurrent stack is\n");</text:p>
      <text:p text:style-name="Standard"><text:tab/>for(int i=st-&gt;TOP;i&gt;=0;i--)</text:p>
      <text:p text:style-name="Standard"><text:tab/>printf("%d",st-&gt;a[i]);</text:p>
      <text:p text:style-name="Standard"><text:tab/>printf("\n");</text:p>
      <text:p text:style-name="Standard">}</text:p>
      <text:p text:style-name="Standard">void main()</text:p>
      <text:p text:style-name="Standard">{ struct stack st;</text:p>
      <text:p text:style-name="Standard"><text:s text:c="2"/>int n;</text:p>
      <text:p text:style-name="Standard"><text:s text:c="2"/>create(&amp;st);</text:p>
      <text:p text:style-name="Standard"><text:s text:c="2"/>L1:</text:p>
      <text:p text:style-name="Standard"><text:s text:c="2"/>printf("Enter\n1.To push\n2.To pop\n3.To display\n4.To exit\n");</text:p>
      <text:p text:style-name="Standard"><text:s text:c="2"/>scanf("%d",&amp;n);</text:p>
      <text:p text:style-name="Standard"><text:s text:c="2"/>switch(n)</text:p>
      <text:p text:style-name="Standard"><text:s text:c="2"/>{ case 1:</text:p>
      <text:p text:style-name="Standard"><text:s text:c="4"/><text:tab/>push(&amp;st);</text:p>
      <text:p text:style-name="Standard"><text:s text:c="4"/><text:tab/>goto L1;</text:p>
      <text:p text:style-name="Standard"><text:s text:c="4"/>case 2:</text:p>
      <text:p text:style-name="Standard"><text:s text:c="4"/><text:tab/>pop(&amp;st);</text:p>
      <text:p text:style-name="Standard"><text:s text:c="4"/><text:tab/>goto L1;</text:p>
      <text:p text:style-name="Standard"><text:s text:c="4"/>case 3:</text:p>
      <text:p text:style-name="Standard"><text:s text:c="4"/><text:tab/>display(&amp;st);</text:p>
      <text:p text:style-name="Standard"><text:s text:c="4"/><text:tab/>goto L1;</text:p>
      <text:p text:style-name="Standard"><text:s text:c="4"/>case 4:</text:p>
      <text:p text:style-name="Standard"><text:s text:c="4"/><text:tab/>exit(-1);</text:p>
      <text:p text:style-name="Standard"><text:s text:c="4"/>default:</text:p>
      <text:p text:style-name="Standard"><text:s text:c="4"/><text:tab/>printf("Invalid input");</text:p>
      <text:p text:style-name="Standard"><text:s text:c="8"/>goto L1;</text:p>
      <text:p text:style-name="Standard"><text:s text:c="2"/>}</text:p>
      <text:p text:style-name="Standard">}</text:p>
      <text:p text:style-name="P208">OUTPUT</text:p>
      <text:p text:style-name="Standard">Enter stack size</text:p>
      <text:p text:style-name="Standard">3</text:p>
      <text:p text:style-name="Standard">Enter</text:p>
      <text:p text:style-name="Standard">1.To push</text:p>
      <text:p text:style-name="Standard">2.To pop</text:p>
      <text:p text:style-name="Standard">3.To display</text:p>
      <text:p text:style-name="Standard">4.To exit</text:p>
      <text:p text:style-name="Standard">1</text:p>
      <text:p text:style-name="Standard">Enter element to push</text:p>
      <text:p text:style-name="Standard">1</text:p>
      <text:p text:style-name="Standard">Enter</text:p>
      <text:p text:style-name="Standard">1.To push</text:p>
      <text:p text:style-name="Standard">2.To pop</text:p>
      <text:p text:style-name="Standard">3.To display</text:p>
      <text:p text:style-name="Standard">4.To exit</text:p>
      <text:p text:style-name="Standard">1</text:p>
      <text:p text:style-name="Standard">Enter element to push</text:p>
      <text:p text:style-name="Standard">2</text:p>
      <text:p text:style-name="Standard">Enter</text:p>
      <text:p text:style-name="Standard">1.To push</text:p>
      <text:p text:style-name="Standard">2.To pop</text:p>
      <text:p text:style-name="Standard">3.To display</text:p>
      <text:soft-page-break/>
      <text:p text:style-name="Standard">4.To exit</text:p>
      <text:p text:style-name="Standard">1</text:p>
      <text:p text:style-name="Standard">Enter element to push</text:p>
      <text:p text:style-name="Standard">3</text:p>
      <text:p text:style-name="Standard">Enter</text:p>
      <text:p text:style-name="Standard">1.To push</text:p>
      <text:p text:style-name="Standard">2.To pop</text:p>
      <text:p text:style-name="Standard">3.To display</text:p>
      <text:p text:style-name="Standard">4.To exit</text:p>
      <text:p text:style-name="Standard">1</text:p>
      <text:p text:style-name="Standard">Stack overflow</text:p>
      <text:p text:style-name="Standard">Enter</text:p>
      <text:p text:style-name="Standard">1.To push</text:p>
      <text:p text:style-name="Standard">2.To pop</text:p>
      <text:p text:style-name="Standard">3.To display</text:p>
      <text:p text:style-name="Standard">4.To exit</text:p>
      <text:p text:style-name="Standard">3</text:p>
      <text:p text:style-name="Standard">Current stack is</text:p>
      <text:p text:style-name="Standard">321</text:p>
      <text:p text:style-name="Standard">Enter</text:p>
      <text:p text:style-name="Standard">1.To push</text:p>
      <text:p text:style-name="Standard">2.To pop</text:p>
      <text:p text:style-name="Standard">3.To display</text:p>
      <text:p text:style-name="Standard">4.To exit</text:p>
      <text:p text:style-name="Standard">2</text:p>
      <text:p text:style-name="Standard">Enter</text:p>
      <text:p text:style-name="Standard">1.To push</text:p>
      <text:p text:style-name="Standard">2.To pop</text:p>
      <text:p text:style-name="Standard">3.To display</text:p>
      <text:p text:style-name="Standard">4.To exit</text:p>
      <text:p text:style-name="Standard">2</text:p>
      <text:p text:style-name="Standard">Enter</text:p>
      <text:p text:style-name="Standard">1.To push</text:p>
      <text:p text:style-name="Standard">2.To pop</text:p>
      <text:p text:style-name="Standard">3.To display</text:p>
      <text:p text:style-name="Standard">4.To exit</text:p>
      <text:p text:style-name="Standard">2</text:p>
      <text:p text:style-name="Standard">Enter</text:p>
      <text:p text:style-name="Standard">1.To push</text:p>
      <text:p text:style-name="Standard">2.To pop</text:p>
      <text:p text:style-name="Standard">3.To display</text:p>
      <text:p text:style-name="Standard">4.To exit</text:p>
      <text:p text:style-name="Standard">2</text:p>
      <text:p text:style-name="Standard">Stack is empty</text:p>
      <text:p text:style-name="Standard">Enter</text:p>
      <text:p text:style-name="Standard">1.To push</text:p>
      <text:p text:style-name="Standard">2.To pop</text:p>
      <text:p text:style-name="Standard">3.To display</text:p>
      <text:p text:style-name="Standard">4.To exit</text:p>
      <text:p text:style-name="Standard">4</text:p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soft-page-break/>
      <text:p text:style-name="P263">IMPLEMENTATION</text:p>
      <text:p text:style-name="P264">/*Name:BHAGYA A JAI</text:p>
      <text:p text:style-name="P265">Roll no:B21CSB18</text:p>
      <text:p text:style-name="P266">Name of Experiment:QUEUE*/</text:p>
      <text:p text:style-name="Standard">#include&lt;stdio.h&gt;</text:p>
      <text:p text:style-name="Standard">#include&lt;stdlib.h&gt;</text:p>
      <text:p text:style-name="Standard">struct queue</text:p>
      <text:p text:style-name="Standard"><text:s text:c="12"/>{ int FRONT;</text:p>
      <text:p text:style-name="Standard"><text:s text:c="14"/>int REAR;</text:p>
      <text:p text:style-name="Standard"><text:s text:c="14"/>int n;</text:p>
      <text:p text:style-name="Standard"><text:s text:c="14"/>int *a;</text:p>
      <text:p text:style-name="Standard"><text:s text:c="12"/>};</text:p>
      <text:p text:style-name="Standard"><text:s text:c="4"/>void create(struct queue *q)</text:p>
      <text:p text:style-name="Standard"><text:s text:c="4"/>{ q-&gt; FRONT =-1;</text:p>
      <text:p text:style-name="Standard"><text:s text:c="6"/>q-&gt; REAR =-1;</text:p>
      <text:p text:style-name="Standard"><text:s text:c="6"/>printf("Enter size of queue\n");</text:p>
      <text:p text:style-name="Standard"><text:s text:c="6"/>scanf("%d",&amp;q-&gt;n);</text:p>
      <text:p text:style-name="Standard"><text:s text:c="6"/>q-&gt;a=malloc (q-&gt;n*sizeof(int));</text:p>
      <text:p text:style-name="Standard"><text:s text:c="4"/>}</text:p>
      <text:p text:style-name="Standard"><text:s text:c="3"/></text:p>
      <text:p text:style-name="Standard"><text:s text:c="4"/>void insarray(struct queue *q)</text:p>
      <text:p text:style-name="Standard"><text:s text:c="4"/>{ <text:s/>int x;</text:p>
      <text:p text:style-name="Standard"><text:s text:c="7"/>if(q-&gt;REAR==(q-&gt;n)-1)</text:p>
      <text:p text:style-name="Standard"><text:s text:c="7"/>printf("Queue is full,insertion not possible!\n");</text:p>
      <text:p text:style-name="Standard"><text:s text:c="6"/>else</text:p>
      <text:p text:style-name="Standard"><text:s text:c="5"/>{ if(q-&gt;FRONT==-1)</text:p>
      <text:p text:style-name="Standard"><text:s text:c="7"/>q-&gt;FRONT=0;</text:p>
      <text:p text:style-name="Standard"><text:s text:c="7"/>printf("Enter element to be inserted to the queue\n");</text:p>
      <text:p text:style-name="Standard"><text:s text:c="7"/>scanf("%d",&amp;x);</text:p>
      <text:p text:style-name="Standard"><text:s text:c="6"/>q-&gt;REAR++;</text:p>
      <text:p text:style-name="Standard"><text:s text:c="6"/>q-&gt;a[q-&gt;REAR]=x;</text:p>
      <text:p text:style-name="Standard"><text:s text:c="5"/>}</text:p>
      <text:p text:style-name="Standard"><text:s text:c="4"/>}</text:p>
      <text:p text:style-name="Standard"><text:s text:c="4"/>void delarray(struct queue *q)</text:p>
      <text:p text:style-name="Standard"><text:s text:c="4"/>{ if(q-&gt;FRONT==-1)</text:p>
      <text:p text:style-name="Standard"><text:s text:c="7"/>printf("Queue is empty,deletion not possible!\n");</text:p>
      <text:p text:style-name="Standard"><text:s text:c="6"/>else</text:p>
      <text:p text:style-name="Standard"><text:s text:c="6"/>{ int x=q-&gt;a[q-&gt;FRONT];</text:p>
      <text:p text:style-name="Standard"><text:s text:c="8"/>if(q-&gt;FRONT==q-&gt;REAR)</text:p>
      <text:p text:style-name="Standard"><text:s text:c="8"/>{ q-&gt;FRONT=-1;</text:p>
      <text:p text:style-name="Standard"><text:s text:c="10"/>q-&gt;REAR=-1;</text:p>
      <text:p text:style-name="Standard"><text:s text:c="8"/>}</text:p>
      <text:p text:style-name="Standard"><text:s text:c="7"/>else</text:p>
      <text:p text:style-name="Standard"><text:s text:c="8"/>q-&gt;FRONT++;</text:p>
      <text:p text:style-name="Standard"><text:s text:c="4"/>}</text:p>
      <text:p text:style-name="Standard"><text:s text:c="4"/>}</text:p>
      <text:p text:style-name="Standard"><text:s text:c="4"/>void disarray(struct queue *q)</text:p>
      <text:p text:style-name="Standard"><text:s text:c="4"/>{ int i;</text:p>
      <text:p text:style-name="Standard"><text:s text:c="6"/>printf("The current queue is:\n");</text:p>
      <text:p text:style-name="Standard"><text:s text:c="6"/>for(i=q-&gt;FRONT;i&lt;=q-&gt;REAR;i++)</text:p>
      <text:p text:style-name="Standard"><text:s text:c="7"/>printf("%d",q-&gt;a[i]);</text:p>
      <text:p text:style-name="Standard"><text:s text:c="4"/>}</text:p>
      <text:soft-page-break/>
      <text:p text:style-name="Standard"><text:s text:c="4"/>int main()</text:p>
      <text:p text:style-name="Standard"><text:s text:c="4"/>{ struct queue q;</text:p>
      <text:p text:style-name="Standard"><text:s text:c="6"/>int x,l;</text:p>
      <text:p text:style-name="Standard"><text:s text:c="6"/>create(&amp;q);</text:p>
      <text:p text:style-name="Standard"><text:s text:c="6"/>L1:</text:p>
      <text:p text:style-name="Standard"><text:s text:c="6"/>printf("\nEnter\n1 for insertion\n2 for deletion\n3 to display\n4 to exit\n");</text:p>
      <text:p text:style-name="Standard"><text:s text:c="6"/>scanf("%d",&amp;l);</text:p>
      <text:p text:style-name="Standard"><text:s text:c="6"/>switch(l)</text:p>
      <text:p text:style-name="Standard"><text:s text:c="6"/>{case 1:insarray(&amp;q);goto L1;</text:p>
      <text:p text:style-name="Standard"><text:s text:c="7"/>case 2:delarray(&amp;q);goto L1;</text:p>
      <text:p text:style-name="Standard"><text:s text:c="7"/>case 3:disarray(&amp;q);goto L1;</text:p>
      <text:p text:style-name="Standard"><text:s text:c="7"/>case 4:return 0;</text:p>
      <text:p text:style-name="Standard"><text:s text:c="7"/>default:printf("Enter valid input\n");goto L1;</text:p>
      <text:p text:style-name="Standard"><text:s text:c="6"/>}</text:p>
      <text:p text:style-name="Standard"><text:s text:c="4"/>return 0;</text:p>
      <text:p text:style-name="Standard"><text:s text:c="4"/>}</text:p>
      <text:p text:style-name="P267">OUTPUT</text:p>
      <text:p text:style-name="Standard">Enter size of queue</text:p>
      <text:p text:style-name="Standard">3</text:p>
      <text:p text:style-name="Standard"/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1</text:p>
      <text:p text:style-name="Standard">Enter element to be inserted to the queue</text:p>
      <text:p text:style-name="Standard">1</text:p>
      <text:p text:style-name="Standard"/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1</text:p>
      <text:p text:style-name="Standard">Enter element to be inserted to the queue</text:p>
      <text:p text:style-name="Standard">2</text:p>
      <text:p text:style-name="Standard"/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1</text:p>
      <text:p text:style-name="Standard">Enter element to be inserted to the queue</text:p>
      <text:p text:style-name="Standard">3</text:p>
      <text:p text:style-name="Standard"/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soft-page-break/>
      <text:p text:style-name="Standard">1</text:p>
      <text:p text:style-name="Standard">Queue is full,insertion not possible!</text:p>
      <text:p text:style-name="Standard"/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3</text:p>
      <text:p text:style-name="Standard">The current queue is:</text:p>
      <text:p text:style-name="Standard">123</text:p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2</text:p>
      <text:p text:style-name="Standard"/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3</text:p>
      <text:p text:style-name="Standard">The current queue is:</text:p>
      <text:p text:style-name="Standard">23</text:p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2</text:p>
      <text:p text:style-name="Standard"/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2</text:p>
      <text:p text:style-name="Standard"/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2</text:p>
      <text:p text:style-name="Standard">Queue is empty,deletion not possible!</text:p>
      <text:p text:style-name="Standard"/>
      <text:p text:style-name="Standard">Enter</text:p>
      <text:p text:style-name="Standard">1 for insertion</text:p>
      <text:p text:style-name="Standard">2 for deletion</text:p>
      <text:p text:style-name="Standard">3 to display</text:p>
      <text:soft-page-break/>
      <text:p text:style-name="Standard">4 to exit</text:p>
      <text:p text:style-name="Standard">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68">IMPLEMENTATION</text:p>
      <text:p text:style-name="P269">/*Name:BHAGYA A JAI</text:p>
      <text:p text:style-name="P270">Roll no:B21CSB18</text:p>
      <text:p text:style-name="P271">Name of Experiment:CIRCULAR QUEUE*/</text:p>
      <text:p text:style-name="Standard">#include&lt;stdio.h&gt;</text:p>
      <text:p text:style-name="Standard">#include&lt;stdlib.h&gt;</text:p>
      <text:p text:style-name="Standard">struct queue</text:p>
      <text:p text:style-name="Standard"><text:s text:c="12"/>{ int FRONT;</text:p>
      <text:p text:style-name="Standard"><text:s text:c="14"/>int REAR;</text:p>
      <text:p text:style-name="Standard"><text:s text:c="14"/>int n;</text:p>
      <text:p text:style-name="Standard"><text:s text:c="14"/>int *a;</text:p>
      <text:p text:style-name="Standard"><text:s text:c="12"/>};</text:p>
      <text:p text:style-name="Standard"><text:s text:c="4"/>void create(struct queue *q)</text:p>
      <text:p text:style-name="Standard"><text:s text:c="4"/>{ q-&gt; FRONT =-1;</text:p>
      <text:p text:style-name="Standard"><text:s text:c="6"/>q-&gt; REAR =-1;</text:p>
      <text:p text:style-name="Standard"><text:s text:c="6"/>printf("Enter size of circular queue\n");</text:p>
      <text:p text:style-name="Standard"><text:s text:c="6"/>scanf("%d",&amp;q-&gt;n);</text:p>
      <text:p text:style-name="Standard"><text:s text:c="6"/>q-&gt;a=malloc(q-&gt;n*sizeof(int));</text:p>
      <text:p text:style-name="Standard"><text:s text:c="4"/>}</text:p>
      <text:p text:style-name="Standard"><text:s text:c="3"/></text:p>
      <text:p text:style-name="Standard"><text:s text:c="4"/>void insarray(struct queue *q)</text:p>
      <text:p text:style-name="Standard"><text:s text:c="4"/>{ <text:s/>int x;</text:p>
      <text:p text:style-name="Standard"><text:s text:c="7"/>if((q-&gt;FRONT==q-&gt;REAR+1)||((q-&gt;FRONT==0) &amp;&amp; (q-&gt;REAR==(q-&gt;n)-1)))</text:p>
      <text:p text:style-name="Standard"><text:s text:c="7"/>printf("Circular queue is full,insertion not possible!\n");</text:p>
      <text:p text:style-name="Standard"><text:s text:c="8"/>else if(q-&gt;FRONT==-1)</text:p>
      <text:p text:style-name="Standard"><text:s text:c="12"/>{ printf("Enter element to be inserted to the circular queue\n");</text:p>
      <text:p text:style-name="Standard"><text:s text:c="14"/>scanf("%d",&amp;x);</text:p>
      <text:p text:style-name="Standard"><text:s text:c="14"/>q-&gt;FRONT=0;</text:p>
      <text:p text:style-name="Standard"><text:s text:c="14"/>q-&gt;REAR=0;</text:p>
      <text:p text:style-name="Standard"><text:s text:c="14"/>q-&gt;a[q-&gt;REAR]=x;</text:p>
      <text:p text:style-name="Standard"><text:s text:c="12"/>}</text:p>
      <text:p text:style-name="Standard"><text:s text:c="8"/>else</text:p>
      <text:p text:style-name="Standard"><text:s text:c="12"/>{//q-&gt;FRONT=0;</text:p>
      <text:p text:style-name="Standard"><text:s text:c="14"/>q-&gt;REAR=(q-&gt;REAR+1)%q-&gt;n;</text:p>
      <text:p text:style-name="Standard"><text:s text:c="14"/>printf("Enter element to be inserted to the circular queue\n");</text:p>
      <text:p text:style-name="Standard"><text:s text:c="14"/>scanf("%d",&amp;x);</text:p>
      <text:p text:style-name="Standard"><text:s text:c="14"/>q-&gt;a[q-&gt;REAR]=x;</text:p>
      <text:p text:style-name="Standard"><text:s text:c="12"/>}</text:p>
      <text:p text:style-name="Standard"><text:s text:c="8"/></text:p>
      <text:p text:style-name="Standard"><text:s text:c="8"/>}</text:p>
      <text:p text:style-name="Standard"><text:s text:c="5"/></text:p>
      <text:p text:style-name="Standard"><text:s text:c="4"/>void delarray(struct queue *q)</text:p>
      <text:p text:style-name="Standard"><text:s text:c="4"/>{ int x;</text:p>
      <text:p text:style-name="Standard"><text:s text:c="6"/>if(q-&gt;FRONT==-1)</text:p>
      <text:p text:style-name="Standard"><text:s text:c="7"/>printf("Circular queue is empty,deletion impossible!\n");</text:p>
      <text:p text:style-name="Standard"><text:s text:c="7"/>else</text:p>
      <text:p text:style-name="Standard"><text:s text:c="7"/>{x=q-&gt;a[q-&gt;FRONT];</text:p>
      <text:p text:style-name="Standard"><text:s text:c="7"/></text:p>
      <text:p text:style-name="Standard"><text:s text:c="11"/>if(q-&gt;FRONT==q-&gt;REAR)</text:p>
      <text:p text:style-name="Standard"><text:s text:c="12"/>{</text:p>
      <text:p text:style-name="Standard"><text:s text:c="13"/>q-&gt;FRONT=-1;</text:p>
      <text:p text:style-name="Standard"><text:s text:c="13"/>q-&gt;REAR=-1;</text:p>
      <text:soft-page-break/>
      <text:p text:style-name="Standard"><text:s text:c="12"/>}</text:p>
      <text:p text:style-name="Standard"><text:s text:c="11"/>else</text:p>
      <text:p text:style-name="Standard"><text:s text:c="11"/>q-&gt;FRONT=(q-&gt;FRONT+1)%q-&gt;n; <text:s text:c="4"/></text:p>
      <text:p text:style-name="Standard"><text:s text:c="7"/>}</text:p>
      <text:p text:style-name="Standard"><text:s text:c="4"/>}</text:p>
      <text:p text:style-name="Standard"><text:s text:c="4"/>void disarray(struct queue *q)</text:p>
      <text:p text:style-name="Standard"><text:s text:c="4"/>{ int i;</text:p>
      <text:p text:style-name="Standard"><text:s text:c="6"/>printf("The current circular queue is:\n");</text:p>
      <text:p text:style-name="Standard"><text:s text:c="6"/>if((q-&gt;FRONT)&lt;=(q-&gt;REAR))</text:p>
      <text:p text:style-name="Standard"><text:s text:c="6"/>{for(i=(q-&gt;FRONT);i&lt;=(q-&gt;REAR);i++)</text:p>
      <text:p text:style-name="Standard"><text:s text:c="7"/>printf("%d",q-&gt;a[i]);</text:p>
      <text:p text:style-name="Standard"><text:s text:c="6"/>}</text:p>
      <text:p text:style-name="Standard"><text:s text:c="6"/>else</text:p>
      <text:p text:style-name="Standard"><text:s text:c="6"/>{for(i=q-&gt;FRONT;i&lt;=(q-&gt;n-1);i++)</text:p>
      <text:p text:style-name="Standard"><text:s text:c="7"/>printf("%d",q-&gt;a[i]);</text:p>
      <text:p text:style-name="Standard"><text:s text:c="8"/>if(q-&gt;REAR==0)</text:p>
      <text:p text:style-name="Standard"><text:s text:c="10"/>printf("%d",q-&gt;a[q-&gt;REAR]);</text:p>
      <text:p text:style-name="Standard"><text:s text:c="8"/>else</text:p>
      <text:p text:style-name="Standard"><text:s text:c="7"/>{ for(i=0;i&lt;=q-&gt;REAR;i++)</text:p>
      <text:p text:style-name="Standard"><text:s text:c="10"/>printf("%d",q-&gt;a[i]);</text:p>
      <text:p text:style-name="Standard"><text:s text:c="7"/>}</text:p>
      <text:p text:style-name="Standard"><text:s text:c="6"/>}</text:p>
      <text:p text:style-name="Standard"><text:s text:c="6"/></text:p>
      <text:p text:style-name="Standard"><text:s text:c="4"/>}</text:p>
      <text:p text:style-name="Standard"><text:s text:c="4"/>int main()</text:p>
      <text:p text:style-name="Standard"><text:s text:c="4"/>{ struct queue q;</text:p>
      <text:p text:style-name="Standard"><text:s text:c="6"/>int x,l;</text:p>
      <text:p text:style-name="Standard"><text:s text:c="6"/>create(&amp;q);</text:p>
      <text:p text:style-name="Standard"><text:s text:c="6"/>L1:</text:p>
      <text:p text:style-name="Standard"><text:s text:c="6"/>printf("\nEnter\n1 for insertion\n2 for deletion\n3 to display\n4 to exit\n");</text:p>
      <text:p text:style-name="Standard"><text:s text:c="6"/>scanf("%d",&amp;l);</text:p>
      <text:p text:style-name="Standard"><text:s text:c="6"/>switch(l)</text:p>
      <text:p text:style-name="Standard"><text:s text:c="6"/>{ case 1:</text:p>
      <text:p text:style-name="Standard"><text:s text:c="6"/><text:tab/><text:tab/>insarray(&amp;q);</text:p>
      <text:p text:style-name="Standard"><text:s text:c="6"/><text:tab/><text:tab/>goto L1;</text:p>
      <text:p text:style-name="Standard"><text:s text:c="8"/>case 2: <text:s/></text:p>
      <text:p text:style-name="Standard"><text:s text:c="7"/><text:tab/><text:tab/>delarray(&amp;q);</text:p>
      <text:p text:style-name="Standard"><text:s text:c="7"/><text:tab/><text:tab/>goto L1;</text:p>
      <text:p text:style-name="Standard"><text:s text:c="8"/>case 3:</text:p>
      <text:p text:style-name="Standard"><text:s text:c="7"/><text:tab/><text:tab/>disarray(&amp;q);</text:p>
      <text:p text:style-name="Standard"><text:s text:c="7"/><text:tab/><text:tab/>goto L1;</text:p>
      <text:p text:style-name="Standard"><text:s text:c="8"/>case 4:</text:p>
      <text:p text:style-name="Standard"><text:s text:c="7"/><text:tab/><text:tab/>return 0;</text:p>
      <text:p text:style-name="Standard"><text:s text:c="8"/>default:</text:p>
      <text:p text:style-name="Standard"><text:s text:c="7"/><text:tab/><text:tab/>printf("Enter valid input\n");</text:p>
      <text:p text:style-name="Standard"><text:s text:c="7"/><text:tab/><text:tab/>goto L1;</text:p>
      <text:p text:style-name="Standard"><text:s text:c="6"/>}</text:p>
      <text:p text:style-name="Standard"><text:s text:c="5"/>return 0;</text:p>
      <text:p text:style-name="Standard"><text:s text:c="4"/>}</text:p>
      <text:p text:style-name="P272">OUTPUT</text:p>
      <text:p text:style-name="Standard">Enter size of circular queue</text:p>
      <text:p text:style-name="Standard">3</text:p>
      <text:p text:style-name="Standard"/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1</text:p>
      <text:p text:style-name="Standard">Enter element to be inserted to the circular queue</text:p>
      <text:p text:style-name="Standard">1</text:p>
      <text:p text:style-name="Standard"/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1</text:p>
      <text:p text:style-name="Standard">Enter element to be inserted to the circular queue</text:p>
      <text:p text:style-name="Standard">2</text:p>
      <text:p text:style-name="Standard"/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1</text:p>
      <text:p text:style-name="Standard">Enter element to be inserted to the circular queue</text:p>
      <text:p text:style-name="Standard">3</text:p>
      <text:p text:style-name="Standard"/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3</text:p>
      <text:p text:style-name="Standard">The current circular queue is:</text:p>
      <text:p text:style-name="Standard">123</text:p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2</text:p>
      <text:p text:style-name="Standard"/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1</text:p>
      <text:p text:style-name="Standard">Enter element to be inserted to the circular queue</text:p>
      <text:p text:style-name="Standard">8</text:p>
      <text:p text:style-name="Standard"/>
      <text:soft-page-break/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3</text:p>
      <text:p text:style-name="Standard">The current circular queue is:</text:p>
      <text:p text:style-name="Standard">238</text:p>
      <text:p text:style-name="Standard">Enter</text:p>
      <text:p text:style-name="Standard">1 for insertion</text:p>
      <text:p text:style-name="Standard">2 for deletion</text:p>
      <text:p text:style-name="Standard">3 to display</text:p>
      <text:p text:style-name="Standard">4 to exit</text:p>
      <text:p text:style-name="Standard">4</text:p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soft-page-break/>
      <text:p text:style-name="P311">IMPLEMENTATION</text:p>
      <text:p text:style-name="P312">/*Name:BHAGYA A JAI</text:p>
      <text:p text:style-name="P313">Roll no:B21CSB18</text:p>
      <text:p text:style-name="P314">Name of Experiment:DOUBLE ENDED QUEUE*/</text:p>
      <text:p text:style-name="Standard">#include&lt;stdio.h&gt;</text:p>
      <text:p text:style-name="Standard">#include &lt;stdlib.h&gt;</text:p>
      <text:p text:style-name="Standard"><text:tab/>struct queue</text:p>
      <text:p text:style-name="Standard"><text:s text:c="12"/>{ int FRONT;</text:p>
      <text:p text:style-name="Standard"><text:s text:c="14"/>int REAR;</text:p>
      <text:p text:style-name="Standard"><text:s text:c="14"/>int n;</text:p>
      <text:p text:style-name="Standard"><text:s text:c="14"/>int *a;</text:p>
      <text:p text:style-name="Standard"><text:s text:c="12"/>};</text:p>
      <text:p text:style-name="Standard"><text:s text:c="4"/>void create(struct queue *q)</text:p>
      <text:p text:style-name="Standard"><text:s text:c="4"/>{ q-&gt; FRONT =-1;</text:p>
      <text:p text:style-name="Standard"><text:s text:c="6"/>q-&gt; REAR =-1;</text:p>
      <text:p text:style-name="Standard"><text:s text:c="6"/>printf("Enter size of the double ended queue\n");</text:p>
      <text:p text:style-name="Standard"><text:s text:c="6"/>scanf("%d",&amp;q-&gt;n);</text:p>
      <text:p text:style-name="Standard"><text:s text:c="6"/>q-&gt;a=malloc (q-&gt;n*sizeof(int));</text:p>
      <text:p text:style-name="Standard"><text:s text:c="4"/>}</text:p>
      <text:p text:style-name="Standard"><text:s text:c="3"/></text:p>
      <text:p text:style-name="Standard"><text:s text:c="4"/>void rinsarray(struct queue *q)</text:p>
      <text:p text:style-name="Standard"><text:s text:c="4"/>{ <text:s/>int x;</text:p>
      <text:p text:style-name="Standard"><text:s text:c="7"/>if(q-&gt;REAR==(q-&gt;n)-1)</text:p>
      <text:p text:style-name="Standard"><text:s text:c="7"/>printf("Double ended queue is full,insertion not possible!\n");</text:p>
      <text:p text:style-name="Standard"><text:s text:c="6"/>else</text:p>
      <text:p text:style-name="Standard"><text:s text:c="5"/>{ if(q-&gt;FRONT==-1)</text:p>
      <text:p text:style-name="Standard"><text:s text:c="7"/>q-&gt;FRONT=0;</text:p>
      <text:p text:style-name="Standard"><text:s text:c="7"/>printf("Enter element to be inserted to the double ended queue\n");</text:p>
      <text:p text:style-name="Standard"><text:s text:c="7"/>scanf("%d",&amp;x);</text:p>
      <text:p text:style-name="Standard"><text:s text:c="6"/>q-&gt;REAR++;</text:p>
      <text:p text:style-name="Standard"><text:s text:c="6"/>q-&gt;a[q-&gt;REAR]=x;</text:p>
      <text:p text:style-name="Standard"><text:s text:c="5"/>}</text:p>
      <text:p text:style-name="Standard"><text:s text:c="4"/>}</text:p>
      <text:p text:style-name="Standard"><text:s text:c="4"/>void fdelarray(struct queue *q)</text:p>
      <text:p text:style-name="Standard"><text:s text:c="4"/>{ if(q-&gt;FRONT==-1)</text:p>
      <text:p text:style-name="Standard"><text:s text:c="7"/>printf("Double ended queue is empty,deletion impossible!\n");</text:p>
      <text:p text:style-name="Standard"><text:s text:c="6"/>else</text:p>
      <text:p text:style-name="Standard"><text:s text:c="6"/>{ int x=q-&gt;a[q-&gt;FRONT];</text:p>
      <text:p text:style-name="Standard"><text:s text:c="8"/>if(q-&gt;FRONT==q-&gt;REAR)</text:p>
      <text:p text:style-name="Standard"><text:s text:c="8"/>{ q-&gt;FRONT=-1;</text:p>
      <text:p text:style-name="Standard"><text:s text:c="10"/>q-&gt;REAR=-1;</text:p>
      <text:p text:style-name="Standard"><text:s text:c="8"/>}</text:p>
      <text:p text:style-name="Standard"><text:s text:c="7"/>else</text:p>
      <text:p text:style-name="Standard"><text:s text:c="8"/>q-&gt;FRONT++;</text:p>
      <text:p text:style-name="Standard"><text:s text:c="4"/>}</text:p>
      <text:p text:style-name="Standard"><text:s text:c="4"/>}</text:p>
      <text:p text:style-name="Standard"><text:s text:c="4"/>void rdelarray(struct queue *q)</text:p>
      <text:p text:style-name="Standard"><text:s text:c="4"/>{ if(q-&gt;REAR==-1)</text:p>
      <text:p text:style-name="Standard"><text:s text:c="7"/>printf("Double ended queue is empty,deletion impossible!\n");</text:p>
      <text:p text:style-name="Standard"><text:s text:c="6"/>else</text:p>
      <text:p text:style-name="Standard"><text:s text:c="6"/>{ int x=q-&gt;a[q-&gt;REAR];</text:p>
      <text:p text:style-name="Standard"><text:s text:c="8"/>if(q-&gt;FRONT==q-&gt;REAR)</text:p>
      <text:soft-page-break/>
      <text:p text:style-name="Standard"><text:s text:c="8"/>{ q-&gt;FRONT=-1;</text:p>
      <text:p text:style-name="Standard"><text:s text:c="10"/>q-&gt;REAR=-1;</text:p>
      <text:p text:style-name="Standard"><text:s text:c="8"/>}</text:p>
      <text:p text:style-name="Standard"><text:s text:c="7"/>else</text:p>
      <text:p text:style-name="Standard"><text:s text:c="8"/>q-&gt;REAR--;</text:p>
      <text:p text:style-name="Standard"><text:s text:c="6"/>}</text:p>
      <text:p text:style-name="Standard"><text:s text:c="4"/>}</text:p>
      <text:p text:style-name="Standard"><text:s text:c="4"/>void finsarray(struct queue *q)</text:p>
      <text:p text:style-name="Standard"><text:s text:c="4"/>{ <text:s/>int x;</text:p>
      <text:p text:style-name="Standard"><text:s text:c="7"/>if(q-&gt;FRONT==0)</text:p>
      <text:p text:style-name="Standard"><text:s text:c="7"/>printf("Insertion not possible!\n");</text:p>
      <text:p text:style-name="Standard"><text:s text:c="6"/>else</text:p>
      <text:p text:style-name="Standard"><text:s text:c="5"/>{ if(q-&gt;FRONT==-1)</text:p>
      <text:p text:style-name="Standard"><text:s text:c="7"/>q-&gt;FRONT=0;</text:p>
      <text:p text:style-name="Standard"><text:s text:c="7"/>printf("Enter element to be inserted to the double ended queue\n");</text:p>
      <text:p text:style-name="Standard"><text:s text:c="7"/>scanf("%d",&amp;x);</text:p>
      <text:p text:style-name="Standard"><text:s text:c="6"/>q-&gt;FRONT--;</text:p>
      <text:p text:style-name="Standard"><text:s text:c="6"/>q-&gt;a[q-&gt;FRONT]=x;</text:p>
      <text:p text:style-name="Standard"><text:s text:c="5"/>}</text:p>
      <text:p text:style-name="Standard"><text:s text:c="4"/>}</text:p>
      <text:p text:style-name="Standard"><text:s text:c="4"/>void disarray(struct queue *q)</text:p>
      <text:p text:style-name="Standard"><text:s text:c="4"/>{ int i;</text:p>
      <text:p text:style-name="Standard"><text:s text:c="6"/>printf("The current double ended queue is:\n");</text:p>
      <text:p text:style-name="Standard"><text:s text:c="6"/>for(i=q-&gt;FRONT;i&lt;=q-&gt;REAR;i++)</text:p>
      <text:p text:style-name="Standard"><text:s text:c="7"/>printf("%d",q-&gt;a[i]);</text:p>
      <text:p text:style-name="Standard"><text:s text:c="4"/>}</text:p>
      <text:p text:style-name="Standard"><text:s text:c="4"/>int main()</text:p>
      <text:p text:style-name="Standard"><text:s text:c="4"/>{ struct queue q;</text:p>
      <text:p text:style-name="Standard"><text:s text:c="6"/>int x,l;</text:p>
      <text:p text:style-name="Standard"><text:s text:c="6"/>create(&amp;q);</text:p>
      <text:p text:style-name="Standard"><text:s text:c="6"/>L1:</text:p>
      <text:p text:style-name="Standard"><text:s text:c="6"/>printf("\nEnter\n1 for insertion at rear\n2 for deletion at rear\n3 for insertion at front\n4 for deletion at front\n5 to display\n6 to exit\n");</text:p>
      <text:p text:style-name="Standard"><text:s text:c="6"/>scanf("%d",&amp;l);</text:p>
      <text:p text:style-name="Standard"><text:s text:c="6"/>switch(l)</text:p>
      <text:p text:style-name="Standard"><text:s text:c="6"/>{</text:p>
      <text:p text:style-name="Standard"><text:s text:c="7"/>case 1:rinsarray(&amp;q);goto L1;</text:p>
      <text:p text:style-name="Standard"><text:s text:c="7"/>case 2:rdelarray(&amp;q);goto L1;</text:p>
      <text:p text:style-name="Standard"><text:s text:c="7"/>case 3:finsarray(&amp;q);goto L1;</text:p>
      <text:p text:style-name="Standard"><text:s text:c="7"/>case 4:fdelarray(&amp;q);goto L1;</text:p>
      <text:p text:style-name="Standard"><text:s text:c="7"/>case 5:disarray(&amp;q);goto L1;</text:p>
      <text:p text:style-name="Standard"><text:s text:c="7"/>case 6:return 0;</text:p>
      <text:p text:style-name="Standard"><text:s text:c="7"/>default:printf("Enter valid input\n");goto L1;</text:p>
      <text:p text:style-name="Standard"><text:s text:c="6"/>}</text:p>
      <text:p text:style-name="Standard"><text:s text:c="4"/>return 0;</text:p>
      <text:p text:style-name="Standard"><text:s text:c="4"/></text:p>
      <text:p text:style-name="Standard"><text:s text:c="4"/>}</text:p>
      <text:p text:style-name="P315">OUTPUT</text:p>
      <text:p text:style-name="Standard">Enter size of the double ended queue</text:p>
      <text:p text:style-name="Standard">4</text:p>
      <text:p text:style-name="Standard"/>
      <text:p text:style-name="Standard">Enter</text:p>
      <text:soft-page-break/>
      <text:p text:style-name="Standard">1 for insertion at rear</text:p>
      <text:p text:style-name="Standard">2 for deletion at rear</text:p>
      <text:p text:style-name="Standard">3 for insertion at front</text:p>
      <text:p text:style-name="Standard">4 for deletion at front</text:p>
      <text:p text:style-name="Standard">5 to display</text:p>
      <text:p text:style-name="Standard">6 to exit</text:p>
      <text:p text:style-name="Standard">1</text:p>
      <text:p text:style-name="Standard">Enter element to be inserted to the double ended queue</text:p>
      <text:p text:style-name="Standard">1</text:p>
      <text:p text:style-name="Standard"/>
      <text:p text:style-name="Standard">Enter</text:p>
      <text:p text:style-name="Standard">1 for insertion at rear</text:p>
      <text:p text:style-name="Standard">2 for deletion at rear</text:p>
      <text:p text:style-name="Standard">3 for insertion at front</text:p>
      <text:p text:style-name="Standard">4 for deletion at front</text:p>
      <text:p text:style-name="Standard">5 to display</text:p>
      <text:p text:style-name="Standard">6 to exit</text:p>
      <text:p text:style-name="Standard">1</text:p>
      <text:p text:style-name="Standard">Enter element to be inserted to the double ended queue</text:p>
      <text:p text:style-name="Standard">2</text:p>
      <text:p text:style-name="Standard"/>
      <text:p text:style-name="Standard">Enter</text:p>
      <text:p text:style-name="Standard">1 for insertion at rear</text:p>
      <text:p text:style-name="Standard">2 for deletion at rear</text:p>
      <text:p text:style-name="Standard">3 for insertion at front</text:p>
      <text:p text:style-name="Standard">4 for deletion at front</text:p>
      <text:p text:style-name="Standard">5 to display</text:p>
      <text:p text:style-name="Standard">6 to exit</text:p>
      <text:p text:style-name="Standard">1</text:p>
      <text:p text:style-name="Standard">Enter element to be inserted to the double ended queue</text:p>
      <text:p text:style-name="Standard">3</text:p>
      <text:p text:style-name="Standard"/>
      <text:p text:style-name="Standard">Enter</text:p>
      <text:p text:style-name="Standard">1 for insertion at rear</text:p>
      <text:p text:style-name="Standard">2 for deletion at rear</text:p>
      <text:p text:style-name="Standard">3 for insertion at front</text:p>
      <text:p text:style-name="Standard">4 for deletion at front</text:p>
      <text:p text:style-name="Standard">5 to display</text:p>
      <text:p text:style-name="Standard">6 to exit</text:p>
      <text:p text:style-name="Standard">5</text:p>
      <text:p text:style-name="Standard">The current double ended queue is:</text:p>
      <text:p text:style-name="Standard">123</text:p>
      <text:p text:style-name="Standard">Enter</text:p>
      <text:p text:style-name="Standard">1 for insertion at rear</text:p>
      <text:p text:style-name="Standard">2 for deletion at rear</text:p>
      <text:p text:style-name="Standard">3 for insertion at front</text:p>
      <text:p text:style-name="Standard">4 for deletion at front</text:p>
      <text:p text:style-name="Standard">5 to display</text:p>
      <text:p text:style-name="Standard">6 to exit</text:p>
      <text:p text:style-name="Standard">2</text:p>
      <text:p text:style-name="Standard"/>
      <text:p text:style-name="Standard">Enter</text:p>
      <text:soft-page-break/>
      <text:p text:style-name="Standard">1 for insertion at rear</text:p>
      <text:p text:style-name="Standard">2 for deletion at rear</text:p>
      <text:p text:style-name="Standard">3 for insertion at front</text:p>
      <text:p text:style-name="Standard">4 for deletion at front</text:p>
      <text:p text:style-name="Standard">5 to display</text:p>
      <text:p text:style-name="Standard">6 to exit</text:p>
      <text:p text:style-name="Standard">5</text:p>
      <text:p text:style-name="Standard">The current double ended queue is:</text:p>
      <text:p text:style-name="Standard">12</text:p>
      <text:p text:style-name="Standard">Enter</text:p>
      <text:p text:style-name="Standard">1 for insertion at rear</text:p>
      <text:p text:style-name="Standard">2 for deletion at rear</text:p>
      <text:p text:style-name="Standard">3 for insertion at front</text:p>
      <text:p text:style-name="Standard">4 for deletion at front</text:p>
      <text:p text:style-name="Standard">5 to display</text:p>
      <text:p text:style-name="Standard">6 to exit</text:p>
      <text:p text:style-name="Standard">4</text:p>
      <text:p text:style-name="Standard"/>
      <text:p text:style-name="Standard">Enter</text:p>
      <text:p text:style-name="Standard">1 for insertion at rear</text:p>
      <text:p text:style-name="Standard">2 for deletion at rear</text:p>
      <text:p text:style-name="Standard">3 for insertion at front</text:p>
      <text:p text:style-name="Standard">4 for deletion at front</text:p>
      <text:p text:style-name="Standard">5 to display</text:p>
      <text:p text:style-name="Standard">6 to exit</text:p>
      <text:p text:style-name="Standard">5</text:p>
      <text:p text:style-name="Standard">The current double ended queue is:</text:p>
      <text:p text:style-name="Standard">2</text:p>
      <text:p text:style-name="Standard">Enter</text:p>
      <text:p text:style-name="Standard">1 for insertion at rear</text:p>
      <text:p text:style-name="Standard">2 for deletion at rear</text:p>
      <text:p text:style-name="Standard">3 for insertion at front</text:p>
      <text:p text:style-name="Standard">4 for deletion at front</text:p>
      <text:p text:style-name="Standard">5 to display</text:p>
      <text:p text:style-name="Standard">6 to exit</text:p>
      <text:p text:style-name="Standard">3</text:p>
      <text:p text:style-name="Standard">Enter element to be inserted to the double ended queue</text:p>
      <text:p text:style-name="Standard">6</text:p>
      <text:p text:style-name="Standard"/>
      <text:p text:style-name="Standard">Enter</text:p>
      <text:p text:style-name="Standard">1 for insertion at rear</text:p>
      <text:p text:style-name="Standard">2 for deletion at rear</text:p>
      <text:p text:style-name="Standard">3 for insertion at front</text:p>
      <text:p text:style-name="Standard">4 for deletion at front</text:p>
      <text:p text:style-name="Standard">5 to display</text:p>
      <text:p text:style-name="Standard">6 to exit</text:p>
      <text:p text:style-name="Standard">5</text:p>
      <text:p text:style-name="Standard">The current double ended queue is:</text:p>
      <text:p text:style-name="Standard">62</text:p>
      <text:p text:style-name="Standard">Enter</text:p>
      <text:p text:style-name="Standard">1 for insertion at rear</text:p>
      <text:p text:style-name="Standard">2 for deletion at rear</text:p>
      <text:soft-page-break/>
      <text:p text:style-name="Standard">3 for insertion at front</text:p>
      <text:p text:style-name="Standard">4 for deletion at front</text:p>
      <text:p text:style-name="Standard">5 to display</text:p>
      <text:p text:style-name="Standard">6 to exit</text:p>
      <text:p text:style-name="Standard">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soft-page-break/>
      <text:p text:style-name="P368">IMPLEMENTATION</text:p>
      <text:p text:style-name="P369">/*Name:BHAGYA A JAI</text:p>
      <text:p text:style-name="P370">Roll no:B21CSB18</text:p>
      <text:p text:style-name="P371">Name of Experiment:LINKED LIST*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s text:c="2"/>int data;</text:p>
      <text:p text:style-name="Standard"><text:s text:c="2"/>struct node *next;</text:p>
      <text:p text:style-name="Standard">};</text:p>
      <text:p text:style-name="Standard">struct node *start = NULL;</text:p>
      <text:p text:style-name="Standard">void insertfront ()</text:p>
      <text:p text:style-name="Standard">{</text:p>
      <text:p text:style-name="Standard"><text:s text:c="2"/>struct node *temp;</text:p>
      <text:p text:style-name="Standard"><text:s text:c="2"/>int x;</text:p>
      <text:p text:style-name="Standard"><text:s text:c="2"/>temp = malloc (sizeof (struct node));</text:p>
      <text:p text:style-name="Standard"><text:s text:c="2"/>printf ("\nEnter the data to be inserted\n");</text:p>
      <text:p text:style-name="Standard"><text:s text:c="2"/>scanf ("%d", &amp;x);</text:p>
      <text:p text:style-name="Standard"><text:s text:c="2"/>temp-&gt;data = x;</text:p>
      <text:p text:style-name="Standard"><text:s text:c="2"/>temp-&gt;next = start;</text:p>
      <text:p text:style-name="Standard"><text:s text:c="2"/>start = temp;</text:p>
      <text:p text:style-name="Standard">}</text:p>
      <text:p text:style-name="Standard">void insertend ()</text:p>
      <text:p text:style-name="Standard">{</text:p>
      <text:p text:style-name="Standard"><text:s text:c="2"/>struct node *end, *temp;</text:p>
      <text:p text:style-name="Standard"><text:s text:c="2"/>int x;</text:p>
      <text:p text:style-name="Standard"><text:s text:c="2"/>end = malloc (sizeof (struct node));</text:p>
      <text:p text:style-name="Standard"><text:s text:c="2"/>printf ("\nEnter the data to be inserted\n");</text:p>
      <text:p text:style-name="Standard"><text:s text:c="2"/>scanf ("%d", &amp;x);</text:p>
      <text:p text:style-name="Standard"><text:s text:c="2"/>end-&gt;data = x;</text:p>
      <text:p text:style-name="Standard"><text:s text:c="2"/>end-&gt;next = 0;</text:p>
      <text:p text:style-name="Standard"><text:s text:c="2"/>temp = start;</text:p>
      <text:p text:style-name="Standard"><text:s text:c="2"/>while (temp-&gt;next!= NULL)</text:p>
      <text:p text:style-name="Standard"><text:s text:c="4"/>{</text:p>
      <text:p text:style-name="Standard"><text:s text:c="6"/>temp = temp-&gt;next;</text:p>
      <text:p text:style-name="Standard"><text:s text:c="4"/>}</text:p>
      <text:p text:style-name="Standard"><text:s text:c="2"/>temp-&gt;next = end;</text:p>
      <text:p text:style-name="Standard">}</text:p>
      <text:p text:style-name="Standard"/>
      <text:p text:style-name="Standard">void insertrandom ()</text:p>
      <text:p text:style-name="Standard">{</text:p>
      <text:p text:style-name="Standard"><text:s text:c="2"/>struct node *newnode, *temp;</text:p>
      <text:p text:style-name="Standard"><text:s text:c="2"/>int x, pos, i = 1;</text:p>
      <text:p text:style-name="Standard"><text:s text:c="2"/>newnode = malloc (sizeof (struct node));</text:p>
      <text:p text:style-name="Standard"><text:s text:c="2"/>printf ("\nEnter the data to be inserted and the position\n");</text:p>
      <text:p text:style-name="Standard"><text:s text:c="2"/>scanf ("%d%d", &amp;x, &amp;pos);</text:p>
      <text:p text:style-name="Standard"><text:s text:c="2"/>newnode-&gt;data = x;</text:p>
      <text:p text:style-name="Standard"><text:s text:c="2"/>newnode-&gt;next = NULL;</text:p>
      <text:p text:style-name="Standard"><text:s text:c="2"/>temp = start;</text:p>
      <text:p text:style-name="Standard"><text:s text:c="2"/>while (i &lt; pos - 1)</text:p>
      <text:p text:style-name="Standard"><text:s text:c="4"/>{</text:p>
      <text:soft-page-break/>
      <text:p text:style-name="Standard"><text:s text:c="6"/>temp = temp-&gt;next;</text:p>
      <text:p text:style-name="Standard"><text:s text:c="6"/>i++;</text:p>
      <text:p text:style-name="Standard"><text:s text:c="4"/>}</text:p>
      <text:p text:style-name="Standard"><text:s text:c="2"/>newnode-&gt;next = temp-&gt;next;</text:p>
      <text:p text:style-name="Standard"><text:s text:c="2"/>temp-&gt;next = newnode;</text:p>
      <text:p text:style-name="Standard">}</text:p>
      <text:p text:style-name="Standard">void deletefront ()</text:p>
      <text:p text:style-name="Standard">{</text:p>
      <text:p text:style-name="Standard"><text:s text:c="2"/>struct node *temp;</text:p>
      <text:p text:style-name="Standard"><text:s text:c="2"/>if (start == NULL)</text:p>
      <text:p text:style-name="Standard"><text:s text:c="4"/>printf ("\nList is empty\n");</text:p>
      <text:p text:style-name="Standard"><text:s text:c="2"/>else</text:p>
      <text:p text:style-name="Standard"><text:s text:c="4"/>{</text:p>
      <text:p text:style-name="Standard"><text:s text:c="6"/>temp = start;</text:p>
      <text:p text:style-name="Standard"><text:s text:c="6"/>start = temp-&gt;next;</text:p>
      <text:p text:style-name="Standard"><text:s text:c="6"/>free (temp);</text:p>
      <text:p text:style-name="Standard"><text:s text:c="4"/>}</text:p>
      <text:p text:style-name="Standard">}</text:p>
      <text:p text:style-name="Standard"/>
      <text:p text:style-name="Standard">void deleteend ()</text:p>
      <text:p text:style-name="Standard">{</text:p>
      <text:p text:style-name="Standard"><text:s text:c="2"/>struct node *temp, *head, *prevnode;</text:p>
      <text:p text:style-name="Standard"><text:s text:c="2"/>if (start == NULL)</text:p>
      <text:p text:style-name="Standard"><text:s text:c="4"/>printf ("\nList is empty\n");</text:p>
      <text:p text:style-name="Standard"><text:s text:c="2"/>else</text:p>
      <text:p text:style-name="Standard"><text:s text:c="4"/>{</text:p>
      <text:p text:style-name="Standard"><text:s text:c="6"/>head = start;</text:p>
      <text:p text:style-name="Standard"><text:s text:c="6"/>while (head != NULL)</text:p>
      <text:p text:style-name="Standard"><text:tab/>{</text:p>
      <text:p text:style-name="Standard"><text:tab/><text:s text:c="2"/>prevnode = head;</text:p>
      <text:p text:style-name="Standard"><text:tab/><text:s text:c="2"/>head = head-&gt;next;</text:p>
      <text:p text:style-name="Standard"><text:tab/>}</text:p>
      <text:p text:style-name="Standard"><text:s text:c="6"/>prevnode-&gt;next = NULL;</text:p>
      <text:p text:style-name="Standard"><text:s text:c="6"/>free (head);</text:p>
      <text:p text:style-name="Standard"><text:s text:c="4"/>}</text:p>
      <text:p text:style-name="Standard">}</text:p>
      <text:p text:style-name="Standard"/>
      <text:p text:style-name="Standard">void deleterandom ()</text:p>
      <text:p text:style-name="Standard">{</text:p>
      <text:p text:style-name="Standard"><text:s text:c="2"/>struct node *temp, *position;</text:p>
      <text:p text:style-name="Standard"><text:s text:c="2"/>int i = 1, pos;</text:p>
      <text:p text:style-name="Standard"><text:s text:c="2"/>if (start == NULL)</text:p>
      <text:p text:style-name="Standard"><text:s text:c="4"/>printf ("\nList is empty\n");</text:p>
      <text:p text:style-name="Standard"><text:s text:c="2"/>else</text:p>
      <text:p text:style-name="Standard"><text:s text:c="4"/>{</text:p>
      <text:p text:style-name="Standard"><text:s text:c="6"/>printf ("\nEnter the position to be deleted\n");</text:p>
      <text:p text:style-name="Standard"><text:s text:c="6"/>scanf ("%d", &amp;pos);</text:p>
      <text:p text:style-name="Standard"><text:s text:c="6"/>temp = start;</text:p>
      <text:p text:style-name="Standard"><text:s text:c="6"/>while (i &lt; pos - 1)</text:p>
      <text:p text:style-name="Standard"><text:tab/>{</text:p>
      <text:p text:style-name="Standard"><text:tab/><text:s text:c="2"/>temp = temp-&gt;next;</text:p>
      <text:p text:style-name="Standard"><text:tab/><text:s text:c="2"/>i++;</text:p>
      <text:soft-page-break/>
      <text:p text:style-name="Standard"><text:tab/>}</text:p>
      <text:p text:style-name="Standard"><text:s text:c="6"/>position = temp-&gt;next;</text:p>
      <text:p text:style-name="Standard"><text:s text:c="6"/>temp-&gt;next = position-&gt;next;</text:p>
      <text:p text:style-name="Standard"><text:s text:c="6"/>free (position);</text:p>
      <text:p text:style-name="Standard"><text:s text:c="4"/>}</text:p>
      <text:p text:style-name="Standard">}</text:p>
      <text:p text:style-name="Standard"/>
      <text:p text:style-name="Standard">void display ()</text:p>
      <text:p text:style-name="Standard">{</text:p>
      <text:p text:style-name="Standard"><text:s text:c="2"/>struct node *temp;</text:p>
      <text:p text:style-name="Standard"><text:s text:c="2"/>if (start == NULL)</text:p>
      <text:p text:style-name="Standard"><text:s text:c="4"/>printf ("\nList is empty\n");</text:p>
      <text:p text:style-name="Standard"><text:s text:c="2"/>else</text:p>
      <text:p text:style-name="Standard"><text:s text:c="4"/>{</text:p>
      <text:p text:style-name="Standard"><text:s text:c="6"/>printf ("\nThe list is:\n");</text:p>
      <text:p text:style-name="Standard"><text:s text:c="6"/>temp = start;</text:p>
      <text:p text:style-name="Standard"><text:s text:c="6"/>while (temp != NULL)</text:p>
      <text:p text:style-name="Standard"><text:tab/>{</text:p>
      <text:p text:style-name="Standard"><text:tab/><text:s text:c="2"/>printf ("%d\t", temp-&gt;data);</text:p>
      <text:p text:style-name="Standard"><text:tab/><text:s text:c="2"/>temp = temp-&gt;next;</text:p>
      <text:p text:style-name="Standard"><text:tab/>}</text:p>
      <text:p text:style-name="Standard"><text:s text:c="4"/>}</text:p>
      <text:p text:style-name="Standard">}</text:p>
      <text:p text:style-name="Standard"/>
      <text:p text:style-name="Standard">void main ()</text:p>
      <text:p text:style-name="Standard">{</text:p>
      <text:p text:style-name="Standard"><text:s text:c="2"/>int c;</text:p>
      <text:p text:style-name="Standard"><text:s text:c="2"/>while (1)</text:p>
      <text:p text:style-name="Standard"><text:s text:c="4"/>{</text:p>
      <text:p text:style-name="Standard"><text:s text:c="6"/>printf ("\n\t1 Display list\n");</text:p>
      <text:p text:style-name="Standard"><text:s text:c="6"/>printf ("\t2 Insert at front\n");</text:p>
      <text:p text:style-name="Standard"><text:s text:c="6"/>printf ("\t3 Insert at end\n");</text:p>
      <text:p text:style-name="Standard"><text:s text:c="6"/>printf ("\t4 Insert at random position\n");</text:p>
      <text:p text:style-name="Standard"><text:s text:c="6"/>printf ("\t5 Delete front\n");</text:p>
      <text:p text:style-name="Standard"><text:s text:c="6"/>printf ("\t6 Delete end\n");</text:p>
      <text:p text:style-name="Standard"><text:s text:c="6"/>printf ("\t7 Delete at random position\n");</text:p>
      <text:p text:style-name="Standard"><text:s text:c="6"/>printf ("\t8 To exit\n");</text:p>
      <text:p text:style-name="Standard"><text:s text:c="6"/>printf ("\nEnter Choice :\n");</text:p>
      <text:p text:style-name="Standard"><text:s text:c="6"/>scanf ("%d", &amp;c);</text:p>
      <text:p text:style-name="Standard"><text:s text:c="6"/>switch (c)</text:p>
      <text:p text:style-name="Standard"><text:tab/>{</text:p>
      <text:p text:style-name="Standard"><text:tab/>case 1:</text:p>
      <text:p text:style-name="Standard"><text:tab/><text:s text:c="2"/>display ();</text:p>
      <text:p text:style-name="Standard"><text:tab/><text:s text:c="2"/>break;</text:p>
      <text:p text:style-name="Standard"><text:tab/>case 2:</text:p>
      <text:p text:style-name="Standard"><text:tab/><text:s text:c="2"/>insertfront ();</text:p>
      <text:p text:style-name="Standard"><text:tab/><text:s text:c="2"/>break;</text:p>
      <text:p text:style-name="Standard"><text:tab/>case 3:</text:p>
      <text:p text:style-name="Standard"><text:tab/><text:s text:c="2"/>insertend ();</text:p>
      <text:p text:style-name="Standard"><text:tab/><text:s text:c="2"/>break;</text:p>
      <text:p text:style-name="Standard"><text:tab/>case 4:</text:p>
      <text:p text:style-name="Standard"><text:tab/><text:s text:c="2"/>insertrandom ();</text:p>
      <text:soft-page-break/>
      <text:p text:style-name="Standard"><text:tab/><text:s text:c="2"/>break;</text:p>
      <text:p text:style-name="Standard"><text:tab/>case 5:</text:p>
      <text:p text:style-name="Standard"><text:tab/><text:s text:c="2"/>deletefront ();</text:p>
      <text:p text:style-name="Standard"><text:tab/><text:s text:c="2"/>break;</text:p>
      <text:p text:style-name="Standard"><text:tab/>case 6:</text:p>
      <text:p text:style-name="Standard"><text:tab/><text:s text:c="2"/>deleteend ();</text:p>
      <text:p text:style-name="Standard"><text:tab/><text:s text:c="2"/>break;</text:p>
      <text:p text:style-name="Standard"><text:tab/>case 7:</text:p>
      <text:p text:style-name="Standard"><text:tab/><text:s text:c="2"/>deleterandom ();</text:p>
      <text:p text:style-name="Standard"><text:tab/><text:s text:c="2"/>break;</text:p>
      <text:p text:style-name="Standard"><text:tab/>case 8:</text:p>
      <text:p text:style-name="Standard"><text:tab/><text:s text:c="2"/>exit (1);</text:p>
      <text:p text:style-name="Standard"><text:tab/><text:s text:c="2"/>break;</text:p>
      <text:p text:style-name="Standard"><text:tab/>default:</text:p>
      <text:p text:style-name="Standard"><text:tab/><text:s text:c="2"/>printf ("Incorrect Choice\n");</text:p>
      <text:p text:style-name="Standard"><text:tab/>}</text:p>
      <text:p text:style-name="Standard"><text:s text:c="4"/>}</text:p>
      <text:p text:style-name="Standard">}</text:p>
      <text:p text:style-name="P372">OUTPUT</text:p>
      <text:p text:style-name="Standard"><text:tab/>1 Display list</text:p>
      <text:p text:style-name="Standard"><text:tab/>2 Insert at front</text:p>
      <text:p text:style-name="Standard"><text:tab/>3 Insert at end</text:p>
      <text:p text:style-name="Standard"><text:tab/>4 Insert at random position</text:p>
      <text:p text:style-name="Standard"><text:tab/>5 Delete front</text:p>
      <text:p text:style-name="Standard"><text:tab/>6 Delete end</text:p>
      <text:p text:style-name="Standard"><text:tab/>7 Delete at random position</text:p>
      <text:p text:style-name="Standard"><text:tab/>8 To exit</text:p>
      <text:p text:style-name="Standard"/>
      <text:p text:style-name="Standard">Enter Choice :</text:p>
      <text:p text:style-name="Standard">2</text:p>
      <text:p text:style-name="Standard"/>
      <text:p text:style-name="Standard">Enter the data to be inserted</text:p>
      <text:p text:style-name="Standard">1</text:p>
      <text:p text:style-name="Standard"/>
      <text:p text:style-name="Standard"><text:tab/>1 Display list</text:p>
      <text:p text:style-name="Standard"><text:tab/>2 Insert at front</text:p>
      <text:p text:style-name="Standard"><text:tab/>3 Insert at end</text:p>
      <text:p text:style-name="Standard"><text:tab/>4 Insert at random position</text:p>
      <text:p text:style-name="Standard"><text:tab/>5 Delete front</text:p>
      <text:p text:style-name="Standard"><text:tab/>6 Delete end</text:p>
      <text:p text:style-name="Standard"><text:tab/>7 Delete at random position</text:p>
      <text:p text:style-name="Standard"><text:tab/>8 To exit</text:p>
      <text:p text:style-name="Standard"/>
      <text:p text:style-name="Standard">Enter Choice :</text:p>
      <text:p text:style-name="Standard">2</text:p>
      <text:p text:style-name="Standard"/>
      <text:p text:style-name="Standard">Enter the data to be inserted</text:p>
      <text:p text:style-name="Standard">2</text:p>
      <text:p text:style-name="Standard"/>
      <text:p text:style-name="Standard"><text:tab/>1 Display list</text:p>
      <text:p text:style-name="Standard"><text:tab/>2 Insert at front</text:p>
      <text:p text:style-name="Standard"><text:tab/>3 Insert at end</text:p>
      <text:soft-page-break/>
      <text:p text:style-name="Standard"><text:tab/>4 Insert at random position</text:p>
      <text:p text:style-name="Standard"><text:tab/>5 Delete front</text:p>
      <text:p text:style-name="Standard"><text:tab/>6 Delete end</text:p>
      <text:p text:style-name="Standard"><text:tab/>7 Delete at random position</text:p>
      <text:p text:style-name="Standard"><text:tab/>8 To exit</text:p>
      <text:p text:style-name="Standard"/>
      <text:p text:style-name="Standard">Enter Choice :</text:p>
      <text:p text:style-name="Standard">1</text:p>
      <text:p text:style-name="Standard"/>
      <text:p text:style-name="Standard">The list is:</text:p>
      <text:p text:style-name="Standard">2<text:tab/>1<text:tab/></text:p>
      <text:p text:style-name="Standard"><text:tab/>1 Display list</text:p>
      <text:p text:style-name="Standard"><text:tab/>2 Insert at front</text:p>
      <text:p text:style-name="Standard"><text:tab/>3 Insert at end</text:p>
      <text:p text:style-name="Standard"><text:tab/>4 Insert at random position</text:p>
      <text:p text:style-name="Standard"><text:tab/>5 Delete front</text:p>
      <text:p text:style-name="Standard"><text:tab/>6 Delete end</text:p>
      <text:p text:style-name="Standard"><text:tab/>7 Delete at random position</text:p>
      <text:p text:style-name="Standard"><text:tab/>8 To exit</text:p>
      <text:p text:style-name="Standard"/>
      <text:p text:style-name="Standard">Enter Choice :</text:p>
      <text:p text:style-name="Standard">3</text:p>
      <text:p text:style-name="Standard"/>
      <text:p text:style-name="Standard">Enter the data to be inserted</text:p>
      <text:p text:style-name="Standard">3</text:p>
      <text:p text:style-name="Standard"/>
      <text:p text:style-name="Standard"><text:tab/>1 Display list</text:p>
      <text:p text:style-name="Standard"><text:tab/>2 Insert at front</text:p>
      <text:p text:style-name="Standard"><text:tab/>3 Insert at end</text:p>
      <text:p text:style-name="Standard"><text:tab/>4 Insert at random position</text:p>
      <text:p text:style-name="Standard"><text:tab/>5 Delete front</text:p>
      <text:p text:style-name="Standard"><text:tab/>6 Delete end</text:p>
      <text:p text:style-name="Standard"><text:tab/>7 Delete at random position</text:p>
      <text:p text:style-name="Standard"><text:tab/>8 To exit</text:p>
      <text:p text:style-name="Standard"/>
      <text:p text:style-name="Standard">Enter Choice :</text:p>
      <text:p text:style-name="Standard">1</text:p>
      <text:p text:style-name="Standard"/>
      <text:p text:style-name="Standard">The list is:</text:p>
      <text:p text:style-name="Standard">2<text:tab/>1<text:tab/>3<text:tab/></text:p>
      <text:p text:style-name="Standard"><text:tab/>1 Display list</text:p>
      <text:p text:style-name="Standard"><text:tab/>2 Insert at front</text:p>
      <text:p text:style-name="Standard"><text:tab/>3 Insert at end</text:p>
      <text:p text:style-name="Standard"><text:tab/>4 Insert at random position</text:p>
      <text:p text:style-name="Standard"><text:tab/>5 Delete front</text:p>
      <text:p text:style-name="Standard"><text:tab/>6 Delete end</text:p>
      <text:p text:style-name="Standard"><text:tab/>7 Delete at random position</text:p>
      <text:p text:style-name="Standard"><text:tab/>8 To exit</text:p>
      <text:p text:style-name="Standard"/>
      <text:p text:style-name="Standard">Enter Choice :</text:p>
      <text:p text:style-name="Standard">4</text:p>
      <text:p text:style-name="Standard"/>
      <text:soft-page-break/>
      <text:p text:style-name="Standard">Enter the data to be inserted and the position</text:p>
      <text:p text:style-name="Standard">4 2</text:p>
      <text:p text:style-name="Standard"/>
      <text:p text:style-name="Standard"><text:tab/>1 Display list</text:p>
      <text:p text:style-name="Standard"><text:tab/>2 Insert at front</text:p>
      <text:p text:style-name="Standard"><text:tab/>3 Insert at end</text:p>
      <text:p text:style-name="Standard"><text:tab/>4 Insert at random position</text:p>
      <text:p text:style-name="Standard"><text:tab/>5 Delete front</text:p>
      <text:p text:style-name="Standard"><text:tab/>6 Delete end</text:p>
      <text:p text:style-name="Standard"><text:tab/>7 Delete at random position</text:p>
      <text:p text:style-name="Standard"><text:tab/>8 To exit</text:p>
      <text:p text:style-name="Standard"/>
      <text:p text:style-name="Standard">Enter Choice :</text:p>
      <text:p text:style-name="Standard">1</text:p>
      <text:p text:style-name="Standard"/>
      <text:p text:style-name="Standard">The list is:</text:p>
      <text:p text:style-name="Standard">2<text:tab/>4<text:tab/>1<text:tab/>3<text:tab/></text:p>
      <text:p text:style-name="Standard"><text:tab/>1 Display list</text:p>
      <text:p text:style-name="Standard"><text:tab/>2 Insert at front</text:p>
      <text:p text:style-name="Standard"><text:tab/>3 Insert at end</text:p>
      <text:p text:style-name="Standard"><text:tab/>4 Insert at random position</text:p>
      <text:p text:style-name="Standard"><text:tab/>5 Delete front</text:p>
      <text:p text:style-name="Standard"><text:tab/>6 Delete end</text:p>
      <text:p text:style-name="Standard"><text:tab/>7 Delete at random position</text:p>
      <text:p text:style-name="Standard"><text:tab/>8 To exit</text:p>
      <text:p text:style-name="Standard"/>
      <text:p text:style-name="Standard">Enter Choice :</text:p>
      <text:p text:style-name="Standard">5</text:p>
      <text:p text:style-name="Standard"/>
      <text:p text:style-name="Standard"><text:tab/>1 Display list</text:p>
      <text:p text:style-name="Standard"><text:tab/>2 Insert at front</text:p>
      <text:p text:style-name="Standard"><text:tab/>3 Insert at end</text:p>
      <text:p text:style-name="Standard"><text:tab/>4 Insert at random position</text:p>
      <text:p text:style-name="Standard"><text:tab/>5 Delete front</text:p>
      <text:p text:style-name="Standard"><text:tab/>6 Delete end</text:p>
      <text:p text:style-name="Standard"><text:tab/>7 Delete at random position</text:p>
      <text:p text:style-name="Standard"><text:tab/>8 To exit</text:p>
      <text:p text:style-name="Standard"/>
      <text:p text:style-name="Standard">Enter Choice :</text:p>
      <text:p text:style-name="Standard">1</text:p>
      <text:p text:style-name="Standard"/>
      <text:p text:style-name="Standard">The list is:</text:p>
      <text:p text:style-name="Standard">4<text:tab/>1<text:tab/>3<text:tab/></text:p>
      <text:p text:style-name="Standard"><text:tab/>1 Display list</text:p>
      <text:p text:style-name="Standard"><text:tab/>2 Insert at front</text:p>
      <text:p text:style-name="Standard"><text:tab/>3 Insert at end</text:p>
      <text:p text:style-name="Standard"><text:tab/>4 Insert at random position</text:p>
      <text:p text:style-name="Standard"><text:tab/>5 Delete front</text:p>
      <text:p text:style-name="Standard"><text:tab/>6 Delete end</text:p>
      <text:p text:style-name="Standard"><text:tab/>7 Delete at random position</text:p>
      <text:p text:style-name="Standard"><text:tab/>8 To exit</text:p>
      <text:p text:style-name="Standard"/>
      <text:soft-page-break/>
      <text:p text:style-name="Standard">Enter Choice :</text:p>
      <text:p text:style-name="Standard">6</text:p>
      <text:p text:style-name="Standard"/>
      <text:p text:style-name="Standard"><text:tab/>1 Display list</text:p>
      <text:p text:style-name="Standard"><text:tab/>2 Insert at front</text:p>
      <text:p text:style-name="Standard"><text:tab/>3 Insert at end</text:p>
      <text:p text:style-name="Standard"><text:tab/>4 Insert at random position</text:p>
      <text:p text:style-name="Standard"><text:tab/>5 Delete front</text:p>
      <text:p text:style-name="Standard"><text:tab/>6 Delete end</text:p>
      <text:p text:style-name="Standard"><text:tab/>7 Delete at random position</text:p>
      <text:p text:style-name="Standard"><text:tab/>8 To exit</text:p>
      <text:p text:style-name="Standard"/>
      <text:p text:style-name="Standard">Enter Choice :</text:p>
      <text:p text:style-name="Standard">1</text:p>
      <text:p text:style-name="Standard"/>
      <text:p text:style-name="Standard">The list is:</text:p>
      <text:p text:style-name="Standard">4<text:tab/>1<text:tab/>3<text:tab/></text:p>
      <text:p text:style-name="Standard"><text:tab/>1 Display list</text:p>
      <text:p text:style-name="Standard"><text:tab/>2 Insert at front</text:p>
      <text:p text:style-name="Standard"><text:tab/>3 Insert at end</text:p>
      <text:p text:style-name="Standard"><text:tab/>4 Insert at random position</text:p>
      <text:p text:style-name="Standard"><text:tab/>5 Delete front</text:p>
      <text:p text:style-name="Standard"><text:tab/>6 Delete end</text:p>
      <text:p text:style-name="Standard"><text:tab/>7 Delete at random position</text:p>
      <text:p text:style-name="Standard"><text:tab/>8 To exit</text:p>
      <text:p text:style-name="Standard"/>
      <text:p text:style-name="Standard">Enter Choice 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73">IMPLEMENTATION</text:p>
      <text:p text:style-name="P374">/*Name:BHAGYA A JAI</text:p>
      <text:p text:style-name="P375">Roll no:B21CSB18</text:p>
      <text:p text:style-name="P376">Name of Experiment:STACK USING LINKED LIST*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s text:c="2"/>int data;</text:p>
      <text:p text:style-name="Standard"><text:s text:c="2"/>struct node *next;</text:p>
      <text:p text:style-name="Standard">};</text:p>
      <text:p text:style-name="Standard">struct node *start = NULL;</text:p>
      <text:p text:style-name="Standard">void push ()</text:p>
      <text:p text:style-name="Standard">{</text:p>
      <text:p text:style-name="Standard"><text:s text:c="2"/>struct node *temp;</text:p>
      <text:p text:style-name="Standard"><text:s text:c="2"/>int x;</text:p>
      <text:p text:style-name="Standard"><text:s text:c="2"/>temp = malloc (sizeof (struct node));</text:p>
      <text:p text:style-name="Standard"><text:s text:c="2"/>printf ("\nEnter the data to be inserted\n");</text:p>
      <text:p text:style-name="Standard"><text:s text:c="2"/>scanf ("%d", &amp;x);</text:p>
      <text:p text:style-name="Standard"><text:s text:c="2"/>temp-&gt;data = x;</text:p>
      <text:p text:style-name="Standard"><text:s text:c="2"/>temp-&gt;next = start;</text:p>
      <text:p text:style-name="Standard"><text:s text:c="2"/>start = temp;</text:p>
      <text:p text:style-name="Standard">}</text:p>
      <text:p text:style-name="Standard"/>
      <text:p text:style-name="Standard">void pop ()</text:p>
      <text:p text:style-name="Standard">{</text:p>
      <text:p text:style-name="Standard"><text:s text:c="2"/>struct node *temp;</text:p>
      <text:p text:style-name="Standard"><text:s text:c="2"/>if (start == NULL)</text:p>
      <text:p text:style-name="Standard"><text:s text:c="4"/>printf ("\nList is empty\n");</text:p>
      <text:p text:style-name="Standard"><text:s text:c="2"/>else</text:p>
      <text:p text:style-name="Standard"><text:s text:c="4"/>{</text:p>
      <text:p text:style-name="Standard"><text:s text:c="6"/>temp = start;</text:p>
      <text:p text:style-name="Standard"><text:s text:c="6"/>start = temp-&gt;next;</text:p>
      <text:p text:style-name="Standard"><text:s text:c="6"/>free (temp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>void display ()</text:p>
      <text:p text:style-name="Standard">{</text:p>
      <text:p text:style-name="Standard"><text:s text:c="2"/>struct node *temp;</text:p>
      <text:p text:style-name="Standard"><text:s text:c="2"/>if (start == NULL)</text:p>
      <text:p text:style-name="Standard"><text:s text:c="4"/>printf ("\nList is empty\n");</text:p>
      <text:p text:style-name="Standard"><text:s text:c="2"/>else</text:p>
      <text:p text:style-name="Standard"><text:s text:c="4"/>{</text:p>
      <text:p text:style-name="Standard"><text:s text:c="6"/>printf ("\nThe list is:\n");</text:p>
      <text:p text:style-name="Standard"><text:s text:c="6"/>temp = start;</text:p>
      <text:p text:style-name="Standard"><text:s text:c="6"/>while (temp != NULL)</text:p>
      <text:p text:style-name="Standard"><text:tab/>{</text:p>
      <text:p text:style-name="Standard"><text:tab/><text:s text:c="2"/>printf ("%d\t", temp-&gt;data);</text:p>
      <text:p text:style-name="Standard"><text:tab/><text:s text:c="2"/>temp = temp-&gt;next;</text:p>
      <text:soft-page-break/>
      <text:p text:style-name="Standard"><text:tab/>}</text:p>
      <text:p text:style-name="Standard"><text:s text:c="4"/>}</text:p>
      <text:p text:style-name="Standard">}</text:p>
      <text:p text:style-name="Standard"/>
      <text:p text:style-name="Standard">void main ()</text:p>
      <text:p text:style-name="Standard">{</text:p>
      <text:p text:style-name="Standard"><text:s text:c="2"/>int c;</text:p>
      <text:p text:style-name="Standard"><text:s text:c="2"/>while (1)</text:p>
      <text:p text:style-name="Standard"><text:s text:c="4"/>{</text:p>
      <text:p text:style-name="Standard"><text:s text:c="6"/>printf ("\n\t1 Display stack\n");</text:p>
      <text:p text:style-name="Standard"><text:s text:c="6"/>printf ("\t2 push\n");</text:p>
      <text:p text:style-name="Standard"><text:s text:c="6"/>printf ("\t3 pop\n");</text:p>
      <text:p text:style-name="Standard"><text:s text:c="6"/>printf ("\t4 To exit\n");</text:p>
      <text:p text:style-name="Standard"><text:s text:c="6"/>printf ("\nEnter Choice :\n");</text:p>
      <text:p text:style-name="Standard"><text:s text:c="6"/>scanf ("%d", &amp;c);</text:p>
      <text:p text:style-name="Standard"><text:s text:c="6"/>switch (c)</text:p>
      <text:p text:style-name="Standard"><text:tab/>{</text:p>
      <text:p text:style-name="Standard"><text:tab/>case 1:</text:p>
      <text:p text:style-name="Standard"><text:tab/><text:s text:c="2"/>display ();</text:p>
      <text:p text:style-name="Standard"><text:tab/><text:s text:c="2"/>break;</text:p>
      <text:p text:style-name="Standard"><text:tab/>case 2:</text:p>
      <text:p text:style-name="Standard"><text:tab/><text:s text:c="2"/>push();</text:p>
      <text:p text:style-name="Standard"><text:tab/><text:s text:c="2"/>break;</text:p>
      <text:p text:style-name="Standard"><text:tab/>case 3:</text:p>
      <text:p text:style-name="Standard"><text:tab/><text:s text:c="2"/>pop();</text:p>
      <text:p text:style-name="Standard"><text:tab/><text:s text:c="2"/>break;</text:p>
      <text:p text:style-name="Standard"><text:tab/>case 4:</text:p>
      <text:p text:style-name="Standard"><text:tab/><text:s text:c="2"/>exit (1);</text:p>
      <text:p text:style-name="Standard"><text:tab/><text:s text:c="2"/>break;</text:p>
      <text:p text:style-name="Standard"><text:tab/>default:</text:p>
      <text:p text:style-name="Standard"><text:tab/><text:s text:c="2"/>printf ("Incorrect Choice\n");</text:p>
      <text:p text:style-name="Standard"><text:tab/>}</text:p>
      <text:p text:style-name="Standard"><text:s text:c="4"/>}</text:p>
      <text:p text:style-name="Standard">}</text:p>
      <text:p text:style-name="P377">OUTPUT</text:p>
      <text:p text:style-name="Standard"><text:tab/>1 Display stack</text:p>
      <text:p text:style-name="Standard"><text:tab/>2 push</text:p>
      <text:p text:style-name="Standard"><text:tab/>3 pop</text:p>
      <text:p text:style-name="Standard"><text:tab/>4 To exit</text:p>
      <text:p text:style-name="Standard"/>
      <text:p text:style-name="Standard">Enter Choice :</text:p>
      <text:p text:style-name="Standard">2</text:p>
      <text:p text:style-name="Standard"/>
      <text:p text:style-name="Standard">Enter the data to be inserted</text:p>
      <text:p text:style-name="Standard">1</text:p>
      <text:p text:style-name="Standard"/>
      <text:p text:style-name="Standard"><text:tab/>1 Display stack</text:p>
      <text:p text:style-name="Standard"><text:tab/>2 push</text:p>
      <text:p text:style-name="Standard"><text:tab/>3 pop</text:p>
      <text:p text:style-name="Standard"><text:tab/>4 To exit</text:p>
      <text:p text:style-name="Standard"/>
      <text:p text:style-name="Standard">Enter Choice :</text:p>
      <text:soft-page-break/>
      <text:p text:style-name="Standard">2</text:p>
      <text:p text:style-name="Standard"/>
      <text:p text:style-name="Standard">Enter the data to be inserted</text:p>
      <text:p text:style-name="Standard">2</text:p>
      <text:p text:style-name="Standard"/>
      <text:p text:style-name="Standard"><text:tab/>1 Display stack</text:p>
      <text:p text:style-name="Standard"><text:tab/>2 push</text:p>
      <text:p text:style-name="Standard"><text:tab/>3 pop</text:p>
      <text:p text:style-name="Standard"><text:tab/>4 To exit</text:p>
      <text:p text:style-name="Standard"/>
      <text:p text:style-name="Standard">Enter Choice :</text:p>
      <text:p text:style-name="Standard">1</text:p>
      <text:p text:style-name="Standard"/>
      <text:p text:style-name="Standard">The list is:</text:p>
      <text:p text:style-name="Standard">2<text:tab/>1<text:tab/></text:p>
      <text:p text:style-name="Standard"><text:tab/>1 Display stack</text:p>
      <text:p text:style-name="Standard"><text:tab/>2 push</text:p>
      <text:p text:style-name="Standard"><text:tab/>3 pop</text:p>
      <text:p text:style-name="Standard"><text:tab/>4 To exit</text:p>
      <text:p text:style-name="Standard"/>
      <text:p text:style-name="Standard">Enter Choice :</text:p>
      <text:p text:style-name="Standard">3</text:p>
      <text:p text:style-name="Standard"/>
      <text:p text:style-name="Standard"><text:tab/>1 Display stack</text:p>
      <text:p text:style-name="Standard"><text:tab/>2 push</text:p>
      <text:p text:style-name="Standard"><text:tab/>3 pop</text:p>
      <text:p text:style-name="Standard"><text:tab/>4 To exit</text:p>
      <text:p text:style-name="Standard"/>
      <text:p text:style-name="Standard">Enter Choice :</text:p>
      <text:p text:style-name="Standard">1</text:p>
      <text:p text:style-name="Standard"/>
      <text:p text:style-name="Standard">The list is:</text:p>
      <text:p text:style-name="Standard">1<text:tab/></text:p>
      <text:p text:style-name="Standard"><text:tab/>1 Display stack</text:p>
      <text:p text:style-name="Standard"><text:tab/>2 push</text:p>
      <text:p text:style-name="Standard"><text:tab/>3 pop</text:p>
      <text:p text:style-name="Standard"><text:tab/>4 To exit</text:p>
      <text:p text:style-name="Standard"/>
      <text:p text:style-name="Standard">Enter Choice :</text:p>
      <text:p text:style-name="Standard">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soft-page-break/>
      <text:p text:style-name="P430">IMPLEMENTATION</text:p>
      <text:p text:style-name="P431">/*Name:BHAGYA A JAI</text:p>
      <text:p text:style-name="P432">Roll no:B21CSB18</text:p>
      <text:p text:style-name="P433">Name of Experiment:QUEUE USING LINKED LIST*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s text:c="2"/>int data;</text:p>
      <text:p text:style-name="Standard"><text:s text:c="2"/>struct node *next;</text:p>
      <text:p text:style-name="Standard">};</text:p>
      <text:p text:style-name="Standard">struct node *start = NULL;</text:p>
      <text:p text:style-name="Standard"/>
      <text:p text:style-name="Standard">void enqueue()</text:p>
      <text:p text:style-name="Standard">{</text:p>
      <text:p text:style-name="Standard"><text:s text:c="2"/>struct node *end, *temp;</text:p>
      <text:p text:style-name="Standard"><text:s text:c="2"/>int x;</text:p>
      <text:p text:style-name="Standard"><text:s text:c="2"/>end = malloc (sizeof (struct node));</text:p>
      <text:p text:style-name="Standard"><text:s text:c="2"/>printf ("\nEnter the data to be inserted\n");</text:p>
      <text:p text:style-name="Standard"><text:s text:c="2"/>scanf ("%d", &amp;x);</text:p>
      <text:p text:style-name="Standard"><text:s text:c="2"/>end-&gt;data = x;</text:p>
      <text:p text:style-name="Standard"><text:s text:c="2"/>end-&gt;next = 0;</text:p>
      <text:p text:style-name="Standard"><text:s text:c="2"/>if(start==NULL)</text:p>
      <text:p text:style-name="Standard"><text:s text:c="2"/>{ start=end;</text:p>
      <text:p text:style-name="Standard"><text:s text:c="2"/>}</text:p>
      <text:p text:style-name="Standard"><text:s text:c="2"/>else</text:p>
      <text:p text:style-name="Standard"><text:s text:c="2"/>{temp = start;</text:p>
      <text:p text:style-name="Standard"><text:s text:c="3"/>while (temp-&gt;next!= NULL)</text:p>
      <text:p text:style-name="Standard"><text:s text:c="4"/>{</text:p>
      <text:p text:style-name="Standard"><text:s text:c="6"/>temp = temp-&gt;next;</text:p>
      <text:p text:style-name="Standard"><text:s text:c="4"/>}</text:p>
      <text:p text:style-name="Standard"><text:s text:c="2"/>temp-&gt;next = end;</text:p>
      <text:p text:style-name="Standard"><text:s text:c="2"/>}</text:p>
      <text:p text:style-name="Standard">}</text:p>
      <text:p text:style-name="Standard"/>
      <text:p text:style-name="Standard"/>
      <text:p text:style-name="Standard">void dequeue()</text:p>
      <text:p text:style-name="Standard">{</text:p>
      <text:p text:style-name="Standard"><text:s text:c="2"/>struct node *temp;</text:p>
      <text:p text:style-name="Standard"><text:s text:c="2"/>if (start == NULL)</text:p>
      <text:p text:style-name="Standard"><text:s text:c="4"/>printf ("\nQueue is empty\n");</text:p>
      <text:p text:style-name="Standard"><text:s text:c="2"/>else</text:p>
      <text:p text:style-name="Standard"><text:s text:c="4"/>{</text:p>
      <text:p text:style-name="Standard"><text:s text:c="6"/>temp = start;</text:p>
      <text:p text:style-name="Standard"><text:s text:c="6"/>start = temp-&gt;next;</text:p>
      <text:p text:style-name="Standard"><text:s text:c="6"/>free (temp);</text:p>
      <text:p text:style-name="Standard"><text:s text:c="4"/>}</text:p>
      <text:p text:style-name="Standard">}</text:p>
      <text:p text:style-name="Standard"/>
      <text:p text:style-name="Standard"/>
      <text:p text:style-name="Standard">void display ()</text:p>
      <text:p text:style-name="Standard">{</text:p>
      <text:soft-page-break/>
      <text:p text:style-name="Standard"><text:s text:c="2"/>struct node *temp;</text:p>
      <text:p text:style-name="Standard"><text:s text:c="2"/>if (start == NULL)</text:p>
      <text:p text:style-name="Standard"><text:s text:c="4"/>printf ("\nQueue is empty\n");</text:p>
      <text:p text:style-name="Standard"><text:s text:c="2"/>else</text:p>
      <text:p text:style-name="Standard"><text:s text:c="4"/>{</text:p>
      <text:p text:style-name="Standard"><text:s text:c="6"/>printf ("\nThe queue is:\n");</text:p>
      <text:p text:style-name="Standard"><text:s text:c="6"/>temp = start;</text:p>
      <text:p text:style-name="Standard"><text:s text:c="6"/>while (temp != NULL)</text:p>
      <text:p text:style-name="Standard"><text:tab/>{</text:p>
      <text:p text:style-name="Standard"><text:tab/><text:s text:c="2"/>printf ("%d\t", temp-&gt;data);</text:p>
      <text:p text:style-name="Standard"><text:tab/><text:s text:c="2"/>temp = temp-&gt;next;</text:p>
      <text:p text:style-name="Standard"><text:tab/>}</text:p>
      <text:p text:style-name="Standard"><text:s text:c="4"/>}</text:p>
      <text:p text:style-name="Standard">}</text:p>
      <text:p text:style-name="Standard"/>
      <text:p text:style-name="Standard">void main ()</text:p>
      <text:p text:style-name="Standard">{</text:p>
      <text:p text:style-name="Standard"><text:s text:c="2"/>int c;</text:p>
      <text:p text:style-name="Standard"><text:s text:c="2"/>while (1)</text:p>
      <text:p text:style-name="Standard"><text:s text:c="4"/>{</text:p>
      <text:p text:style-name="Standard"><text:s text:c="6"/>printf ("\n\t1 Display queue\n");</text:p>
      <text:p text:style-name="Standard"><text:s text:c="6"/>printf ("\t2 Enqueue\n");</text:p>
      <text:p text:style-name="Standard"><text:s text:c="6"/>printf ("\t3 Dequeue\n");</text:p>
      <text:p text:style-name="Standard"><text:s text:c="6"/>printf ("\t4 To exit\n");</text:p>
      <text:p text:style-name="Standard"><text:s text:c="6"/>printf ("\nEnter Choice :\n");</text:p>
      <text:p text:style-name="Standard"><text:s text:c="6"/>scanf ("%d", &amp;c);</text:p>
      <text:p text:style-name="Standard"><text:s text:c="6"/>switch (c)</text:p>
      <text:p text:style-name="Standard"><text:tab/>{</text:p>
      <text:p text:style-name="Standard"><text:tab/>case 1:</text:p>
      <text:p text:style-name="Standard"><text:tab/><text:s text:c="2"/>display ();</text:p>
      <text:p text:style-name="Standard"><text:tab/><text:s text:c="2"/>break;</text:p>
      <text:p text:style-name="Standard"><text:tab/>case 2:</text:p>
      <text:p text:style-name="Standard"><text:tab/><text:s text:c="2"/>enqueue();</text:p>
      <text:p text:style-name="Standard"><text:tab/><text:s text:c="2"/>break;</text:p>
      <text:p text:style-name="Standard"><text:tab/>case 3:</text:p>
      <text:p text:style-name="Standard"><text:tab/><text:s text:c="2"/>dequeue();</text:p>
      <text:p text:style-name="Standard"><text:tab/><text:s text:c="2"/>break;</text:p>
      <text:p text:style-name="Standard"><text:tab/>case 4:</text:p>
      <text:p text:style-name="Standard"><text:tab/><text:s text:c="2"/>exit (1);</text:p>
      <text:p text:style-name="Standard"><text:tab/><text:s text:c="2"/>break;</text:p>
      <text:p text:style-name="Standard"><text:tab/>default:</text:p>
      <text:p text:style-name="Standard"><text:tab/><text:s text:c="2"/>printf ("Incorrect Choice\n");</text:p>
      <text:p text:style-name="Standard"><text:tab/>}</text:p>
      <text:p text:style-name="Standard"><text:s text:c="4"/>}</text:p>
      <text:p text:style-name="Standard">}</text:p>
      <text:p text:style-name="P434">OUTPUT</text:p>
      <text:p text:style-name="Standard"><text:tab/>1 Display queue</text:p>
      <text:p text:style-name="Standard"><text:tab/>2 Enqueue</text:p>
      <text:p text:style-name="Standard"><text:tab/>3 Dequeue</text:p>
      <text:p text:style-name="Standard"><text:tab/>4 To exit</text:p>
      <text:p text:style-name="Standard"/>
      <text:p text:style-name="Standard">Enter Choice :</text:p>
      <text:soft-page-break/>
      <text:p text:style-name="Standard">2</text:p>
      <text:p text:style-name="Standard"/>
      <text:p text:style-name="Standard">Enter the data to be inserted</text:p>
      <text:p text:style-name="Standard">1</text:p>
      <text:p text:style-name="Standard"/>
      <text:p text:style-name="Standard"><text:tab/>1 Display queue</text:p>
      <text:p text:style-name="Standard"><text:tab/>2 Enqueue</text:p>
      <text:p text:style-name="Standard"><text:tab/>3 Dequeue</text:p>
      <text:p text:style-name="Standard"><text:tab/>4 To exit</text:p>
      <text:p text:style-name="Standard"/>
      <text:p text:style-name="Standard">Enter Choice :</text:p>
      <text:p text:style-name="Standard">2</text:p>
      <text:p text:style-name="Standard"/>
      <text:p text:style-name="Standard">Enter the data to be inserted</text:p>
      <text:p text:style-name="Standard">2</text:p>
      <text:p text:style-name="Standard"/>
      <text:p text:style-name="Standard"><text:tab/>1 Display queue</text:p>
      <text:p text:style-name="Standard"><text:tab/>2 Enqueue</text:p>
      <text:p text:style-name="Standard"><text:tab/>3 Dequeue</text:p>
      <text:p text:style-name="Standard"><text:tab/>4 To exit</text:p>
      <text:p text:style-name="Standard"/>
      <text:p text:style-name="Standard">Enter Choice :</text:p>
      <text:p text:style-name="Standard">2</text:p>
      <text:p text:style-name="Standard"/>
      <text:p text:style-name="Standard">Enter the data to be inserted</text:p>
      <text:p text:style-name="Standard">3</text:p>
      <text:p text:style-name="Standard"/>
      <text:p text:style-name="Standard"><text:tab/>1 Display queue</text:p>
      <text:p text:style-name="Standard"><text:tab/>2 Enqueue</text:p>
      <text:p text:style-name="Standard"><text:tab/>3 Dequeue</text:p>
      <text:p text:style-name="Standard"><text:tab/>4 To exit</text:p>
      <text:p text:style-name="Standard"/>
      <text:p text:style-name="Standard">Enter Choice :</text:p>
      <text:p text:style-name="Standard">1</text:p>
      <text:p text:style-name="Standard"/>
      <text:p text:style-name="Standard">The queue is:</text:p>
      <text:p text:style-name="Standard">1<text:tab/>2<text:tab/>3<text:tab/></text:p>
      <text:p text:style-name="Standard"><text:tab/>1 Display queue</text:p>
      <text:p text:style-name="Standard"><text:tab/>2 Enqueue</text:p>
      <text:p text:style-name="Standard"><text:tab/>3 Dequeue</text:p>
      <text:p text:style-name="Standard"><text:tab/>4 To exit</text:p>
      <text:p text:style-name="Standard"/>
      <text:p text:style-name="Standard">Enter Choice :</text:p>
      <text:p text:style-name="Standard">3</text:p>
      <text:p text:style-name="Standard"/>
      <text:p text:style-name="Standard"><text:tab/>1 Display queue</text:p>
      <text:p text:style-name="Standard"><text:tab/>2 Enqueue</text:p>
      <text:p text:style-name="Standard"><text:tab/>3 Dequeue</text:p>
      <text:p text:style-name="Standard"><text:tab/>4 To exit</text:p>
      <text:p text:style-name="Standard"/>
      <text:p text:style-name="Standard">Enter Choice :</text:p>
      <text:p text:style-name="Standard">1</text:p>
      <text:p text:style-name="Standard"/>
      <text:p text:style-name="Standard">The queue is:</text:p>
      <text:p text:style-name="Standard">2<text:tab/>3<text:tab/></text:p>
      <text:p text:style-name="Standard"><text:tab/>1 Display queue</text:p>
      <text:p text:style-name="Standard"><text:tab/>2 Enqueue</text:p>
      <text:p text:style-name="Standard"><text:tab/>3 Dequeue</text:p>
      <text:p text:style-name="Standard"><text:tab/>4 To exit</text:p>
      <text:p text:style-name="Standard"/>
      <text:p text:style-name="Standard">Enter Choice :</text:p>
      <text:p text:style-name="Standard">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35">IMPLEMENTATION</text:p>
      <text:p text:style-name="P436">/*Name:BHAGYA A JAI</text:p>
      <text:p text:style-name="P437">Roll no:B21CSB18</text:p>
      <text:p text:style-name="P438">Name of Experiment:QUEUE REVERSAL USING STACK*/</text:p>
      <text:p text:style-name="Standard">#include&lt;stdio.h&gt;</text:p>
      <text:p text:style-name="Standard">int top=-1;</text:p>
      <text:p text:style-name="Standard">int rear=-1,front=0;</text:p>
      <text:p text:style-name="Standard">int q[20],s[20];</text:p>
      <text:p text:style-name="Standard">void enqueue(int y)</text:p>
      <text:p text:style-name="Standard">{</text:p>
      <text:p text:style-name="Standard"><text:s text:c="4"/>q[++rear]=y;</text:p>
      <text:p text:style-name="Standard">}</text:p>
      <text:p text:style-name="Standard">int dequeue()</text:p>
      <text:p text:style-name="Standard">{</text:p>
      <text:p text:style-name="Standard"><text:s text:c="4"/>int x;</text:p>
      <text:p text:style-name="Standard"><text:s text:c="4"/>x=q[front];</text:p>
      <text:p text:style-name="Standard"><text:s text:c="4"/>front++;</text:p>
      <text:p text:style-name="Standard"><text:s text:c="4"/>return x;</text:p>
      <text:p text:style-name="Standard">}</text:p>
      <text:p text:style-name="Standard">void push(int x)</text:p>
      <text:p text:style-name="Standard">{</text:p>
      <text:p text:style-name="Standard"><text:s text:c="4"/>s[++top]=x;</text:p>
      <text:p text:style-name="Standard">}</text:p>
      <text:p text:style-name="Standard">int pop()</text:p>
      <text:p text:style-name="Standard">{</text:p>
      <text:p text:style-name="Standard"><text:s text:c="4"/>int x=s[top];</text:p>
      <text:p text:style-name="Standard"><text:s text:c="4"/>top--;</text:p>
      <text:p text:style-name="Standard"><text:s text:c="4"/>return x;</text:p>
      <text:p text:style-name="Standard">}</text:p>
      <text:p text:style-name="Standard">void main()</text:p>
      <text:p text:style-name="Standard">{</text:p>
      <text:p text:style-name="Standard"><text:s text:c="4"/>int n,x;</text:p>
      <text:p text:style-name="Standard"><text:s text:c="4"/>printf("Enter number of elements in queue\n");</text:p>
      <text:p text:style-name="Standard"><text:s text:c="4"/>scanf("%d",&amp;n);</text:p>
      <text:p text:style-name="Standard"><text:s text:c="4"/>printf("Enter %d elements one by one\n",n);</text:p>
      <text:p text:style-name="Standard"><text:s text:c="4"/>for(int i=1;i&lt;=n;i++)</text:p>
      <text:p text:style-name="Standard"><text:s text:c="4"/>{printf("Enter %dth element\n",i);</text:p>
      <text:p text:style-name="Standard"><text:s text:c="7"/>scanf("%d",&amp;x);</text:p>
      <text:p text:style-name="Standard"><text:s text:c="7"/>enqueue(x);</text:p>
      <text:p text:style-name="Standard"><text:s text:c="4"/>}</text:p>
      <text:p text:style-name="Standard"><text:s text:c="4"/>printf("The queue is\n");</text:p>
      <text:p text:style-name="Standard"><text:s text:c="4"/>for(int i=front;i&lt;=rear;i++)</text:p>
      <text:p text:style-name="Standard"><text:s text:c="4"/>{</text:p>
      <text:p text:style-name="Standard"><text:s text:c="8"/>printf("%d\t",q[i]);</text:p>
      <text:p text:style-name="Standard"><text:s text:c="4"/>}</text:p>
      <text:p text:style-name="Standard"><text:s text:c="4"/>for(int i=1;i&lt;=n;i++)</text:p>
      <text:p text:style-name="Standard"><text:s text:c="4"/>{</text:p>
      <text:p text:style-name="Standard"><text:s text:c="8"/>push(dequeue());</text:p>
      <text:p text:style-name="Standard"><text:s text:c="4"/>}</text:p>
      <text:p text:style-name="Standard"><text:s text:c="4"/>rear=-1;front=0;</text:p>
      <text:p text:style-name="Standard"><text:s text:c="4"/>for(int i=1;i&lt;=n;i++)</text:p>
      <text:p text:style-name="Standard"><text:s text:c="4"/>{</text:p>
      <text:soft-page-break/>
      <text:p text:style-name="Standard"><text:s text:c="8"/>enqueue(pop());</text:p>
      <text:p text:style-name="Standard"><text:s text:c="4"/>}</text:p>
      <text:p text:style-name="Standard"><text:s text:c="4"/>printf("\nThe queue after reversing\n");</text:p>
      <text:p text:style-name="Standard"><text:s text:c="4"/>for(int i=front;i&lt;=rear;i++)</text:p>
      <text:p text:style-name="Standard"><text:s text:c="4"/>{</text:p>
      <text:p text:style-name="Standard"><text:s text:c="8"/>printf("%d\t",q[i]);</text:p>
      <text:p text:style-name="Standard"><text:s text:c="4"/>}</text:p>
      <text:p text:style-name="Standard">}</text:p>
      <text:p text:style-name="P439">OUTPUT</text:p>
      <text:p text:style-name="Standard">Enter number of elements in queue</text:p>
      <text:p text:style-name="Standard">5</text:p>
      <text:p text:style-name="Standard">Enter 5 elements one by one</text:p>
      <text:p text:style-name="Standard">Enter 1th element</text:p>
      <text:p text:style-name="Standard">1</text:p>
      <text:p text:style-name="Standard">Enter 2th element</text:p>
      <text:p text:style-name="Standard">2</text:p>
      <text:p text:style-name="Standard">Enter 3th element</text:p>
      <text:p text:style-name="Standard">3</text:p>
      <text:p text:style-name="Standard">Enter 4th element</text:p>
      <text:p text:style-name="Standard">4</text:p>
      <text:p text:style-name="Standard">Enter 5th element</text:p>
      <text:p text:style-name="Standard">5</text:p>
      <text:p text:style-name="Standard">The queue is</text:p>
      <text:p text:style-name="Standard">1<text:tab/>2<text:tab/>3<text:tab/>4<text:tab/>5<text:tab/></text:p>
      <text:p text:style-name="Standard">The queue after reversing</text:p>
      <text:p text:style-name="Standard">5<text:tab/>4<text:tab/>3<text:tab/>2<text:tab/>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40">IMPLEMENTATION</text:p>
      <text:p text:style-name="P441">/*Name:BHAGYA A JAI</text:p>
      <text:p text:style-name="P442">Roll no:B21CSB18</text:p>
      <text:p text:style-name="P443">Name of Experiment:POLYNOMIAL ADDITION 2 VARIABLE USING LINKED LIST*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s text:c="2"/>int coeff;</text:p>
      <text:p text:style-name="Standard"><text:s text:c="2"/>int expt1;</text:p>
      <text:p text:style-name="Standard"><text:s text:c="2"/>int expt2;</text:p>
      <text:p text:style-name="Standard"><text:s text:c="2"/>struct node *next;</text:p>
      <text:p text:style-name="Standard">};</text:p>
      <text:p text:style-name="Standard">void insert(struct node *start)</text:p>
      <text:p text:style-name="Standard">{</text:p>
      <text:p text:style-name="Standard"><text:s text:c="2"/>struct node *end, *temp;</text:p>
      <text:p text:style-name="Standard"><text:s text:c="2"/>int x,y,e;</text:p>
      <text:p text:style-name="Standard"><text:s text:c="2"/>end = malloc (sizeof(struct node));</text:p>
      <text:p text:style-name="Standard"><text:s text:c="2"/>printf ("\nEnter the exponent of x\n");</text:p>
      <text:p text:style-name="Standard"><text:s text:c="2"/>scanf ("%d", &amp;x);</text:p>
      <text:p text:style-name="Standard"><text:s text:c="2"/>printf ("\nEnter the exponent of y\n");</text:p>
      <text:p text:style-name="Standard"><text:s text:c="2"/>scanf ("%d", &amp;y);</text:p>
      <text:p text:style-name="Standard"><text:s text:c="2"/>printf("Enter the corresponding coefficient\n");</text:p>
      <text:p text:style-name="Standard"><text:s text:c="2"/>scanf("%d",&amp;e);</text:p>
      <text:p text:style-name="Standard"><text:s text:c="2"/>end-&gt;coeff = e;</text:p>
      <text:p text:style-name="Standard"><text:s text:c="2"/>end-&gt;expt1=x;</text:p>
      <text:p text:style-name="Standard"><text:s text:c="2"/>end-&gt;expt2=y;</text:p>
      <text:p text:style-name="Standard"><text:s text:c="2"/>end-&gt;next = 0;</text:p>
      <text:p text:style-name="Standard"><text:s text:c="2"/>temp = start;</text:p>
      <text:p text:style-name="Standard"><text:s text:c="2"/>if(temp-&gt;next==NULL)</text:p>
      <text:p text:style-name="Standard"><text:s text:c="2"/>{</text:p>
      <text:p text:style-name="Standard"><text:s text:c="6"/>temp-&gt;next=end;</text:p>
      <text:p text:style-name="Standard"><text:s text:c="2"/>}</text:p>
      <text:p text:style-name="Standard"><text:s text:c="2"/>else</text:p>
      <text:p text:style-name="Standard"><text:s text:c="4"/>{</text:p>
      <text:p text:style-name="Standard"><text:s text:c="6"/>while(temp-&gt;next!=NULL)</text:p>
      <text:p text:style-name="Standard"><text:s text:c="6"/>{</text:p>
      <text:p text:style-name="Standard"><text:s text:c="10"/>temp = temp-&gt;next;</text:p>
      <text:p text:style-name="Standard"><text:s text:c="6"/>}</text:p>
      <text:p text:style-name="Standard"><text:s text:c="5"/>temp-&gt;next = end;</text:p>
      <text:p text:style-name="Standard"><text:s text:c="4"/>}</text:p>
      <text:p text:style-name="Standard">}</text:p>
      <text:p text:style-name="Standard">void display (struct node *start)</text:p>
      <text:p text:style-name="Standard">{</text:p>
      <text:p text:style-name="Standard"><text:s text:c="2"/>struct node *temp;</text:p>
      <text:p text:style-name="Standard"><text:s text:c="2"/>if (start == NULL)</text:p>
      <text:p text:style-name="Standard"><text:s text:c="4"/>printf ("\nList is empty\n");</text:p>
      <text:p text:style-name="Standard"><text:s text:c="2"/>else</text:p>
      <text:p text:style-name="Standard"><text:s text:c="4"/>{</text:p>
      <text:p text:style-name="Standard"><text:s text:c="6"/>temp = start;</text:p>
      <text:p text:style-name="Standard"><text:s text:c="6"/>while (temp!= NULL)</text:p>
      <text:p text:style-name="Standard"><text:tab/><text:s text:c="2"/>{</text:p>
      <text:soft-page-break/>
      <text:p text:style-name="Standard"><text:tab/><text:s text:c="3"/>printf ("(%dx^%dy^%d)+", temp-&gt;coeff,temp-&gt;expt1,temp-&gt;expt2);</text:p>
      <text:p text:style-name="Standard"><text:tab/><text:s text:c="3"/>temp = temp-&gt;next;</text:p>
      <text:p text:style-name="Standard"><text:tab/><text:s text:c="2"/>}</text:p>
      <text:p text:style-name="Standard"><text:s text:c="4"/>}</text:p>
      <text:p text:style-name="Standard">}</text:p>
      <text:p text:style-name="Standard">void add(struct node *pptr,struct node *qptr,struct node*rptr)</text:p>
      <text:p text:style-name="Standard">{ <text:s text:c="3"/>while(pptr!=NULL&amp;&amp;qptr!=NULL)</text:p>
      <text:p text:style-name="Standard"><text:s text:c="4"/>{ <text:s/>if(pptr-&gt;expt1==qptr-&gt;expt1)</text:p>
      <text:p text:style-name="Standard"><text:s text:c="8"/>{ if(pptr-&gt;expt2==qptr-&gt;expt2)</text:p>
      <text:p text:style-name="Standard"><text:s text:c="11"/>{</text:p>
      <text:p text:style-name="Standard"><text:s text:c="14"/>rptr-&gt;next=malloc(sizeof(struct node));</text:p>
      <text:p text:style-name="Standard"><text:s text:c="14"/>rptr-&gt;next-&gt;coeff=pptr-&gt;coeff+qptr-&gt;coeff;</text:p>
      <text:p text:style-name="Standard"><text:s text:c="14"/>rptr-&gt;next-&gt;expt1=pptr-&gt;expt1;</text:p>
      <text:p text:style-name="Standard"><text:s text:c="14"/>rptr-&gt;next-&gt;expt2=pptr-&gt;expt2;</text:p>
      <text:p text:style-name="Standard"><text:s text:c="14"/>rptr-&gt;next-&gt;next=NULL;</text:p>
      <text:p text:style-name="Standard"><text:s text:c="14"/>pptr=pptr-&gt;next;</text:p>
      <text:p text:style-name="Standard"><text:s text:c="14"/>qptr=qptr-&gt;next;</text:p>
      <text:p text:style-name="Standard"><text:s text:c="14"/>rptr=rptr-&gt;next;</text:p>
      <text:p text:style-name="Standard"><text:s text:c="11"/>}</text:p>
      <text:p text:style-name="Standard"><text:s text:c="10"/>else if(pptr-&gt;expt2&gt;qptr-&gt;expt2)</text:p>
      <text:p text:style-name="Standard"><text:s text:c="11"/>{</text:p>
      <text:p text:style-name="Standard"><text:s text:c="14"/>rptr-&gt;next=malloc(sizeof(struct node));</text:p>
      <text:p text:style-name="Standard"><text:s text:c="14"/>rptr-&gt;next-&gt;coeff=pptr-&gt;coeff;</text:p>
      <text:p text:style-name="Standard"><text:s text:c="14"/>rptr-&gt;next-&gt;expt1=pptr-&gt;expt1;</text:p>
      <text:p text:style-name="Standard"><text:s text:c="14"/>rptr-&gt;next-&gt;expt2=pptr-&gt;expt2;</text:p>
      <text:p text:style-name="Standard"><text:s text:c="14"/>rptr-&gt;next-&gt;next=NULL;</text:p>
      <text:p text:style-name="Standard"><text:s text:c="14"/>rptr=rptr-&gt;next;</text:p>
      <text:p text:style-name="Standard"><text:s text:c="14"/>pptr=pptr-&gt;next;</text:p>
      <text:p text:style-name="Standard"><text:s text:c="11"/>}</text:p>
      <text:p text:style-name="Standard"><text:s text:c="10"/>else</text:p>
      <text:p text:style-name="Standard"><text:s text:c="10"/>{</text:p>
      <text:p text:style-name="Standard"><text:s text:c="14"/>rptr-&gt;next=malloc(sizeof(struct node));</text:p>
      <text:p text:style-name="Standard"><text:s text:c="14"/>rptr-&gt;next-&gt;coeff=qptr-&gt;coeff;</text:p>
      <text:p text:style-name="Standard"><text:s text:c="14"/>rptr-&gt;next-&gt;expt1=qptr-&gt;expt1;</text:p>
      <text:p text:style-name="Standard"><text:s text:c="14"/>rptr-&gt;next-&gt;expt2=qptr-&gt;expt2;</text:p>
      <text:p text:style-name="Standard"><text:s text:c="14"/>rptr-&gt;next-&gt;next=NULL;</text:p>
      <text:p text:style-name="Standard"><text:s text:c="14"/>rptr=rptr-&gt;next;</text:p>
      <text:p text:style-name="Standard"><text:s text:c="14"/>qptr=qptr-&gt;next;</text:p>
      <text:p text:style-name="Standard"><text:s text:c="10"/>}</text:p>
      <text:p text:style-name="Standard"><text:s text:c="8"/></text:p>
      <text:p text:style-name="Standard"><text:s text:c="8"/>}</text:p>
      <text:p text:style-name="Standard"><text:s text:c="4"/></text:p>
      <text:p text:style-name="Standard"><text:s text:c="8"/>else if (pptr-&gt;expt1&gt;qptr-&gt;expt1)</text:p>
      <text:p text:style-name="Standard"><text:s text:c="8"/>{</text:p>
      <text:p text:style-name="Standard"><text:s text:c="10"/>rptr-&gt;next=malloc(sizeof(struct node));</text:p>
      <text:p text:style-name="Standard"><text:s text:c="10"/>rptr-&gt;next-&gt;coeff=pptr-&gt;coeff;</text:p>
      <text:p text:style-name="Standard"><text:s text:c="10"/>rptr-&gt;next-&gt;expt1=pptr-&gt;expt1;</text:p>
      <text:p text:style-name="Standard"><text:s text:c="10"/>rptr-&gt;next-&gt;expt2=pptr-&gt;expt2;</text:p>
      <text:p text:style-name="Standard"><text:s text:c="10"/>rptr-&gt;next-&gt;next=NULL;</text:p>
      <text:p text:style-name="Standard"><text:s text:c="10"/>rptr=rptr-&gt;next;</text:p>
      <text:p text:style-name="Standard"><text:s text:c="10"/>pptr=pptr-&gt;next;</text:p>
      <text:p text:style-name="Standard"><text:s text:c="10"/></text:p>
      <text:soft-page-break/>
      <text:p text:style-name="Standard"><text:s text:c="8"/>}</text:p>
      <text:p text:style-name="Standard"><text:s text:c="8"/>else</text:p>
      <text:p text:style-name="Standard"><text:s text:c="8"/>{</text:p>
      <text:p text:style-name="Standard"><text:s text:c="10"/>rptr-&gt;next=malloc(sizeof(struct node));</text:p>
      <text:p text:style-name="Standard"><text:s text:c="10"/>rptr-&gt;next-&gt;coeff=qptr-&gt;coeff;</text:p>
      <text:p text:style-name="Standard"><text:s text:c="10"/>rptr-&gt;next-&gt;expt1=qptr-&gt;expt1;</text:p>
      <text:p text:style-name="Standard"><text:s text:c="10"/>rptr-&gt;next-&gt;expt1=qptr-&gt;expt2;</text:p>
      <text:p text:style-name="Standard"><text:s text:c="10"/>rptr-&gt;next-&gt;next=NULL;</text:p>
      <text:p text:style-name="Standard"><text:s text:c="10"/>rptr=rptr-&gt;next;</text:p>
      <text:p text:style-name="Standard"><text:s text:c="10"/>qptr=qptr-&gt;next;</text:p>
      <text:p text:style-name="Standard"><text:s text:c="8"/>}</text:p>
      <text:p text:style-name="Standard"><text:s text:c="8"/></text:p>
      <text:p text:style-name="Standard"><text:s text:c="4"/>}</text:p>
      <text:p text:style-name="Standard"><text:s text:c="4"/>if(pptr!=NULL&amp;&amp;qptr==NULL)</text:p>
      <text:p text:style-name="Standard"><text:s text:c="4"/>{</text:p>
      <text:p text:style-name="Standard"><text:s text:c="8"/>while(pptr!=NULL)</text:p>
      <text:p text:style-name="Standard"><text:s text:c="8"/>{</text:p>
      <text:p text:style-name="Standard"><text:s text:c="10"/>rptr-&gt;next=malloc(sizeof(struct node));</text:p>
      <text:p text:style-name="Standard"><text:s text:c="10"/>rptr-&gt;next-&gt;coeff=pptr-&gt;coeff;</text:p>
      <text:p text:style-name="Standard"><text:s text:c="10"/>rptr-&gt;next-&gt;expt1=pptr-&gt;expt1;</text:p>
      <text:p text:style-name="Standard"><text:s text:c="10"/>rptr-&gt;next-&gt;expt2=pptr-&gt;expt2;</text:p>
      <text:p text:style-name="Standard"><text:s text:c="10"/>rptr-&gt;next-&gt;next=NULL;</text:p>
      <text:p text:style-name="Standard"><text:s text:c="10"/>rptr=rptr-&gt;next;</text:p>
      <text:p text:style-name="Standard"><text:s text:c="10"/>pptr=pptr-&gt;next; <text:s/></text:p>
      <text:p text:style-name="Standard"><text:s text:c="8"/>}</text:p>
      <text:p text:style-name="Standard"><text:s text:c="4"/>}</text:p>
      <text:p text:style-name="Standard"><text:tab/>if(qptr!=NULL&amp;&amp;pptr==NULL)</text:p>
      <text:p text:style-name="Standard"><text:s text:c="4"/>{</text:p>
      <text:p text:style-name="Standard"><text:s text:c="8"/>while(qptr!=NULL)</text:p>
      <text:p text:style-name="Standard"><text:s text:c="8"/>{</text:p>
      <text:p text:style-name="Standard"><text:s text:c="10"/>rptr-&gt;next=malloc(sizeof(struct node));</text:p>
      <text:p text:style-name="Standard"><text:s text:c="10"/>rptr-&gt;next-&gt;coeff=qptr-&gt;coeff;</text:p>
      <text:p text:style-name="Standard"><text:s text:c="10"/>rptr-&gt;next-&gt;expt1=qptr-&gt;expt1;</text:p>
      <text:p text:style-name="Standard"><text:s text:c="10"/>rptr-&gt;next-&gt;expt2=qptr-&gt;expt2;</text:p>
      <text:p text:style-name="Standard"><text:s text:c="10"/>rptr-&gt;next-&gt;next=NULL;</text:p>
      <text:p text:style-name="Standard"><text:s text:c="10"/>rptr=rptr-&gt;next;</text:p>
      <text:p text:style-name="Standard"><text:s text:c="10"/>qptr=qptr-&gt;next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void main ()</text:p>
      <text:p text:style-name="Standard">{ <text:s text:c="2"/></text:p>
      <text:p text:style-name="Standard"><text:s text:c="4"/>struct node *pstart=malloc(sizeof(struct node));</text:p>
      <text:p text:style-name="Standard"><text:s text:c="4"/>struct node *qstart=malloc(sizeof(struct node));</text:p>
      <text:p text:style-name="Standard"><text:s text:c="4"/>struct node *rstart=malloc(sizeof(struct node));</text:p>
      <text:p text:style-name="Standard"><text:s text:c="4"/>pstart-&gt;next=NULL;</text:p>
      <text:p text:style-name="Standard"><text:s text:c="4"/>qstart-&gt;next=NULL;</text:p>
      <text:p text:style-name="Standard"><text:s text:c="4"/>rstart-&gt;next=NULL;</text:p>
      <text:p text:style-name="Standard"><text:s text:c="4"/>int n1,n2,i,j;</text:p>
      <text:p text:style-name="Standard"><text:s text:c="4"/>struct node *end;</text:p>
      <text:p text:style-name="Standard"><text:s text:c="4"/>printf("Enter number of terms in polynomial 1\n");</text:p>
      <text:soft-page-break/>
      <text:p text:style-name="Standard"><text:s text:c="4"/>scanf("%d",&amp;n1);</text:p>
      <text:p text:style-name="Standard"><text:s text:c="4"/>for(int i=1;i&lt;=n1;i++)</text:p>
      <text:p text:style-name="Standard"><text:s text:c="4"/>{</text:p>
      <text:p text:style-name="Standard"><text:s text:c="8"/>insert(pstart);</text:p>
      <text:p text:style-name="Standard"><text:s text:c="4"/>}</text:p>
      <text:p text:style-name="Standard"><text:s text:c="4"/>printf("Enter number of terms in polynomial 2\n");</text:p>
      <text:p text:style-name="Standard"><text:s text:c="4"/>scanf("%d",&amp;n2);</text:p>
      <text:p text:style-name="Standard"><text:s text:c="4"/>for(int j=1;j&lt;=n2;j++)</text:p>
      <text:p text:style-name="Standard"><text:s text:c="4"/>{</text:p>
      <text:p text:style-name="Standard"><text:s text:c="8"/>insert(qstart);</text:p>
      <text:p text:style-name="Standard"><text:s text:c="4"/>}</text:p>
      <text:p text:style-name="Standard"><text:s text:c="4"/>add(pstart-&gt;next,qstart-&gt;next,rstart);</text:p>
      <text:p text:style-name="Standard"><text:s text:c="4"/>printf("\nPolynomial 1 is:\n");</text:p>
      <text:p text:style-name="Standard"><text:s text:c="4"/>display(pstart-&gt;next);</text:p>
      <text:p text:style-name="Standard"><text:s text:c="4"/>printf("\nPolynomial 2 is:\n");</text:p>
      <text:p text:style-name="Standard"><text:s text:c="4"/>display(qstart-&gt;next);</text:p>
      <text:p text:style-name="Standard"><text:s text:c="4"/>printf("\nResultant polynomial is:\n");</text:p>
      <text:p text:style-name="Standard"><text:s text:c="4"/>display(rstart-&gt;next);</text:p>
      <text:p text:style-name="Standard">}</text:p>
      <text:p text:style-name="Standard"><text:span text:style-name="T444">OUTPUT</text:span></text:p>
      <text:p text:style-name="Standard">Enter number of terms in polynomial 1</text:p>
      <text:p text:style-name="Standard">2</text:p>
      <text:p text:style-name="Standard">Enter the exponent of x</text:p>
      <text:p text:style-name="Standard">1</text:p>
      <text:p text:style-name="Standard">Enter the exponent of y</text:p>
      <text:p text:style-name="Standard">2</text:p>
      <text:p text:style-name="Standard">Enter the corresponding coefficient</text:p>
      <text:p text:style-name="Standard">9</text:p>
      <text:p text:style-name="Standard">Enter the exponent of x</text:p>
      <text:p text:style-name="Standard">2</text:p>
      <text:p text:style-name="Standard">Enter the exponent of y</text:p>
      <text:p text:style-name="Standard">3</text:p>
      <text:p text:style-name="Standard">Enter the corresponding coefficient</text:p>
      <text:p text:style-name="Standard">9</text:p>
      <text:p text:style-name="Standard">Enter number of terms in polynomial 2</text:p>
      <text:p text:style-name="Standard">1</text:p>
      <text:p text:style-name="Standard">Enter the exponent of x</text:p>
      <text:p text:style-name="Standard">1</text:p>
      <text:p text:style-name="Standard">Enter the exponent of y</text:p>
      <text:p text:style-name="Standard">2</text:p>
      <text:p text:style-name="Standard">Enter the corresponding coefficient</text:p>
      <text:p text:style-name="Standard">9</text:p>
      <text:p text:style-name="Standard">Polynomial 1 is:</text:p>
      <text:p text:style-name="Standard">(9x^1y^2)+(9x^2y^3)+<text:s/></text:p>
      <text:p text:style-name="Standard">Polynomial 2 is:</text:p>
      <text:p text:style-name="Standard">(9x^1y^2)+</text:p>
      <text:p text:style-name="Standard">Resultant polynomial is:</text:p>
      <text:p text:style-name="Standard">(18x^1y^2)+(9x^2y^3)+</text:p>
      <text:p text:style-name="Standard"/>
      <text:p text:style-name="Standard"/>
      <text:p text:style-name="Standard"/>
      <text:p text:style-name="Standard"/>
      <text:soft-page-break/>
      <text:p text:style-name="P445">IMPLEMENTATION</text:p>
      <text:p text:style-name="P446">/*Name:BHAGYA A JAI</text:p>
      <text:p text:style-name="P447">Roll no:B21CSB18</text:p>
      <text:p text:style-name="P448">Name of Experiment:POLYNOMIAL ADDITION USING LINKED LIST*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s text:c="2"/>int coeff;</text:p>
      <text:p text:style-name="Standard"><text:s text:c="2"/>int expt;</text:p>
      <text:p text:style-name="Standard"><text:s text:c="2"/>struct node *next;</text:p>
      <text:p text:style-name="Standard">};</text:p>
      <text:p text:style-name="Standard">void insert(struct node *start)</text:p>
      <text:p text:style-name="Standard">{</text:p>
      <text:p text:style-name="Standard"><text:s text:c="2"/>struct node *end, *temp;</text:p>
      <text:p text:style-name="Standard"><text:s text:c="2"/>int x,e;</text:p>
      <text:p text:style-name="Standard"><text:s text:c="2"/>end = malloc (sizeof(struct node));</text:p>
      <text:p text:style-name="Standard"><text:s text:c="2"/>printf ("\nEnter the exponent\n");</text:p>
      <text:p text:style-name="Standard"><text:s text:c="2"/>scanf ("%d", &amp;x);</text:p>
      <text:p text:style-name="Standard"><text:s text:c="2"/>printf("Enter the corresponding coefficient\n");</text:p>
      <text:p text:style-name="Standard"><text:s text:c="2"/>scanf("%d",&amp;e);</text:p>
      <text:p text:style-name="Standard"><text:s text:c="2"/>end-&gt;coeff = e;</text:p>
      <text:p text:style-name="Standard"><text:s text:c="2"/>end-&gt;expt=x;</text:p>
      <text:p text:style-name="Standard"><text:s text:c="2"/>end-&gt;next = 0;</text:p>
      <text:p text:style-name="Standard"><text:s text:c="2"/>temp = start;</text:p>
      <text:p text:style-name="Standard"><text:s text:c="2"/>if(temp-&gt;next==NULL)</text:p>
      <text:p text:style-name="Standard"><text:s text:c="2"/>{</text:p>
      <text:p text:style-name="Standard"><text:s text:c="6"/>temp-&gt;next=end;</text:p>
      <text:p text:style-name="Standard"><text:s text:c="2"/>}</text:p>
      <text:p text:style-name="Standard"><text:s text:c="2"/>else</text:p>
      <text:p text:style-name="Standard"><text:s text:c="4"/>{</text:p>
      <text:p text:style-name="Standard"><text:s text:c="6"/>while(temp-&gt;next!=NULL)</text:p>
      <text:p text:style-name="Standard"><text:s text:c="6"/>{</text:p>
      <text:p text:style-name="Standard"><text:s text:c="10"/>temp = temp-&gt;next;</text:p>
      <text:p text:style-name="Standard"><text:s text:c="6"/>}</text:p>
      <text:p text:style-name="Standard"><text:s text:c="5"/>temp-&gt;next = end;</text:p>
      <text:p text:style-name="Standard"><text:s text:c="4"/>}</text:p>
      <text:p text:style-name="Standard">}</text:p>
      <text:p text:style-name="Standard">void display (struct node *start)</text:p>
      <text:p text:style-name="Standard">{</text:p>
      <text:p text:style-name="Standard"><text:s text:c="2"/>struct node *temp;</text:p>
      <text:p text:style-name="Standard"><text:s text:c="2"/>if (start == NULL)</text:p>
      <text:p text:style-name="Standard"><text:s text:c="4"/>printf ("\nList is empty\n");</text:p>
      <text:p text:style-name="Standard"><text:s text:c="2"/>else</text:p>
      <text:p text:style-name="Standard"><text:s text:c="4"/>{</text:p>
      <text:p text:style-name="Standard"><text:s text:c="6"/>temp = start;</text:p>
      <text:p text:style-name="Standard"><text:s text:c="6"/>while (temp!= NULL)</text:p>
      <text:p text:style-name="Standard"><text:tab/><text:s text:c="2"/>{</text:p>
      <text:p text:style-name="Standard"><text:tab/><text:s text:c="3"/>printf ("(%d^%d)+", temp-&gt;coeff,temp-&gt;expt);</text:p>
      <text:p text:style-name="Standard"><text:tab/><text:s text:c="3"/>temp = temp-&gt;next;</text:p>
      <text:p text:style-name="Standard"><text:tab/><text:s text:c="2"/>}</text:p>
      <text:p text:style-name="Standard"><text:s text:c="4"/>}</text:p>
      <text:soft-page-break/>
      <text:p text:style-name="Standard">}</text:p>
      <text:p text:style-name="Standard">void add(struct node *pptr,struct node *qptr,struct node*rptr)</text:p>
      <text:p text:style-name="Standard">{ <text:s text:c="3"/>while(pptr!=NULL&amp;&amp;qptr!=NULL)</text:p>
      <text:p text:style-name="Standard"><text:s text:c="4"/>{ <text:s/>if(pptr-&gt;expt==qptr-&gt;expt)</text:p>
      <text:p text:style-name="Standard"><text:s text:c="8"/>{</text:p>
      <text:p text:style-name="Standard"><text:s text:c="10"/>rptr-&gt;next=malloc(sizeof(struct node));</text:p>
      <text:p text:style-name="Standard"><text:s text:c="10"/>rptr-&gt;next-&gt;coeff=pptr-&gt;coeff+qptr-&gt;coeff;</text:p>
      <text:p text:style-name="Standard"><text:s text:c="10"/>rptr-&gt;next-&gt;expt=pptr-&gt;expt;</text:p>
      <text:p text:style-name="Standard"><text:s text:c="10"/>rptr-&gt;next-&gt;next=NULL;</text:p>
      <text:p text:style-name="Standard"><text:s text:c="10"/>pptr=pptr-&gt;next;</text:p>
      <text:p text:style-name="Standard"><text:s text:c="10"/>qptr=qptr-&gt;next;</text:p>
      <text:p text:style-name="Standard"><text:s text:c="10"/>rptr=rptr-&gt;next;</text:p>
      <text:p text:style-name="Standard"/>
      <text:p text:style-name="Standard"><text:s text:c="8"/>}</text:p>
      <text:p text:style-name="Standard"><text:s text:c="8"/>else if(pptr-&gt;expt&gt;qptr-&gt;expt)</text:p>
      <text:p text:style-name="Standard"><text:s text:c="8"/>{</text:p>
      <text:p text:style-name="Standard"><text:s text:c="10"/>rptr-&gt;next=malloc(sizeof(struct node));</text:p>
      <text:p text:style-name="Standard"><text:s text:c="10"/>rptr-&gt;next-&gt;coeff=pptr-&gt;coeff;</text:p>
      <text:p text:style-name="Standard"><text:s text:c="10"/>rptr-&gt;next-&gt;expt=pptr-&gt;expt;</text:p>
      <text:p text:style-name="Standard"><text:s text:c="10"/>rptr-&gt;next-&gt;next=NULL;</text:p>
      <text:p text:style-name="Standard"><text:s text:c="10"/>rptr=rptr-&gt;next;</text:p>
      <text:p text:style-name="Standard"><text:s text:c="10"/>pptr=pptr-&gt;next;</text:p>
      <text:p text:style-name="Standard"><text:s text:c="10"/>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0"/>rptr-&gt;next=malloc(sizeof(struct node));</text:p>
      <text:p text:style-name="Standard"><text:s text:c="10"/>rptr-&gt;next-&gt;coeff=qptr-&gt;coeff;</text:p>
      <text:p text:style-name="Standard"><text:s text:c="10"/>rptr-&gt;next-&gt;expt=qptr-&gt;expt;</text:p>
      <text:p text:style-name="Standard"><text:s text:c="10"/>rptr-&gt;next-&gt;next=NULL;</text:p>
      <text:p text:style-name="Standard"><text:s text:c="10"/>rptr=rptr-&gt;next;</text:p>
      <text:p text:style-name="Standard"><text:s text:c="10"/>qptr=qptr-&gt;next;</text:p>
      <text:p text:style-name="Standard"><text:s text:c="8"/>}</text:p>
      <text:p text:style-name="Standard"><text:s text:c="8"/></text:p>
      <text:p text:style-name="Standard"><text:s text:c="4"/>}</text:p>
      <text:p text:style-name="Standard"><text:s text:c="4"/>if(pptr!=NULL&amp;&amp;qptr==NULL)</text:p>
      <text:p text:style-name="Standard"><text:s text:c="4"/>{</text:p>
      <text:p text:style-name="Standard"><text:s text:c="8"/>while(pptr!=NULL)</text:p>
      <text:p text:style-name="Standard"><text:s text:c="8"/>{</text:p>
      <text:p text:style-name="Standard"><text:s text:c="10"/>rptr-&gt;next=malloc(sizeof(struct node));</text:p>
      <text:p text:style-name="Standard"><text:s text:c="10"/>rptr-&gt;next-&gt;coeff=pptr-&gt;coeff;</text:p>
      <text:p text:style-name="Standard"><text:s text:c="10"/>rptr-&gt;next-&gt;expt=pptr-&gt;expt;</text:p>
      <text:p text:style-name="Standard"><text:s text:c="10"/>rptr-&gt;next-&gt;next=NULL;</text:p>
      <text:p text:style-name="Standard"><text:s text:c="10"/>rptr=rptr-&gt;next;</text:p>
      <text:p text:style-name="Standard"><text:s text:c="10"/>pptr=pptr-&gt;next; <text:s/></text:p>
      <text:p text:style-name="Standard"><text:s text:c="8"/>}</text:p>
      <text:p text:style-name="Standard"><text:s text:c="4"/>}</text:p>
      <text:p text:style-name="Standard"><text:tab/>if(qptr!=NULL&amp;&amp;pptr==NULL)</text:p>
      <text:p text:style-name="Standard"><text:s text:c="4"/>{</text:p>
      <text:p text:style-name="Standard"><text:s text:c="8"/>while(qptr!=NULL)</text:p>
      <text:p text:style-name="Standard"><text:s text:c="8"/>{</text:p>
      <text:p text:style-name="Standard"><text:s text:c="10"/>rptr-&gt;next=malloc(sizeof(struct node));</text:p>
      <text:soft-page-break/>
      <text:p text:style-name="Standard"><text:s text:c="10"/>rptr-&gt;next-&gt;coeff=qptr-&gt;coeff;</text:p>
      <text:p text:style-name="Standard"><text:s text:c="10"/>rptr-&gt;next-&gt;expt=qptr-&gt;expt;</text:p>
      <text:p text:style-name="Standard"><text:s text:c="10"/>rptr-&gt;next-&gt;next=NULL;</text:p>
      <text:p text:style-name="Standard"><text:s text:c="10"/>rptr=rptr-&gt;next;</text:p>
      <text:p text:style-name="Standard"><text:s text:c="10"/>qptr=qptr-&gt;next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void main ()</text:p>
      <text:p text:style-name="Standard">{ <text:s text:c="2"/></text:p>
      <text:p text:style-name="Standard"><text:s text:c="4"/>struct node *pstart=malloc(sizeof(struct node));</text:p>
      <text:p text:style-name="Standard"><text:s text:c="4"/>struct node *qstart=malloc(sizeof(struct node));</text:p>
      <text:p text:style-name="Standard"><text:s text:c="4"/>struct node *rstart=malloc(sizeof(struct node));</text:p>
      <text:p text:style-name="Standard"><text:s text:c="4"/>pstart-&gt;next=NULL;</text:p>
      <text:p text:style-name="Standard"><text:s text:c="4"/>qstart-&gt;next=NULL;</text:p>
      <text:p text:style-name="Standard"><text:s text:c="4"/>rstart-&gt;next=NULL;</text:p>
      <text:p text:style-name="Standard"><text:s text:c="4"/>int n1,n2,i,j;</text:p>
      <text:p text:style-name="Standard"><text:s text:c="4"/>struct node *end;</text:p>
      <text:p text:style-name="Standard"><text:s text:c="4"/>printf("Enter number of terms in polynomial 1\n");</text:p>
      <text:p text:style-name="Standard"><text:s text:c="4"/>scanf("%d",&amp;n1);</text:p>
      <text:p text:style-name="Standard"><text:s text:c="4"/>for(int i=1;i&lt;=n1;i++)</text:p>
      <text:p text:style-name="Standard"><text:s text:c="4"/>{</text:p>
      <text:p text:style-name="Standard"><text:s text:c="8"/>insert(pstart);</text:p>
      <text:p text:style-name="Standard"><text:s text:c="4"/>}</text:p>
      <text:p text:style-name="Standard"><text:s text:c="4"/>printf("Enter number of terms in polynomial 2\n");</text:p>
      <text:p text:style-name="Standard"><text:s text:c="4"/>scanf("%d",&amp;n2);</text:p>
      <text:p text:style-name="Standard"><text:s text:c="4"/>for(int j=1;j&lt;=n2;j++)</text:p>
      <text:p text:style-name="Standard"><text:s text:c="4"/>{</text:p>
      <text:p text:style-name="Standard"><text:s text:c="8"/>insert(qstart);</text:p>
      <text:p text:style-name="Standard"><text:s text:c="4"/>}</text:p>
      <text:p text:style-name="Standard"><text:s text:c="4"/>add(pstart-&gt;next,qstart-&gt;next,rstart);</text:p>
      <text:p text:style-name="Standard"><text:s text:c="4"/>printf("\nPolynomial 1 is:\n");</text:p>
      <text:p text:style-name="Standard"><text:s text:c="4"/>display(pstart-&gt;next);</text:p>
      <text:p text:style-name="Standard"><text:s text:c="4"/>printf("\nPolynomial 2 is:\n");</text:p>
      <text:p text:style-name="Standard"><text:s text:c="4"/>display(qstart-&gt;next);</text:p>
      <text:p text:style-name="Standard"><text:s text:c="4"/>printf("\nResultant polynomial is:\n");</text:p>
      <text:p text:style-name="Standard"><text:s text:c="4"/>display(rstart-&gt;next);</text:p>
      <text:p text:style-name="Standard">}</text:p>
      <text:p text:style-name="P449">OUTPUT</text:p>
      <text:p text:style-name="Standard">Enter number of terms in polynomial 1</text:p>
      <text:p text:style-name="Standard">4</text:p>
      <text:p text:style-name="Standard">Enter the exponent</text:p>
      <text:p text:style-name="Standard">4</text:p>
      <text:p text:style-name="Standard">Enter the corresponding coefficient</text:p>
      <text:p text:style-name="Standard">1</text:p>
      <text:p text:style-name="Standard">Enter the exponent</text:p>
      <text:p text:style-name="Standard">3</text:p>
      <text:p text:style-name="Standard">Enter the corresponding coefficient</text:p>
      <text:p text:style-name="Standard">1</text:p>
      <text:p text:style-name="Standard">Enter the exponent</text:p>
      <text:p text:style-name="Standard">2</text:p>
      <text:soft-page-break/>
      <text:p text:style-name="Standard">Enter the corresponding coefficient</text:p>
      <text:p text:style-name="Standard">1</text:p>
      <text:p text:style-name="Standard">Enter the exponent</text:p>
      <text:p text:style-name="Standard">1</text:p>
      <text:p text:style-name="Standard">Enter the corresponding coefficient</text:p>
      <text:p text:style-name="Standard">1</text:p>
      <text:p text:style-name="Standard">Enter number of terms in polynomial 2</text:p>
      <text:p text:style-name="Standard">2</text:p>
      <text:p text:style-name="Standard">Enter the exponent</text:p>
      <text:p text:style-name="Standard">5</text:p>
      <text:p text:style-name="Standard">Enter the corresponding coefficient</text:p>
      <text:p text:style-name="Standard">1</text:p>
      <text:p text:style-name="Standard">Enter the exponent</text:p>
      <text:p text:style-name="Standard">2</text:p>
      <text:p text:style-name="Standard">Enter the corresponding coefficient</text:p>
      <text:p text:style-name="Standard">1</text:p>
      <text:p text:style-name="Standard">Polynomial 1 is:</text:p>
      <text:p text:style-name="Standard">(1^4)+(1^3)+(1^2)+(1^1)+</text:p>
      <text:p text:style-name="Standard">Polynomial 2 is:</text:p>
      <text:p text:style-name="Standard">(1^5)+(1^2)+</text:p>
      <text:p text:style-name="Standard">Resultant polynomial is:</text:p>
      <text:p text:style-name="Standard">(1^5)+(1^4)+(1^3)+(2^2)+(1^1)+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Kartika" svg:font-family="Kartika" style:font-family-generic="roman" style:font-pitch="variable" svg:panose-1="2 2 5 3 3 4 4 6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AISEKHAR</meta:initial-creator>
    <dc:creator>BHAGYA A JAI</dc:creator>
    <meta:creation-date>2022-12-25T05:06:00Z</meta:creation-date>
    <dc:date>2022-12-25T05:06:00Z</dc:date>
    <meta:template xlink:href="Normal.dotm" xlink:type="simple"/>
    <meta:editing-cycles>2</meta:editing-cycles>
    <meta:editing-duration>PT360S</meta:editing-duration>
    <meta:document-statistic meta:page-count="70" meta:paragraph-count="95" meta:word-count="7173" meta:character-count="47966" meta:row-count="340" meta:non-whitespace-character-count="40888"/>
  </office:meta>
</office:document-meta>
</file>